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0.721cm"/>
    </style:style>
    <style:style style:name="co6" style:family="table-column">
      <style:table-column-properties fo:break-before="auto" style:column-width="0.97cm"/>
    </style:style>
    <style:style style:name="co7" style:family="table-column">
      <style:table-column-properties fo:break-before="auto" style:column-width="0.637cm"/>
    </style:style>
    <style:style style:name="co8" style:family="table-column">
      <style:table-column-properties fo:break-before="auto" style:column-width="1.053cm"/>
    </style:style>
    <style:style style:name="co9" style:family="table-column">
      <style:table-column-properties fo:break-before="auto" style:column-width="0.554cm"/>
    </style:style>
    <style:style style:name="co10" style:family="table-column">
      <style:table-column-properties fo:break-before="auto" style:column-width="0.942cm"/>
    </style:style>
    <style:style style:name="co11" style:family="table-column">
      <style:table-column-properties fo:break-before="auto" style:column-width="0.776cm"/>
    </style:style>
    <style:style style:name="co12" style:family="table-column">
      <style:table-column-properties fo:break-before="auto" style:column-width="1.609cm"/>
    </style:style>
    <style:style style:name="co13" style:family="table-column">
      <style:table-column-properties fo:break-before="auto" style:column-width="0.887cm"/>
    </style:style>
    <style:style style:name="co14" style:family="table-column">
      <style:table-column-properties fo:break-before="auto" style:column-width="0.859cm"/>
    </style:style>
    <style:style style:name="co15" style:family="table-column">
      <style:table-column-properties fo:break-before="auto" style:column-width="0.582cm"/>
    </style:style>
    <style:style style:name="co16" style:family="table-column">
      <style:table-column-properties fo:break-before="auto" style:column-width="1.027cm"/>
    </style:style>
    <style:style style:name="co17" style:family="table-column">
      <style:table-column-properties fo:break-before="auto" style:column-width="4.106cm"/>
    </style:style>
    <style:style style:name="co18" style:family="table-column">
      <style:table-column-properties fo:break-before="auto" style:column-width="1.3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367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342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001" number:language="en" number:country="GB">
      <number:number number:decimal-places="0" number:min-integer-digits="1"/>
    </number:number-style>
    <number:text-style style:name="N8100" number:language="en" number:country="GB">
      <number:text-content/>
    </number:text-style>
    <style:style style:name="ce1" style:family="table-cell" style:parent-style-name="Default" style:data-style-name="N8106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8001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8001">
      <style:table-cell-properties fo:border-bottom="0.088cm solid #000000" fo:background-color="#eeeeee" style:text-align-source="fix" style:repeat-content="false" fo:border-left="0.088cm solid #000000" fo:border-right="none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4" style:family="table-cell" style:parent-style-name="Default" style:data-style-name="N8001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8001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8001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Arial Narrow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7" style:family="table-cell" style:parent-style-name="Default" style:data-style-name="N8001">
      <style:table-cell-properties fo:border-bottom="0.002cm solid #000000" fo:background-color="#eeeeee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8" style:family="table-cell" style:parent-style-name="Default" style:data-style-name="N8001">
      <style:table-cell-properties fo:border-bottom="0.002cm solid #000000" fo:background-color="#ccff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9" style:family="table-cell" style:parent-style-name="Default" style:data-style-name="N8001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0" style:family="table-cell" style:parent-style-name="Default" style:data-style-name="N8001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1" style:family="table-cell" style:parent-style-name="Default" style:data-style-name="N8001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2" style:family="table-cell" style:parent-style-name="Default" style:data-style-name="N8001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3" style:family="table-cell" style:parent-style-name="Default" style:data-style-name="N8001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4" style:family="table-cell" style:parent-style-name="Default" style:data-style-name="N8001">
      <style:table-cell-properties fo:border-bottom="0.002cm solid #000000" fo:background-color="#e6e6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5" style:family="table-cell" style:parent-style-name="Default" style:data-style-name="N8001">
      <style:table-cell-properties fo:border-bottom="0.002cm solid #000000" fo:background-color="#ffff00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6" style:family="table-cell" style:parent-style-name="Default" style:data-style-name="N8001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17" style:family="table-cell" style:parent-style-name="Default" style:data-style-name="N8001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18" style:family="table-cell" style:parent-style-name="Default" style:data-style-name="N8001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8001">
      <style:table-cell-properties fo:border-bottom="0.088cm solid #000000" fo:background-color="#ccff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8001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8001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8100">
      <style:table-cell-properties fo:border-bottom="0.088cm solid #000000" fo:background-color="#ccff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8100">
      <style:table-cell-properties fo:border-bottom="0.088cm solid #000000" fo:background-color="#ffff00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 style:data-style-name="N8100">
      <style:table-cell-properties fo:border-bottom="0.088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 style:data-style-name="N8001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 style:data-style-name="N8001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 style:data-style-name="N8001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 style:data-style-name="N8106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88cm solid #000000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8001">
      <style:table-cell-properties fo:border-bottom="0.088cm solid #000000" fo:background-color="#eeeeee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4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6" style:family="table-cell" style:parent-style-name="Default" style:data-style-name="N8001">
      <style:table-cell-properties fo:border-bottom="0.088cm solid #000000" fo:background-color="#ffffcc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7" style:family="table-cell" style:parent-style-name="Default" style:data-style-name="N8001">
      <style:table-cell-properties fo:border-bottom="0.002cm solid #000000" fo:background-color="#eeeeee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38" style:family="table-cell" style:parent-style-name="Default" style:data-style-name="N8001">
      <style:table-cell-properties fo:border-bottom="0.002cm solid #000000" fo:background-color="#ccff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39" style:family="table-cell" style:parent-style-name="Default" style:data-style-name="N8001">
      <style:table-cell-properties fo:border-bottom="0.002cm solid #000000" fo:background-color="#ccff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0" style:family="table-cell" style:parent-style-name="Default" style:data-style-name="N8001">
      <style:table-cell-properties fo:border-bottom="0.002cm solid #000000" fo:background-color="#ffcc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1" style:family="table-cell" style:parent-style-name="Default" style:data-style-name="N8001">
      <style:table-cell-properties fo:border-bottom="0.002cm solid #000000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2" style:family="table-cell" style:parent-style-name="Default" style:data-style-name="N8001">
      <style:table-cell-properties fo:border-bottom="0.002cm solid #000000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3" style:family="table-cell" style:parent-style-name="Default" style:data-style-name="N8001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4" style:family="table-cell" style:parent-style-name="Default" style:data-style-name="N8001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5" style:family="table-cell" style:parent-style-name="Default" style:data-style-name="N8001">
      <style:table-cell-properties fo:border-bottom="0.002cm solid #000000" fo:background-color="#ffff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6" style:family="table-cell" style:parent-style-name="Default" style:data-style-name="N8001">
      <style:table-cell-properties fo:border-bottom="0.088cm solid #000000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7" style:family="table-cell" style:parent-style-name="Default" style:data-style-name="N8001">
      <style:table-cell-properties fo:border-bottom="0.088cm solid #0000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 style:data-style-name="N8001">
      <style:table-cell-properties fo:border-bottom="0.088cm solid #000000" fo:background-color="#cc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 style:data-style-name="N8001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8001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8100">
      <style:table-cell-properties fo:border-bottom="0.088cm solid #000000" fo:background-color="#cc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8100">
      <style:table-cell-properties fo:border-bottom="0.088cm solid #000000" fo:background-color="#ffff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4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5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 style:data-style-name="N8100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 style:data-style-name="N8106">
      <style:table-cell-properties fo:border-bottom="none" fo:background-color="#ffff00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 style:data-style-name="N8106">
      <style:table-cell-properties fo:border-bottom="none" fo:background-color="#ffff00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9" style:family="table-cell" style:parent-style-name="Default" style:data-style-name="N8106">
      <style:table-cell-properties fo:border-bottom="none" fo:background-color="#ffff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60" style:family="table-cell" style:parent-style-name="Default" style:data-style-name="N8106">
      <style:table-cell-properties fo:border-bottom="0.002cm solid #000000" fo:background-color="#ffff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61" style:family="table-cell" style:parent-style-name="Default" style:data-style-name="N8106">
      <style:table-cell-properties fo:border-bottom="0.088cm solid #000000" fo:background-color="#ffffcc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62" style:family="table-cell" style:parent-style-name="Default" style:data-style-name="N8106">
      <style:table-cell-properties fo:border-bottom="0.002cm solid #000000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 style:data-style-name="N8106">
      <style:table-cell-properties fo:border-bottom="0.002cm solid #000000" fo:background-color="#eeeeee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 style:data-style-name="N8106">
      <style:table-cell-properties fo:border-bottom="0.002cm solid #000000" fo:background-color="#ccff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 style:data-style-name="N8106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8106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8106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8106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9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ccff99" style:font-name="Arial Narrow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 style:data-style-name="N8106">
      <style:table-cell-properties fo:border-bottom="0.002cm solid #000000" fo:background-color="#e6e6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 style:data-style-name="N8106">
      <style:table-cell-properties fo:border-bottom="0.002cm solid #000000" fo:background-color="#ffff00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 style:data-style-name="N8106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77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808080" style:font-name="Arial Narrow" fo:font-size="8pt" fo:font-weight="normal" style:font-size-asian="8pt" style:font-weight-asian="normal" style:font-size-complex="8pt" style:font-weight-complex="normal"/>
    </style:style>
    <style:style style:name="ce78" style:family="table-cell" style:parent-style-name="Default" style:data-style-name="N8106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808080" style:font-name="Arial Narrow" fo:font-size="8pt" fo:font-weight="normal" style:font-size-asian="8pt" style:font-weight-asian="normal" style:font-size-complex="8pt" style:font-weight-complex="normal"/>
    </style:style>
    <style:style style:name="ce79" style:family="table-cell" style:parent-style-name="Default" style:data-style-name="N8106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0" style:family="table-cell" style:parent-style-name="Default" style:data-style-name="N8106">
      <style:table-cell-properties fo:border-bottom="0.088cm solid #000000" fo:background-color="#cc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1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2" style:family="table-cell" style:parent-style-name="Default" style:data-style-name="N8106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3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4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6pt" fo:font-weight="normal" style:font-size-asian="6pt" style:font-weight-asian="normal" style:font-size-complex="6pt" style:font-weight-complex="normal"/>
    </style:style>
    <style:style style:name="ce85" style:family="table-cell" style:parent-style-name="Default" style:data-style-name="N8100">
      <style:table-cell-properties fo:border-bottom="0.002cm solid #000000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6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 style:data-style-name="N8100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8" style:family="table-cell" style:parent-style-name="Default" style:data-style-name="N8100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9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90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91" style:family="table-cell" style:parent-style-name="Default" style:data-style-name="N8106">
      <style:table-cell-properties style:text-align-source="fix" style:repeat-content="false"/>
      <style:paragraph-properties fo:text-align="center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92" style:family="table-cell" style:parent-style-name="Default" style:data-style-name="N8106">
      <style:table-cell-properties fo:border-bottom="none" fo:background-color="#ffff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 style:data-style-name="N8106">
      <style:table-cell-properties fo:background-color="#ffff00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94" style:family="table-cell" style:parent-style-name="Default" style:data-style-name="N8106">
      <style:table-cell-properties fo:border-bottom="none" fo:background-color="#ffff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8106">
      <style:table-cell-properties fo:border-bottom="0.002cm solid #000000" fo:background-color="#ffff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96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0.002cm solid #000000" fo:border-right="none" fo:border-top="0.088cm solid #000000"/>
      <style:paragraph-properties fo:text-align="center" fo:margin-left="0cm"/>
      <style:text-properties fo:color="#666666" style:text-outline="false" style:text-line-through-style="none" style:font-name="Arial Narrow" fo:font-size="6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normal" style:font-weight-asian="bold" style:font-name-complex="Tahoma" style:font-size-complex="6pt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0.088cm solid #000000" fo:border-right="none" fo:border-top="0.088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8106">
      <style:table-cell-properties fo:border-bottom="0.002cm solid #000000" fo:background-color="#ccffff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8106">
      <style:table-cell-properties fo:border-bottom="0.002cm solid #000000" fo:background-color="#ffffcc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ccff99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8106">
      <style:table-cell-properties fo:border-bottom="0.002cm solid #000000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8106">
      <style:table-cell-properties fo:border-bottom="0.002cm solid #000000" fo:background-color="#e6e6ff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8106">
      <style:table-cell-properties fo:border-bottom="0.002cm solid #000000" fo:background-color="#ffff00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08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09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10" style:family="table-cell" style:parent-style-name="Default" style:data-style-name="N8106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11" style:family="table-cell" style:parent-style-name="Default" style:data-style-name="N8106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13" style:family="table-cell" style:parent-style-name="Default" style:data-style-name="N8106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14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15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16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fo:color="#999999" style:font-name="Arial Narrow" fo:font-size="8pt" fo:font-weight="normal" style:font-size-asian="8pt" style:font-weight-asian="normal" style:font-size-complex="8pt" style:font-weight-complex="normal"/>
    </style:style>
    <style:style style:name="ce117" style:family="table-cell" style:parent-style-name="Default" style:data-style-name="N8106">
      <style:table-cell-properties style:text-align-source="fix" style:repeat-content="false"/>
      <style:paragraph-properties fo:text-align="end" fo:margin-left="0cm"/>
      <style:text-properties fo:color="#999999" style:font-name="Arial Narrow" fo:font-size="8pt" fo:font-weight="normal" style:font-size-asian="8pt" style:font-weight-asian="normal" style:font-size-complex="8pt" style:font-weight-complex="normal"/>
    </style:style>
    <style:style style:name="ce118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none" fo:border-right="none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8106">
      <style:table-cell-properties fo:border-bottom="0.002cm solid #000000" fo:background-color="#ccffff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8106">
      <style:table-cell-properties fo:border-bottom="0.002cm solid #000000" fo:background-color="#ffffcc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ccff99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8106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8106">
      <style:table-cell-properties fo:border-bottom="0.002cm solid #000000" fo:background-color="#e6e6ff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8106">
      <style:table-cell-properties fo:border-bottom="0.002cm solid #000000" fo:background-color="#ffff00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808080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8106">
      <style:table-cell-properties fo:border-bottom="0.088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fo:color="#808080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32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fo:color="#666666" style:text-outline="false" style:text-line-through-style="none" style:font-name="Arial Narrow" fo:font-size="6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normal" style:font-weight-asian="bold" style:font-name-complex="Tahoma" style:font-size-complex="6pt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none" fo:border-right="none" fo:border-top="0.088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8106">
      <style:table-cell-properties fo:border-bottom="0.002cm solid #000000" fo:background-color="#ccffff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8106">
      <style:table-cell-properties fo:border-bottom="0.002cm solid #000000" fo:background-color="#ffffcc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ccff99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8106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8106">
      <style:table-cell-properties fo:border-bottom="0.002cm solid #000000" fo:background-color="#e6e6ff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8106">
      <style:table-cell-properties fo:border-bottom="0.002cm solid #000000" fo:background-color="#ffff00" style:text-align-source="fix" style:repeat-content="false" fo:border-left="none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44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45" style:family="table-cell" style:parent-style-name="Default" style:data-style-name="N8106">
      <style:table-cell-properties fo:border-bottom="0.002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46" style:family="table-cell" style:parent-style-name="Default" style:data-style-name="N8106">
      <style:table-cell-properties fo:border-bottom="0.088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47" style:family="table-cell" style:parent-style-name="Default" style:data-style-name="N8106">
      <style:table-cell-properties fo:border-bottom="none" fo:background-color="#ffff00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 style:data-style-name="N8106">
      <style:table-cell-properties fo:border-bottom="0.002cm solid #000000" fo:background-color="#ffff00" style:text-align-source="fix" style:repeat-content="false" fo:border-left="0.002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149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0.002cm solid #000000" fo:border-right="none" fo:border-top="0.088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8106">
      <style:table-cell-properties fo:border-bottom="0.002cm solid #000000" fo:background-color="#ccffff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8106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ccff99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8106">
      <style:table-cell-properties fo:border-bottom="0.002cm solid #000000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8106">
      <style:table-cell-properties fo:border-bottom="0.002cm solid #000000" fo:background-color="#e6e6ff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8106">
      <style:table-cell-properties fo:border-bottom="0.002cm solid #000000" fo:background-color="#ffff00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8106">
      <style:table-cell-properties fo:border-bottom="0.088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162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fo:color="#999999" style:font-name="Arial Narrow" fo:font-size="8pt" style:font-size-asian="8pt" style:font-size-complex="8pt"/>
    </style:style>
    <style:style style:name="ce163" style:family="table-cell" style:parent-style-name="Default" style:data-style-name="N8106">
      <style:table-cell-properties fo:border-bottom="0.088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808080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0.002cm solid #000000" fo:border-top="0.088cm solid #000000"/>
      <style:paragraph-properties fo:text-align="center" fo:margin-left="0cm"/>
      <style:text-properties fo:color="#666666" style:text-outline="false" style:text-line-through-style="none" style:font-name="Arial Narrow" fo:font-size="6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normal" style:font-weight-asian="bold" style:font-name-complex="Tahoma" style:font-size-complex="6pt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none" fo:border-right="0.088cm solid #000000" fo:border-top="0.088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6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7" style:family="table-cell" style:parent-style-name="Default" style:data-style-name="N8106">
      <style:table-cell-properties fo:border-bottom="0.002cm solid #000000" fo:background-color="#ccffff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8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9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70" style:family="table-cell" style:parent-style-name="Default" style:data-style-name="N8106">
      <style:table-cell-properties fo:border-bottom="0.002cm solid #000000" fo:background-color="#ffffcc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71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ccff99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73" style:family="table-cell" style:parent-style-name="Default" style:data-style-name="N8106">
      <style:table-cell-properties fo:border-bottom="0.002cm solid #000000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74" style:family="table-cell" style:parent-style-name="Default" style:data-style-name="N8106">
      <style:table-cell-properties fo:border-bottom="0.002cm solid #000000" fo:background-color="#e6e6ff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75" style:family="table-cell" style:parent-style-name="Default" style:data-style-name="N8106">
      <style:table-cell-properties fo:border-bottom="0.002cm solid #000000" fo:background-color="#ffff00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76" style:family="table-cell" style:parent-style-name="Default" style:data-style-name="N8106">
      <style:table-cell-properties fo:border-bottom="0.088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77" style:family="table-cell" style:parent-style-name="Default" style:data-style-name="N8001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178" style:family="table-cell" style:parent-style-name="Default" style:data-style-name="N8001">
      <style:table-cell-properties fo:border-bottom="none" fo:background-color="#ffff00" style:text-align-source="fix" style:repeat-content="false" fo:border-left="none" fo:border-right="0.002cm solid #000000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179" style:family="table-cell" style:parent-style-name="Default" style:data-style-name="N8001">
      <style:table-cell-properties fo:border-bottom="none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180" style:family="table-cell" style:parent-style-name="Default" style:data-style-name="N8001">
      <style:table-cell-properties fo:border-bottom="none" fo:background-color="#ffff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8001">
      <style:table-cell-properties fo:border-bottom="0.002cm solid #000000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182" style:family="table-cell" style:parent-style-name="Default" style:data-style-name="N8001">
      <style:table-cell-properties fo:border-bottom="0.088cm solid #000000" fo:background-color="#ffffcc" style:text-align-source="fix" style:repeat-content="false" fo:wrap-option="wrap" fo:border-left="none" fo:border-right="0.002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183" style:family="table-cell" style:parent-style-name="Default" style:data-style-name="N8001">
      <style:table-cell-properties fo:border-bottom="0.002cm solid #000000" fo:background-color="#eeeeee" style:text-align-source="fix" style:repeat-content="false" fo:wrap-option="wrap" fo:border-left="none" fo:border-right="0.088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84" style:family="table-cell" style:parent-style-name="Default" style:data-style-name="N8001">
      <style:table-cell-properties fo:border-bottom="0.002cm solid #000000" fo:background-color="#eeeeee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85" style:family="table-cell" style:parent-style-name="Default" style:data-style-name="N8001">
      <style:table-cell-properties fo:border-bottom="0.002cm solid #000000" fo:background-color="#ccffff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86" style:family="table-cell" style:parent-style-name="Default" style:data-style-name="N8001">
      <style:table-cell-properties fo:border-bottom="0.002cm solid #000000" fo:background-color="#ccff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87" style:family="table-cell" style:parent-style-name="Default" style:data-style-name="N8001">
      <style:table-cell-properties fo:border-bottom="0.002cm solid #000000" fo:background-color="#ffcccc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8001">
      <style:table-cell-properties fo:border-bottom="0.002cm solid #000000" fo:background-color="#ffffcc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8001">
      <style:table-cell-properties fo:border-bottom="0.002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8001">
      <style:table-cell-properties fo:border-bottom="0.002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fo:color="#ccff99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91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92" style:family="table-cell" style:parent-style-name="Default" style:data-style-name="N8001">
      <style:table-cell-properties fo:border-bottom="0.002cm solid #000000" fo:background-color="#e6e6ff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93" style:family="table-cell" style:parent-style-name="Default" style:data-style-name="N8001">
      <style:table-cell-properties fo:border-bottom="0.002cm solid #000000" fo:background-color="#ffff00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94" style:family="table-cell" style:parent-style-name="Default" style:data-style-name="N8001">
      <style:table-cell-properties fo:border-bottom="0.088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 style:data-style-name="N8106">
      <style:table-cell-properties fo:border-bottom="0.002cm solid #000000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8001">
      <style:table-cell-properties fo:border-bottom="0.002cm solid #000000" fo:background-color="#ffffcc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99" style:family="table-cell" style:parent-style-name="Default" style:data-style-name="N8106">
      <style:table-cell-properties fo:border-bottom="0.002cm solid #000000" fo:background-color="#ffffcc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00" style:family="table-cell" style:parent-style-name="Default" style:data-style-name="N8106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01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202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203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204" style:family="table-cell" style:parent-style-name="Default" style:data-style-name="N8100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205" style:family="table-cell" style:parent-style-name="Default" style:data-style-name="N8001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206" style:family="table-cell" style:parent-style-name="Default" style:data-style-name="N8001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07" style:family="table-cell" style:parent-style-name="Default" style:data-style-name="N8106">
      <style:table-cell-properties fo:border-bottom="none" fo:background-color="#ccffff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08" style:family="table-cell" style:parent-style-name="Default" style:data-style-name="N8001">
      <style:table-cell-properties fo:border-bottom="none" fo:background-color="#ccffff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09" style:family="table-cell" style:parent-style-name="Default" style:data-style-name="N8106">
      <style:table-cell-properties fo:border-bottom="none" fo:background-color="#ccffff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10" style:family="table-cell" style:parent-style-name="Default" style:data-style-name="N8106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11" style:family="table-cell" style:parent-style-name="Default" style:data-style-name="N8106">
      <style:table-cell-properties fo:border-bottom="0.002cm solid #000000" fo:background-color="#eeeeee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12" style:family="table-cell" style:parent-style-name="Default" style:data-style-name="N8106">
      <style:table-cell-properties fo:border-bottom="0.002cm solid #000000" fo:background-color="#ffff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color="#ff3333" style:font-name="Arial Narrow" fo:font-size="8pt" fo:font-weight="bold" style:font-size-asian="8pt" style:font-weight-asian="bold" style:font-size-complex="8pt" style:font-weight-complex="bold"/>
    </style:style>
    <style:style style:name="ce213" style:family="table-cell" style:parent-style-name="Default" style:data-style-name="N8106">
      <style:table-cell-properties fo:border-bottom="0.002cm solid #000000" fo:background-color="#ccffff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14" style:family="table-cell" style:parent-style-name="Default" style:data-style-name="N8106">
      <style:table-cell-properties fo:border-bottom="0.002cm solid #000000" fo:background-color="#ccff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15" style:family="table-cell" style:parent-style-name="Default" style:data-style-name="N8106">
      <style:table-cell-properties fo:border-bottom="0.002cm solid #000000" fo:background-color="#ffcc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color="#808080" style:font-name="Arial Narrow" fo:font-size="8pt" fo:font-weight="bold" style:font-size-asian="8pt" style:font-weight-asian="bold" style:font-size-complex="8pt" style:font-weight-complex="bold"/>
    </style:style>
    <style:style style:name="ce216" style:family="table-cell" style:parent-style-name="Default" style:data-style-name="N8106">
      <style:table-cell-properties fo:border-bottom="0.002cm solid #000000" fo:background-color="#ffcc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 style:data-style-name="N8001">
      <style:table-cell-properties fo:background-color="#ffcccc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18" style:family="table-cell" style:parent-style-name="Default" style:data-style-name="N8106">
      <style:table-cell-properties fo:border-bottom="0.002cm solid #000000" fo:background-color="#ffff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color="#808080" style:font-name="Arial Narrow" fo:font-size="8pt" fo:font-weight="bold" style:font-size-asian="8pt" style:font-weight-asian="bold" style:font-size-complex="8pt" style:font-weight-complex="bold"/>
    </style:style>
    <style:style style:name="ce219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20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color="#ccff99" style:font-name="Arial Narrow" fo:font-size="8pt" fo:font-weight="bold" style:font-size-asian="8pt" style:font-weight-asian="bold" style:font-size-complex="8pt" style:font-weight-complex="bold"/>
    </style:style>
    <style:style style:name="ce221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22" style:family="table-cell" style:parent-style-name="Default" style:data-style-name="N8106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23" style:family="table-cell" style:parent-style-name="Default" style:data-style-name="N8106">
      <style:table-cell-properties fo:border-bottom="0.002cm solid #000000" fo:background-color="#ffff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24" style:family="table-cell" style:parent-style-name="Default" style:data-style-name="N8106">
      <style:table-cell-properties fo:border-bottom="0.002cm solid #000000" fo:background-color="#ffff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25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26" style:family="table-cell" style:parent-style-name="Default" style:data-style-name="N8106">
      <style:table-cell-properties fo:border-bottom="0.088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27" style:family="table-cell" style:parent-style-name="Default" style:data-style-name="N8100">
      <style:table-cell-properties fo:border-bottom="0.088cm solid #000000" fo:background-color="#ccffff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28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29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30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31" style:family="table-cell" style:parent-style-name="Default" style:data-style-name="N8100">
      <style:table-cell-properties fo:border-bottom="0.088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32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font-name="Arial Narrow" fo:font-size="8pt" style:font-size-asian="8pt" style:font-size-complex="8pt"/>
    </style:style>
    <style:style style:name="ce233" style:family="table-cell" style:parent-style-name="Default" style:data-style-name="N8106">
      <style:table-cell-properties fo:border-bottom="none" fo:background-color="#ccffff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34" style:family="table-cell" style:parent-style-name="Default" style:data-style-name="N8106">
      <style:table-cell-properties fo:background-color="#ccffff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35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0.002cm solid #000000" fo:border-right="none" fo:border-top="0.088cm solid #000000"/>
      <style:paragraph-properties fo:text-align="center" fo:margin-left="0cm"/>
      <style:text-properties fo:color="#666666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236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0.002cm solid #000000" fo:border-right="0.002cm solid #000000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37" style:family="table-cell" style:parent-style-name="Default" style:data-style-name="N8106">
      <style:table-cell-properties fo:background-color="#eeeeee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38" style:family="table-cell" style:parent-style-name="Default" style:data-style-name="N8106">
      <style:table-cell-properties fo:background-color="#ffff00" style:text-align-source="fix" style:repeat-content="false" fo:wrap-option="wrap" fo:border="0.002cm solid #000000"/>
      <style:paragraph-properties fo:text-align="end" fo:margin-left="0cm"/>
      <style:text-properties fo:color="#ff3333" style:text-outline="false" style:text-line-through-style="none" style:font-name="Arial Narrow" fo:font-size="6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italic" style:font-weight-asian="bold" style:font-name-complex="Tahoma" style:font-size-complex="6pt" style:font-style-complex="italic" style:font-weight-complex="bold" style:text-emphasize="none" style:font-relief="none" style:text-overline-style="none" style:text-overline-color="font-color"/>
    </style:style>
    <style:style style:name="ce239" style:family="table-cell" style:parent-style-name="Default" style:data-style-name="N8106">
      <style:table-cell-properties fo:background-color="#ccffff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40" style:family="table-cell" style:parent-style-name="Default" style:data-style-name="N8106">
      <style:table-cell-properties fo:background-color="#ccff99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41" style:family="table-cell" style:parent-style-name="Default" style:data-style-name="N8106">
      <style:table-cell-properties fo:background-color="#ffcccc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42" style:family="table-cell" style:parent-style-name="Default" style:data-style-name="N8106">
      <style:table-cell-properties fo:background-color="#ffffcc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43" style:family="table-cell" style:parent-style-name="Default" style:data-style-name="N8106">
      <style:table-cell-properties fo:background-color="#ffffcc" style:text-align-source="fix" style:repeat-content="false" fo:wrap-option="wrap" fo:border="0.002cm solid #000000"/>
      <style:paragraph-properties fo:text-align="end" fo:margin-left="0cm"/>
      <style:text-properties fo:color="#999999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44" style:family="table-cell" style:parent-style-name="Default" style:data-style-name="N8106">
      <style:table-cell-properties fo:background-color="#ffcc99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8106">
      <style:table-cell-properties fo:background-color="#ffcc99" style:text-align-source="fix" style:repeat-content="false" fo:wrap-option="wrap" fo:border="0.002cm solid #000000"/>
      <style:paragraph-properties fo:text-align="end" fo:margin-left="0cm"/>
      <style:text-properties fo:color="#ccff99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46" style:family="table-cell" style:parent-style-name="Default" style:data-style-name="N8106">
      <style:table-cell-properties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8106">
      <style:table-cell-properties fo:background-color="#e6e6ff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48" style:family="table-cell" style:parent-style-name="Default" style:data-style-name="N8106">
      <style:table-cell-properties fo:background-color="#ffff00"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249" style:family="table-cell" style:parent-style-name="Default" style:data-style-name="N8106">
      <style:table-cell-properties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250" style:family="table-cell" style:parent-style-name="Default" style:data-style-name="N8106">
      <style:table-cell-properties fo:background-color="#ffcc99"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251" style:family="table-cell" style:parent-style-name="Default" style:data-style-name="N8106">
      <style:table-cell-properties fo:background-color="#ffcc99" style:text-align-source="fix" style:repeat-content="false" fo:border="0.002cm solid #000000"/>
      <style:paragraph-properties fo:text-align="start" fo:margin-left="0cm"/>
      <style:text-properties style:use-window-font-color="true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252" style:family="table-cell" style:parent-style-name="Default" style:data-style-name="N8106">
      <style:table-cell-properties fo:border-bottom="0.088cm solid #000000" fo:background-color="#ffcc99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use-window-font-color="true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253" style:family="table-cell" style:parent-style-name="Default" style:data-style-name="N8100">
      <style:table-cell-properties fo:border-bottom="0.088cm solid #000000" fo:background-color="#ccffff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54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55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56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57" style:family="table-cell" style:parent-style-name="Default" style:data-style-name="N8100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58" style:family="table-cell" style:parent-style-name="Default" style:data-style-name="N8106">
      <style:table-cell-properties style:text-align-source="fix" style:repeat-content="false"/>
      <style:paragraph-properties fo:text-align="end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8001">
      <style:table-cell-properties fo:background-color="#ccffff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60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fo:color="#666666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 style:data-style-name="N8106">
      <style:table-cell-properties fo:border-bottom="0.088cm solid #000000" fo:background-color="#ffcc99" style:text-align-source="fix" style:repeat-content="false" fo:border-left="0.002cm solid #000000" fo:border-right="0.002cm solid #000000" fo:border-top="0.002cm solid #000000"/>
      <style:paragraph-properties fo:text-align="end" fo:margin-left="0cm"/>
      <style:text-properties style:use-window-font-color="true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262" style:family="table-cell" style:parent-style-name="Default" style:data-style-name="N8001">
      <style:table-cell-properties fo:border-bottom="none" fo:background-color="#ccffff" style:text-align-source="fix" style:repeat-content="false" fo:border-left="none" fo:border-right="0.088cm solid #000000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63" style:family="table-cell" style:parent-style-name="Default" style:data-style-name="N8001">
      <style:table-cell-properties fo:border-bottom="none" fo:background-color="#ccffff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64" style:family="table-cell" style:parent-style-name="Default" style:data-style-name="N8106">
      <style:table-cell-properties fo:border-bottom="none" fo:background-color="#ccffff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65" style:family="table-cell" style:parent-style-name="Default" style:data-style-name="N8001">
      <style:table-cell-properties fo:border-bottom="0.088cm solid #000000" fo:background-color="#ffffcc" style:text-align-source="fix" style:repeat-content="false" fo:wrap-option="wrap" fo:border-left="none" fo:border-right="0.088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266" style:family="table-cell" style:parent-style-name="Default" style:data-style-name="N8001">
      <style:table-cell-properties fo:background-color="#eeeeee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8109">
      <style:table-cell-properties fo:background-color="#ffff00" style:text-align-source="fix" style:repeat-content="false" fo:wrap-option="wrap" fo:border="0.002cm solid #000000"/>
      <style:paragraph-properties fo:text-align="center" fo:margin-left="0cm"/>
      <style:text-properties fo:color="#ff3333" style:text-outline="false" style:text-line-through-style="none" style:font-name="Arial Narrow" fo:font-size="8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italic" style:font-weight-asian="bold" style:font-name-complex="Tahoma" style:font-size-complex="8pt" style:font-style-complex="italic" style:font-weight-complex="bold" style:text-emphasize="none" style:font-relief="none" style:text-overline-style="none" style:text-overline-color="font-color"/>
    </style:style>
    <style:style style:name="ce268" style:family="table-cell" style:parent-style-name="Default" style:data-style-name="N8001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69" style:family="table-cell" style:parent-style-name="Default" style:data-style-name="N8001">
      <style:table-cell-properties fo:background-color="#ccff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70" style:family="table-cell" style:parent-style-name="Default" style:data-style-name="N8001">
      <style:table-cell-properties fo:background-color="#ff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8001">
      <style:table-cell-properties fo:background-color="#ffff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8001">
      <style:table-cell-properties fo:background-color="#ffcc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73" style:family="table-cell" style:parent-style-name="Default" style:data-style-name="N8001">
      <style:table-cell-properties fo:background-color="#ffcc99" style:text-align-source="fix" style:repeat-content="false" fo:wrap-option="wrap" fo:border="0.002cm solid #000000"/>
      <style:paragraph-properties fo:text-align="center" fo:margin-left="0cm"/>
      <style:text-properties fo:color="#ccff99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74" style:family="table-cell" style:parent-style-name="Default" style:data-style-name="N8001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75" style:family="table-cell" style:parent-style-name="Default" style:data-style-name="N8001">
      <style:table-cell-properties fo:background-color="#e6e6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76" style:family="table-cell" style:parent-style-name="Default" style:data-style-name="N8001">
      <style:table-cell-properties fo:background-color="#ffff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8001">
      <style:table-cell-properties fo:border-bottom="0.088cm solid #000000" fo:background-color="#ffcc99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78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0.002cm solid #000000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79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80" style:family="table-cell" style:parent-style-name="Default" style:data-style-name="N8001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81" style:family="table-cell" style:parent-style-name="Default" style:data-style-name="N8100">
      <style:table-cell-properties fo:border-bottom="0.088cm solid #000000" fo:background-color="#ccffff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none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83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84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85" style:family="table-cell" style:parent-style-name="Default" style:data-style-name="N8100">
      <style:table-cell-properties fo:border-bottom="0.088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86" style:family="table-cell" style:parent-style-name="Default" style:data-style-name="N8106">
      <style:table-cell-properties fo:border-bottom="none" fo:background-color="#ccff99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87" style:family="table-cell" style:parent-style-name="Default" style:data-style-name="N8001">
      <style:table-cell-properties fo:border-bottom="none" fo:background-color="#ccff99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88" style:family="table-cell" style:parent-style-name="Default" style:data-style-name="N8106">
      <style:table-cell-properties fo:border-bottom="none" fo:background-color="#ccff99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89" style:family="table-cell" style:parent-style-name="Default" style:data-style-name="N8106">
      <style:table-cell-properties fo:border-bottom="0.002cm solid #000000" fo:background-color="#eeeeee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90" style:family="table-cell" style:parent-style-name="Default" style:data-style-name="N8106">
      <style:table-cell-properties fo:border-bottom="0.002cm solid #000000" fo:background-color="#ccffff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91" style:family="table-cell" style:parent-style-name="Default" style:data-style-name="N8106">
      <style:table-cell-properties fo:border-bottom="0.002cm solid #000000" fo:background-color="#ccff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92" style:family="table-cell" style:parent-style-name="Default" style:data-style-name="N8001">
      <style:table-cell-properties fo:border-bottom="0.002cm solid #000000" fo:background-color="#ffcc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93" style:family="table-cell" style:parent-style-name="Default" style:data-style-name="N8106">
      <style:table-cell-properties fo:border-bottom="0.002cm solid #000000" fo:background-color="#ffff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94" style:family="table-cell" style:parent-style-name="Default" style:data-style-name="N8106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95" style:family="table-cell" style:parent-style-name="Default" style:data-style-name="N8106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96" style:family="table-cell" style:parent-style-name="Default" style:data-style-name="N8106">
      <style:table-cell-properties fo:border-bottom="0.002cm solid #000000" fo:background-color="#ffff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98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9" style:family="table-cell" style:parent-style-name="Default" style:data-style-name="N8106">
      <style:table-cell-properties fo:border-bottom="0.088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00" style:family="table-cell" style:parent-style-name="Default" style:data-style-name="N8100">
      <style:table-cell-properties fo:border-bottom="0.088cm solid #000000" fo:background-color="#ccff99" style:text-align-source="fix" style:repeat-content="false" fo:border-left="0.035cm solid #000000" fo:border-right="none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01" style:family="table-cell" style:parent-style-name="Default" style:data-style-name="N8100">
      <style:table-cell-properties fo:border-bottom="0.002cm solid #000000" fo:background-color="#ffffcc" style:text-align-source="fix" style:repeat-content="false" fo:border-left="0.035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02" style:family="table-cell" style:parent-style-name="Default" style:data-style-name="N8100">
      <style:table-cell-properties fo:border-bottom="0.002cm solid #000000" style:text-align-source="fix" style:repeat-content="false" fo:border-left="0.035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03" style:family="table-cell" style:parent-style-name="Default" style:data-style-name="N8100">
      <style:table-cell-properties fo:border-bottom="0.088cm solid #000000" style:text-align-source="fix" style:repeat-content="false" fo:border-left="0.035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04" style:family="table-cell" style:parent-style-name="Default" style:data-style-name="N8106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305" style:family="table-cell" style:parent-style-name="Default" style:data-style-name="N8106">
      <style:table-cell-properties fo:border-bottom="none" fo:background-color="#ccff99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06" style:family="table-cell" style:parent-style-name="Default" style:data-style-name="N8106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07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0.002cm solid #000000" fo:border-right="none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0.002cm solid #000000" fo:border-right="0.002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 style:data-style-name="N8106">
      <style:table-cell-properties fo:background-color="#eeeeee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 style:data-style-name="N8106">
      <style:table-cell-properties fo:background-color="#ffff00" style:text-align-source="fix" style:repeat-content="false" fo:wrap-option="wrap" fo:border="0.002cm solid #000000"/>
      <style:paragraph-properties fo:text-align="center" fo:margin-left="0cm"/>
      <style:text-properties fo:color="#ff3333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11" style:family="table-cell" style:parent-style-name="Default" style:data-style-name="N8106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8106">
      <style:table-cell-properties fo:background-color="#ccff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 style:data-style-name="N8106">
      <style:table-cell-properties fo:background-color="#ff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 style:data-style-name="N8106">
      <style:table-cell-properties fo:background-color="#ffff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 style:data-style-name="N8106">
      <style:table-cell-properties fo:background-color="#ffcc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 style:data-style-name="N8106">
      <style:table-cell-properties fo:background-color="#ffcc99" style:text-align-source="fix" style:repeat-content="false" fo:wrap-option="wrap" fo:border="0.002cm solid #000000"/>
      <style:paragraph-properties fo:text-align="center" fo:margin-left="0cm"/>
      <style:text-properties fo:color="#ccff99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 style:data-style-name="N8106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 style:data-style-name="N8106">
      <style:table-cell-properties fo:background-color="#e6e6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 style:data-style-name="N8106">
      <style:table-cell-properties fo:background-color="#ffff00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20" style:family="table-cell" style:parent-style-name="Default" style:data-style-name="N8106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21" style:family="table-cell" style:parent-style-name="Default" style:data-style-name="N8106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22" style:family="table-cell" style:parent-style-name="Default" style:data-style-name="N8106">
      <style:table-cell-properties fo:border-bottom="0.088cm solid #000000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23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24" style:family="table-cell" style:parent-style-name="Default" style:data-style-name="N8106">
      <style:table-cell-properties fo:border-bottom="0.088cm solid #000000" fo:background-color="#ccffcc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25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26" style:family="table-cell" style:parent-style-name="Default" style:data-style-name="N8106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27" style:family="table-cell" style:parent-style-name="Default" style:data-style-name="N8100">
      <style:table-cell-properties fo:border-bottom="0.088cm solid #000000" fo:background-color="#ccffcc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28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29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30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31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32" style:family="table-cell" style:parent-style-name="Default" style:data-style-name="N8100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33" style:family="table-cell" style:parent-style-name="Default" style:data-style-name="N8106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8pt" style:font-size-asian="8pt" style:font-size-complex="8pt"/>
    </style:style>
    <style:style style:name="ce334" style:family="table-cell" style:parent-style-name="Default" style:data-style-name="N8106">
      <style:table-cell-properties style:text-align-source="fix" style:repeat-content="false"/>
      <style:paragraph-properties fo:text-align="center" fo:margin-left="0cm"/>
      <style:text-properties style:font-name="Arial Narrow" fo:font-size="8pt" style:font-size-asian="8pt" style:font-size-complex="8pt"/>
    </style:style>
    <style:style style:name="ce335" style:family="table-cell" style:parent-style-name="Default" style:data-style-name="N8106">
      <style:table-cell-properties fo:border-bottom="none" fo:background-color="#ccff99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36" style:family="table-cell" style:parent-style-name="Default" style:data-style-name="N8106">
      <style:table-cell-properties fo:background-color="#ccff99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37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0.002cm solid #000000" fo:border-right="0.002cm solid #000000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 style:data-style-name="N8106">
      <style:table-cell-properties fo:background-color="#eeeeee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 style:data-style-name="N8106">
      <style:table-cell-properties fo:background-color="#ffff00" style:text-align-source="fix" style:repeat-content="false" fo:wrap-option="wrap" fo:border="0.002cm solid #000000"/>
      <style:paragraph-properties fo:text-align="end" fo:margin-left="0cm"/>
      <style:text-properties fo:color="#ff3333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 style:data-style-name="N8106">
      <style:table-cell-properties fo:background-color="#ccffff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 style:data-style-name="N8106">
      <style:table-cell-properties fo:background-color="#ccff99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 style:data-style-name="N8106">
      <style:table-cell-properties fo:background-color="#ffcccc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 style:data-style-name="N8106">
      <style:table-cell-properties fo:background-color="#ffffcc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 style:data-style-name="N8106">
      <style:table-cell-properties fo:background-color="#ffcc99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 style:data-style-name="N8106">
      <style:table-cell-properties fo:background-color="#ffcc99" style:text-align-source="fix" style:repeat-content="false" fo:wrap-option="wrap" fo:border="0.002cm solid #000000"/>
      <style:paragraph-properties fo:text-align="end" fo:margin-left="0cm"/>
      <style:text-properties fo:color="#ccff99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 style:data-style-name="N8106">
      <style:table-cell-properties style:text-align-source="fix" style:repeat-content="false" fo:background-color="transparent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 style:data-style-name="N8106">
      <style:table-cell-properties fo:background-color="#e6e6ff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 style:data-style-name="N8106">
      <style:table-cell-properties fo:background-color="#ffff00"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49" style:family="table-cell" style:parent-style-name="Default" style:data-style-name="N8106">
      <style:table-cell-properties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50" style:family="table-cell" style:parent-style-name="Default" style:data-style-name="N8106">
      <style:table-cell-properties fo:background-color="#ffcc99"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51" style:family="table-cell" style:parent-style-name="Default" style:data-style-name="N8106">
      <style:table-cell-properties fo:background-color="#ffcc99" style:text-align-source="fix" style:repeat-content="false" fo:border="0.002cm solid #000000"/>
      <style:paragraph-properties fo:text-align="start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52" style:family="table-cell" style:parent-style-name="Default" style:data-style-name="N8106">
      <style:table-cell-properties fo:border-bottom="0.088cm solid #000000" fo:background-color="#ffcc99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53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54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0.002cm solid #000000" fo:border-right="0.002cm solid #000000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355" style:family="table-cell" style:parent-style-name="Default" style:data-style-name="N8106">
      <style:table-cell-properties style:text-align-source="fix" style:repeat-content="false" fo:background-color="transparent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356" style:family="table-cell" style:parent-style-name="Default" style:data-style-name="N8106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357" style:family="table-cell" style:parent-style-name="Default" style:data-style-name="N8106">
      <style:table-cell-properties fo:border-bottom="none" fo:background-color="#ccff99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58" style:family="table-cell" style:parent-style-name="Default" style:data-style-name="N8106">
      <style:table-cell-properties fo:border-bottom="none" fo:background-color="#ccff99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59" style:family="table-cell" style:parent-style-name="Default" style:data-style-name="N8001">
      <style:table-cell-properties fo:border-bottom="none" fo:background-color="#ccff99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60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0.088cm solid #000000" fo:border-top="0.088cm solid #000000"/>
      <style:paragraph-properties fo:text-align="center" fo:margin-left="0cm"/>
      <style:text-properties fo:color="#666666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361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0.002cm solid #000000" fo:border-right="0.088cm solid #000000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362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363" style:family="table-cell" style:parent-style-name="Default" style:data-style-name="N8106">
      <style:table-cell-properties fo:border-bottom="0.002cm solid #000000" fo:background-color="#ffff00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fo:color="#ff3333" style:text-outline="false" style:text-line-through-style="none" style:font-name="Arial Narrow" fo:font-size="6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italic" style:font-weight-asian="bold" style:font-name-complex="Tahoma" style:font-size-complex="6pt" style:font-style-complex="italic" style:font-weight-complex="bold" style:text-emphasize="none" style:font-relief="none" style:text-overline-style="none" style:text-overline-color="font-color"/>
    </style:style>
    <style:style style:name="ce364" style:family="table-cell" style:parent-style-name="Default" style:data-style-name="N8106">
      <style:table-cell-properties fo:border-bottom="0.002cm solid #000000" fo:background-color="#ccffff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365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366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367" style:family="table-cell" style:parent-style-name="Default" style:data-style-name="N8106">
      <style:table-cell-properties fo:border-bottom="0.002cm solid #000000" fo:background-color="#ffffcc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368" style:family="table-cell" style:parent-style-name="Default" style:data-style-name="N8106">
      <style:table-cell-properties fo:border-bottom="0.002cm solid #000000" fo:background-color="#ffffcc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fo:color="#999999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369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370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371" style:family="table-cell" style:parent-style-name="Default" style:data-style-name="N8106">
      <style:table-cell-properties fo:border-bottom="0.002cm solid #000000" fo:background-color="#e6e6ff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372" style:family="table-cell" style:parent-style-name="Default" style:data-style-name="N8106">
      <style:table-cell-properties fo:border-bottom="0.002cm solid #000000" fo:background-color="#ffff00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style:use-window-font-color="true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373" style:family="table-cell" style:parent-style-name="Default" style:data-style-name="N8106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style:use-window-font-color="true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374" style:family="table-cell" style:parent-style-name="Default" style:data-style-name="N8106">
      <style:table-cell-properties fo:border-bottom="0.002cm solid #000000" fo:background-color="#ffcc99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75" style:family="table-cell" style:parent-style-name="Default" style:data-style-name="N8106">
      <style:table-cell-properties fo:border-bottom="0.088cm solid #000000" fo:background-color="#ffcc99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76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0.002cm solid #000000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77" style:family="table-cell" style:parent-style-name="Default" style:data-style-name="N8100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78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0.002cm solid #000000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79" style:family="table-cell" style:parent-style-name="Default" style:data-style-name="N8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80" style:family="table-cell" style:parent-style-name="Default" style:data-style-name="N8100">
      <style:table-cell-properties fo:border-bottom="0.088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81" style:family="table-cell" style:parent-style-name="Default" style:data-style-name="N8106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11pt" fo:font-weight="bold" style:font-size-asian="11pt" style:font-weight-asian="bold" style:font-size-complex="11pt" style:font-weight-complex="bold"/>
    </style:style>
    <style:style style:name="ce382" style:family="table-cell" style:parent-style-name="Default" style:data-style-name="N8106">
      <style:table-cell-properties fo:border-bottom="none" fo:background-color="#ffcc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383" style:family="table-cell" style:parent-style-name="Default" style:data-style-name="N8001">
      <style:table-cell-properties fo:border-bottom="none" fo:background-color="#ffcccc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384" style:family="table-cell" style:parent-style-name="Default" style:data-style-name="N8106">
      <style:table-cell-properties fo:border-bottom="none" fo:background-color="#ffcccc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385" style:family="table-cell" style:parent-style-name="Default" style:data-style-name="N8106">
      <style:table-cell-properties fo:border-bottom="none" fo:background-color="#ffcccc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386" style:family="table-cell" style:parent-style-name="Default" style:data-style-name="N8106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387" style:family="table-cell" style:parent-style-name="Default" style:data-style-name="N8106">
      <style:table-cell-properties fo:border-bottom="0.002cm solid #000000" fo:background-color="#eeeeee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88" style:family="table-cell" style:parent-style-name="Default" style:data-style-name="N8106">
      <style:table-cell-properties fo:border-bottom="0.002cm solid #000000" fo:background-color="#ccff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89" style:family="table-cell" style:parent-style-name="Default" style:data-style-name="N8106">
      <style:table-cell-properties fo:border-bottom="0.002cm solid #000000" fo:background-color="#ccffff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ff3333" style:font-name="Consolas" fo:font-size="8pt" fo:font-weight="bold" style:font-size-asian="8pt" style:font-weight-asian="bold" style:font-size-complex="8pt" style:font-weight-complex="bold"/>
    </style:style>
    <style:style style:name="ce390" style:family="table-cell" style:parent-style-name="Default" style:data-style-name="N8106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91" style:family="table-cell" style:parent-style-name="Default" style:data-style-name="N8106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ff3333" style:font-name="Consolas" fo:font-size="8pt" fo:font-weight="bold" style:font-size-asian="8pt" style:font-weight-asian="bold" style:font-size-complex="8pt" style:font-weight-complex="bold"/>
    </style:style>
    <style:style style:name="ce392" style:family="table-cell" style:parent-style-name="Default" style:data-style-name="N8106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ff3333" style:font-name="Consolas"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 style:data-style-name="N8106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 style:data-style-name="N8106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 style:data-style-name="N8106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96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97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398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99" style:family="table-cell" style:parent-style-name="Default" style:data-style-name="N8106">
      <style:table-cell-properties fo:border-bottom="0.002cm solid #000000" fo:background-color="#e6e6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00" style:family="table-cell" style:parent-style-name="Default" style:data-style-name="N8106">
      <style:table-cell-properties fo:border-bottom="0.002cm solid #000000" fo:background-color="#ffff00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01" style:family="table-cell" style:parent-style-name="Default" style:data-style-name="N8106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402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403" style:family="table-cell" style:parent-style-name="Default" style:data-style-name="N8106">
      <style:table-cell-properties fo:border-bottom="0.088cm solid #000000" fo:background-color="#cc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404" style:family="table-cell" style:parent-style-name="Default" style:data-style-name="N8100">
      <style:table-cell-properties fo:border-bottom="0.088cm solid #000000" fo:background-color="#ffcc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05" style:family="table-cell" style:parent-style-name="Default" style:data-style-name="N8106">
      <style:table-cell-properties fo:border-bottom="none" fo:background-color="#ffcc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06" style:family="table-cell" style:parent-style-name="Default" style:data-style-name="N8106">
      <style:table-cell-properties fo:background-color="#ffcccc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407" style:family="table-cell" style:parent-style-name="Default" style:data-style-name="N8106">
      <style:table-cell-properties fo:border-bottom="0.002cm solid #000000" fo:background-color="#ccffff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ff3333" style:text-outline="false" style:text-line-through-style="none" style:font-name="Arial Narrow" fo:font-size="6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italic" style:font-weight-asian="bold" style:font-name-complex="Tahoma" style:font-size-complex="6pt" style:font-style-complex="italic" style:font-weight-complex="bold" style:text-emphasize="none" style:font-relief="none" style:text-overline-style="none" style:text-overline-color="font-color"/>
    </style:style>
    <style:style style:name="ce408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ff3333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09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ff3333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10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start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11" style:family="table-cell" style:parent-style-name="Default" style:data-style-name="N8106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start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12" style:family="table-cell" style:parent-style-name="Default" style:data-style-name="N8100">
      <style:table-cell-properties fo:border-bottom="0.088cm solid #000000" fo:background-color="#ffcc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13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414" style:family="table-cell" style:parent-style-name="Default" style:data-style-name="N8106">
      <style:table-cell-properties fo:border-bottom="0.002cm solid #000000" fo:background-color="#ccffff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ff3333" style:text-outline="false" style:text-line-through-style="none" style:font-name="Arial Narrow" fo:font-size="8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italic" style:font-weight-asian="bold" style:font-name-complex="Tahoma" style:font-size-complex="8pt" style:font-style-complex="italic" style:font-weight-complex="bold" style:text-emphasize="none" style:font-relief="none" style:text-overline-style="none" style:text-overline-color="font-color"/>
    </style:style>
    <style:style style:name="ce415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ff3333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16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ff3333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17" style:family="table-cell" style:parent-style-name="Default" style:data-style-name="N8106">
      <style:table-cell-properties fo:border-bottom="0.002cm solid #000000" fo:background-color="#ffff00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18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19" style:family="table-cell" style:parent-style-name="Default" style:data-style-name="N8106">
      <style:table-cell-properties fo:border-bottom="0.002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20" style:family="table-cell" style:parent-style-name="Default" style:data-style-name="N8106">
      <style:table-cell-properties fo:border-bottom="0.002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fo:color="#333333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21" style:family="table-cell" style:parent-style-name="Default" style:data-style-name="N8106">
      <style:table-cell-properties fo:border-bottom="0.088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fo:color="#333333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22" style:family="table-cell" style:parent-style-name="Default" style:data-style-name="N8001">
      <style:table-cell-properties fo:background-color="#ffcccc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423" style:family="table-cell" style:parent-style-name="Default" style:data-style-name="N8106">
      <style:table-cell-properties fo:border-bottom="0.002cm solid #000000" fo:background-color="#ccffff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ff3333" style:text-outline="false" style:text-line-through-style="none" style:font-name="Arial Narrow" fo:font-size="6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italic" style:font-weight-asian="bold" style:font-name-complex="Tahoma" style:font-size-complex="6pt" style:font-style-complex="italic" style:font-weight-complex="bold" style:text-emphasize="none" style:font-relief="none" style:text-overline-style="none" style:text-overline-color="font-color"/>
    </style:style>
    <style:style style:name="ce424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ff3333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25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ff3333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26" style:family="table-cell" style:parent-style-name="Default" style:data-style-name="N8106">
      <style:table-cell-properties fo:border-bottom="0.002cm solid #000000" fo:background-color="#ffff00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27" style:family="table-cell" style:parent-style-name="Default" style:data-style-name="N8106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28" style:family="table-cell" style:parent-style-name="Default" style:data-style-name="N8106">
      <style:table-cell-properties fo:border-bottom="0.002cm solid #000000" fo:background-color="#ffcc99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29" style:family="table-cell" style:parent-style-name="Default" style:data-style-name="N8106">
      <style:table-cell-properties fo:border-bottom="0.088cm solid #000000" fo:background-color="#ffcc99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333333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30" style:family="table-cell" style:parent-style-name="Default" style:data-style-name="N8001">
      <style:table-cell-properties fo:border-bottom="none" fo:background-color="#ffcccc" style:text-align-source="fix" style:repeat-content="false" fo:border-left="none" fo:border-right="0.088cm solid #000000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31" style:family="table-cell" style:parent-style-name="Default" style:data-style-name="N8001">
      <style:table-cell-properties fo:border-bottom="none" fo:background-color="#ffcccc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432" style:family="table-cell" style:parent-style-name="Default" style:data-style-name="N8106">
      <style:table-cell-properties fo:border-bottom="none" fo:background-color="#ffcccc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433" style:family="table-cell" style:parent-style-name="Default" style:data-style-name="N8001">
      <style:table-cell-properties fo:border-bottom="0.002cm solid #000000" fo:background-color="#eeeeee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34" style:family="table-cell" style:parent-style-name="Default" style:data-style-name="N8001">
      <style:table-cell-properties fo:border-bottom="0.002cm solid #000000" fo:background-color="#ccffff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35" style:family="table-cell" style:parent-style-name="Default" style:data-style-name="N8001">
      <style:table-cell-properties fo:border-bottom="0.002cm solid #000000" fo:background-color="#ccff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36" style:family="table-cell" style:parent-style-name="Default" style:data-style-name="N8001">
      <style:table-cell-properties fo:border-bottom="0.002cm solid #000000" fo:background-color="#ffcccc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37" style:family="table-cell" style:parent-style-name="Default" style:data-style-name="N8001">
      <style:table-cell-properties fo:border-bottom="0.002cm solid #000000" fo:background-color="#ffffcc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38" style:family="table-cell" style:parent-style-name="Default" style:data-style-name="N8001">
      <style:table-cell-properties fo:border-bottom="0.002cm solid #000000" fo:background-color="#ffcc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39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40" style:family="table-cell" style:parent-style-name="Default" style:data-style-name="N8001">
      <style:table-cell-properties fo:border-bottom="0.002cm solid #000000" fo:background-color="#e6e6ff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41" style:family="table-cell" style:parent-style-name="Default" style:data-style-name="N8001">
      <style:table-cell-properties fo:border-bottom="0.002cm solid #000000" fo:background-color="#ffff00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42" style:family="table-cell" style:parent-style-name="Default" style:data-style-name="N8001">
      <style:table-cell-properties fo:border-bottom="0.088cm solid #000000" fo:background-color="#ffcc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43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44" style:family="table-cell" style:parent-style-name="Default" style:data-style-name="N8100">
      <style:table-cell-properties fo:border-bottom="0.088cm solid #000000" fo:background-color="#ffcccc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45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446" style:family="table-cell" style:parent-style-name="Default" style:data-style-name="N8106">
      <style:table-cell-properties fo:border-bottom="none" fo:background-color="#ffff00" style:text-align-source="fix" style:repeat-content="false" fo:border-left="0.002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47" style:family="table-cell" style:parent-style-name="Default" style:data-style-name="N8106">
      <style:table-cell-properties fo:border-bottom="none" fo:background-color="#ffff00" style:text-align-source="fix" style:repeat-content="false" fo:border-left="0.002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448" style:family="table-cell" style:parent-style-name="Default" style:data-style-name="N8106">
      <style:table-cell-properties fo:border-bottom="0.002cm solid #000000" fo:background-color="#eeeeee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49" style:family="table-cell" style:parent-style-name="Default" style:data-style-name="N8106">
      <style:table-cell-properties fo:border-bottom="0.002cm solid #000000" fo:background-color="#ccffff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50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51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52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53" style:family="table-cell" style:parent-style-name="Default" style:data-style-name="N8106">
      <style:table-cell-properties fo:border-bottom="0.002cm solid #000000" fo:background-color="#ffffcc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54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55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56" style:family="table-cell" style:parent-style-name="Default" style:data-style-name="N8106">
      <style:table-cell-properties fo:border-bottom="0.002cm solid #000000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57" style:family="table-cell" style:parent-style-name="Default" style:data-style-name="N8106">
      <style:table-cell-properties fo:border-bottom="0.002cm solid #000000" fo:background-color="#e6e6ff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58" style:family="table-cell" style:parent-style-name="Default" style:data-style-name="N8106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59" style:family="table-cell" style:parent-style-name="Default" style:data-style-name="N8106">
      <style:table-cell-properties fo:border-bottom="0.002cm solid #000000" fo:background-color="#ffff00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60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61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62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fo:color="#333333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63" style:family="table-cell" style:parent-style-name="Default" style:data-style-name="N8106">
      <style:table-cell-properties fo:border-bottom="0.088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fo:color="#333333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 style:data-style-name="N8001">
      <style:table-cell-properties fo:border-bottom="0.088cm solid #000000" style:text-align-source="fix" style:repeat-content="false" fo:background-color="transparent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65" style:family="table-cell" style:parent-style-name="Default" style:data-style-name="N8001">
      <style:table-cell-properties fo:border-bottom="0.002cm solid #000000" style:text-align-source="fix" style:repeat-content="false" fo:background-color="transparent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66" style:family="table-cell" style:parent-style-name="Default" style:data-style-name="N8001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67" style:family="table-cell" style:parent-style-name="Default" style:data-style-name="N8001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68" style:family="table-cell" style:parent-style-name="Default" style:data-style-name="N8100">
      <style:table-cell-properties fo:border-bottom="0.088cm solid #000000" fo:background-color="#ffff00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69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470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471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472" style:family="table-cell" style:parent-style-name="Default" style:data-style-name="N8100">
      <style:table-cell-properties fo:border-bottom="0.088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473" style:family="table-cell" style:parent-style-name="Default" style:data-style-name="N8001">
      <style:table-cell-properties style:text-align-source="fix" style:repeat-content="false" fo:background-color="transparent"/>
      <style:paragraph-properties fo:text-align="start" fo:margin-left="0cm"/>
      <style:text-properties style:font-name="Arial Narrow" fo:font-size="8pt" style:font-size-asian="8pt" style:font-size-complex="8pt"/>
    </style:style>
    <style:style style:name="ce474" style:family="table-cell" style:parent-style-name="Default" style:data-style-name="N8001">
      <style:table-cell-properties style:text-align-source="fix" style:repeat-content="false" fo:background-color="transparent"/>
      <style:paragraph-properties fo:text-align="start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475" style:family="table-cell" style:parent-style-name="Default" style:data-style-name="N8001">
      <style:table-cell-properties style:text-align-source="fix" style:repeat-content="false" fo:background-color="transparent"/>
      <style:paragraph-properties fo:text-align="center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476" style:family="table-cell" style:parent-style-name="Default" style:data-style-name="N8001">
      <style:table-cell-properties fo:border-bottom="none" fo:background-color="#ffff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77" style:family="table-cell" style:parent-style-name="Default" style:data-style-name="N8106">
      <style:table-cell-properties fo:border-bottom="0.002cm solid #000000" fo:background-color="#eeeeee" style:text-align-source="fix" style:repeat-content="false" fo:wrap-option="no-wrap" fo:border-left="0.088cm solid #000000" fo:border-right="none" fo:border-top="0.088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78" style:family="table-cell" style:parent-style-name="Default" style:data-style-name="N8106">
      <style:table-cell-properties fo:border-bottom="0.002cm solid #000000" fo:background-color="#eeeeee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79" style:family="table-cell" style:parent-style-name="Default" style:data-style-name="N8106">
      <style:table-cell-properties fo:border-bottom="0.002cm solid #000000" fo:background-color="#ccffff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80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81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82" style:family="table-cell" style:parent-style-name="Default" style:data-style-name="N8106">
      <style:table-cell-properties fo:border-bottom="0.002cm solid #000000" fo:background-color="#ffffcc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83" style:family="table-cell" style:parent-style-name="Default" style:data-style-name="N8106">
      <style:table-cell-properties fo:border-bottom="0.002cm solid #000000" fo:background-color="#ffffcc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84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85" style:family="table-cell" style:parent-style-name="Default" style:data-style-name="N8106">
      <style:table-cell-properties fo:border-bottom="0.002cm solid #000000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86" style:family="table-cell" style:parent-style-name="Default" style:data-style-name="N8106">
      <style:table-cell-properties fo:border-bottom="0.002cm solid #000000" fo:background-color="#e6e6ff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87" style:family="table-cell" style:parent-style-name="Default" style:data-style-name="N8106">
      <style:table-cell-properties fo:border-bottom="0.002cm solid #000000" fo:background-color="#ffff00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88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89" style:family="table-cell" style:parent-style-name="Default" style:data-style-name="N8106">
      <style:table-cell-properties fo:border-bottom="0.088cm solid #000000" fo:background-color="#ffcc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333333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90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91" style:family="table-cell" style:parent-style-name="Default" style:data-style-name="N8100">
      <style:table-cell-properties fo:border-bottom="0.088cm solid #000000" fo:background-color="#ffff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92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493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494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495" style:family="table-cell" style:parent-style-name="Default" style:data-style-name="N8100">
      <style:table-cell-properties fo:border-bottom="0.088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496" style:family="table-cell" style:parent-style-name="Default" style:data-style-name="N8106">
      <style:table-cell-properties fo:border-bottom="0.002cm solid #000000" fo:background-color="#eeeeee" style:text-align-source="fix" style:repeat-content="false" fo:wrap-option="no-wrap" fo:border-left="none" fo:border-right="none" fo:border-top="0.088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97" style:family="table-cell" style:parent-style-name="Default" style:data-style-name="N8106">
      <style:table-cell-properties fo:border-bottom="0.002cm solid #000000" fo:background-color="#eeeeee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98" style:family="table-cell" style:parent-style-name="Default" style:data-style-name="N8106">
      <style:table-cell-properties fo:border-bottom="0.002cm solid #000000" fo:background-color="#ccffff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99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0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1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2" style:family="table-cell" style:parent-style-name="Default" style:data-style-name="N8106">
      <style:table-cell-properties fo:border-bottom="0.002cm solid #000000" fo:background-color="#ffffcc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3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4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5" style:family="table-cell" style:parent-style-name="Default" style:data-style-name="N8106">
      <style:table-cell-properties fo:border-bottom="0.002cm solid #000000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6" style:family="table-cell" style:parent-style-name="Default" style:data-style-name="N8106">
      <style:table-cell-properties fo:border-bottom="0.002cm solid #000000" fo:background-color="#e6e6ff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7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508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333333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509" style:family="table-cell" style:parent-style-name="Default" style:data-style-name="N8106">
      <style:table-cell-properties fo:border-bottom="0.088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333333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510" style:family="table-cell" style:parent-style-name="Default" style:data-style-name="N8001">
      <style:table-cell-properties fo:border-bottom="none" fo:background-color="#ffff00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11" style:family="table-cell" style:parent-style-name="Default" style:data-style-name="N8106">
      <style:table-cell-properties fo:border-bottom="none" fo:background-color="#ffff00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12" style:family="table-cell" style:parent-style-name="Default" style:data-style-name="N8106">
      <style:table-cell-properties fo:border-bottom="none" fo:background-color="#ffff00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13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0.088cm solid #000000" fo:border-top="0.088cm solid #000000"/>
      <style:paragraph-properties fo:text-align="center" fo:margin-left="0cm"/>
      <style:text-properties fo:color="#666666" style:text-outline="false" style:text-line-through-style="none" style:font-name="Arial Narrow" fo:font-size="6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normal" style:font-weight-asian="bold" style:font-name-complex="Tahoma" style:font-size-complex="6pt" style:font-style-complex="normal" style:font-weight-complex="bold" style:text-emphasize="none" style:font-relief="none" style:text-overline-style="none" style:text-overline-color="font-color"/>
    </style:style>
    <style:style style:name="ce514" style:family="table-cell" style:parent-style-name="Default" style:data-style-name="N8106">
      <style:table-cell-properties fo:border-bottom="0.002cm solid #000000" fo:background-color="#eeeeee" style:text-align-source="fix" style:repeat-content="false" fo:wrap-option="no-wrap" fo:border-left="none" fo:border-right="0.088cm solid #000000" fo:border-top="0.088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515" style:family="table-cell" style:parent-style-name="Default" style:data-style-name="N8106">
      <style:table-cell-properties fo:border-bottom="0.002cm solid #000000" fo:background-color="#eeeeee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16" style:family="table-cell" style:parent-style-name="Default" style:data-style-name="N8106">
      <style:table-cell-properties fo:border-bottom="0.002cm solid #000000" fo:background-color="#ccffff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17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18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19" style:family="table-cell" style:parent-style-name="Default" style:data-style-name="N8106">
      <style:table-cell-properties fo:border-bottom="0.002cm solid #000000" fo:background-color="#ffffcc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520" style:family="table-cell" style:parent-style-name="Default" style:data-style-name="N8106">
      <style:table-cell-properties fo:border-bottom="0.002cm solid #000000" fo:background-color="#ffffcc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21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22" style:family="table-cell" style:parent-style-name="Default" style:data-style-name="N8106">
      <style:table-cell-properties fo:border-bottom="0.002cm solid #000000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23" style:family="table-cell" style:parent-style-name="Default" style:data-style-name="N8106">
      <style:table-cell-properties fo:border-bottom="0.002cm solid #000000" fo:background-color="#e6e6ff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24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525" style:family="table-cell" style:parent-style-name="Default" style:data-style-name="N8001">
      <style:table-cell-properties fo:border-bottom="0.088cm solid #000000" fo:background-color="#ccffcc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26" style:family="table-cell" style:parent-style-name="Default" style:data-style-name="N8106">
      <style:table-cell-properties fo:border-bottom="none" fo:background-color="#ffcc99" style:text-align-source="fix" style:repeat-content="false" fo:border-left="0.002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27" style:family="table-cell" style:parent-style-name="Default" style:data-style-name="N8106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28" style:family="table-cell" style:parent-style-name="Default" style:data-style-name="N8106">
      <style:table-cell-properties fo:background-color="#ffffcc" style:text-align-source="fix" style:repeat-content="false" fo:border="0.088cm solid #000000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29" style:family="table-cell" style:parent-style-name="Default" style:data-style-name="N8106">
      <style:table-cell-properties fo:border-bottom="0.002cm solid #000000" fo:background-color="#eeeeee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530" style:family="table-cell" style:parent-style-name="Default" style:data-style-name="N8106">
      <style:table-cell-properties fo:border-bottom="0.002cm solid #000000" fo:background-color="#ccffff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531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32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33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34" style:family="table-cell" style:parent-style-name="Default" style:data-style-name="N8106">
      <style:table-cell-properties fo:border-bottom="0.002cm solid #000000" fo:background-color="#ffff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35" style:family="table-cell" style:parent-style-name="Default" style:data-style-name="N8106">
      <style:table-cell-properties fo:border-bottom="0.002cm solid #000000" fo:background-color="#ffff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36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37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38" style:family="table-cell" style:parent-style-name="Default" style:data-style-name="N8106">
      <style:table-cell-properties fo:border-bottom="0.002cm solid #000000" fo:background-color="#e6e6ff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39" style:family="table-cell" style:parent-style-name="Default" style:data-style-name="N8106">
      <style:table-cell-properties fo:border-bottom="0.002cm solid #000000" fo:background-color="#ffff00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40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0.088cm solid #000000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41" style:family="table-cell" style:parent-style-name="Default" style:data-style-name="N8106">
      <style:table-cell-properties fo:border-bottom="0.088cm solid #000000" fo:background-color="#ffcc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42" style:family="table-cell" style:parent-style-name="Default" style:data-style-name="N8001">
      <style:table-cell-properties fo:border-bottom="0.088cm solid #000000" fo:background-color="#ccff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43" style:family="table-cell" style:parent-style-name="Default" style:data-style-name="N8106">
      <style:table-cell-properties fo:border-bottom="none" fo:background-color="#ffcc99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44" style:family="table-cell" style:parent-style-name="Default" style:data-style-name="N8106">
      <style:table-cell-properties fo:background-color="#ffcc99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45" style:family="table-cell" style:parent-style-name="Default" style:data-style-name="N8106">
      <style:table-cell-properties fo:border-bottom="0.002cm solid #000000" fo:background-color="#eeeeee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46" style:family="table-cell" style:parent-style-name="Default" style:data-style-name="N8106">
      <style:table-cell-properties fo:border-bottom="0.002cm solid #000000" fo:background-color="#ccffff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47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48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49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50" style:family="table-cell" style:parent-style-name="Default" style:data-style-name="N8106">
      <style:table-cell-properties fo:border-bottom="0.002cm solid #000000" fo:background-color="#ffffcc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51" style:family="table-cell" style:parent-style-name="Default" style:data-style-name="N8106">
      <style:table-cell-properties fo:border-bottom="0.002cm solid #000000" fo:background-color="#ffffcc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52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53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54" style:family="table-cell" style:parent-style-name="Default" style:data-style-name="N8106">
      <style:table-cell-properties fo:border-bottom="0.002cm solid #000000" fo:background-color="#e6e6ff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55" style:family="table-cell" style:parent-style-name="Default" style:data-style-name="N8106">
      <style:table-cell-properties fo:border-bottom="0.002cm solid #000000" fo:background-color="#ffff00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56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57" style:family="table-cell" style:parent-style-name="Default" style:data-style-name="N8106">
      <style:table-cell-properties fo:border-bottom="0.088cm solid #000000" fo:background-color="#ffcc99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58" style:family="table-cell" style:parent-style-name="Default" style:data-style-name="N8001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559" style:family="table-cell" style:parent-style-name="Default" style:data-style-name="N8001">
      <style:table-cell-properties fo:border-bottom="none" fo:background-color="#ffcc99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60" style:family="table-cell" style:parent-style-name="Default" style:data-style-name="N8106">
      <style:table-cell-properties fo:background-color="#ffcc99" style:text-align-source="fix" style:repeat-content="false" fo:border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61" style:family="table-cell" style:parent-style-name="Default" style:data-style-name="N8106">
      <style:table-cell-properties fo:border-bottom="0.002cm solid #000000" fo:background-color="#eeeeee" style:text-align-source="fix" style:repeat-content="false" fo:wrap-option="no-wrap" fo:border-left="none" fo:border-right="none" fo:border-top="0.088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62" style:family="table-cell" style:parent-style-name="Default" style:data-style-name="N8106">
      <style:table-cell-properties fo:border-bottom="0.002cm solid #000000" fo:background-color="#eeeeee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63" style:family="table-cell" style:parent-style-name="Default" style:data-style-name="N8106">
      <style:table-cell-properties fo:border-bottom="0.002cm solid #000000" fo:background-color="#ccffff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64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65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66" style:family="table-cell" style:parent-style-name="Default" style:data-style-name="N8106">
      <style:table-cell-properties fo:border-bottom="0.002cm solid #000000" fo:background-color="#ffffcc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67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68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69" style:family="table-cell" style:parent-style-name="Default" style:data-style-name="N8106">
      <style:table-cell-properties fo:border-bottom="0.002cm solid #000000" fo:background-color="#e6e6ff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70" style:family="table-cell" style:parent-style-name="Default" style:data-style-name="N8106">
      <style:table-cell-properties fo:border-bottom="0.002cm solid #000000" fo:background-color="#ffff00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71" style:family="table-cell" style:parent-style-name="Default" style:data-style-name="N8001">
      <style:table-cell-properties fo:border-bottom="0.088cm solid #000000" style:text-align-source="fix" style:repeat-content="false" fo:background-color="transparent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72" style:family="table-cell" style:parent-style-name="Default" style:data-style-name="N8001">
      <style:table-cell-properties fo:border-bottom="0.088cm solid #000000" fo:background-color="#ccffcc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73" style:family="table-cell" style:parent-style-name="Default" style:data-style-name="N8001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rial Narrow" fo:font-size="8pt" style:font-size-asian="8pt" style:font-size-complex="8pt"/>
    </style:style>
    <style:style style:name="ce574" style:family="table-cell" style:parent-style-name="Default" style:data-style-name="N8001">
      <style:table-cell-properties style:text-align-source="fix" style:repeat-content="false" fo:background-color="transparent"/>
      <style:paragraph-properties fo:text-align="center" fo:margin-left="0cm"/>
      <style:text-properties style:font-name="Arial Narrow" fo:font-size="8pt" style:font-size-asian="8pt" style:font-size-complex="8pt"/>
    </style:style>
    <style:style style:name="ce575" style:family="table-cell" style:parent-style-name="Default" style:data-style-name="N8001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6pt" fo:font-weight="bold" style:font-size-asian="6pt" style:font-weight-asian="bold" style:font-size-complex="6pt" style:font-weight-complex="bold"/>
    </style:style>
    <style:style style:name="ce576" style:family="table-cell" style:parent-style-name="Default" style:data-style-name="N8001">
      <style:table-cell-properties fo:border-bottom="none" fo:background-color="#ffcc99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6pt" fo:font-weight="bold" style:font-size-asian="6pt" style:font-weight-asian="bold" style:font-size-complex="6pt" style:font-weight-complex="bold"/>
    </style:style>
    <style:style style:name="ce577" style:family="table-cell" style:parent-style-name="Default" style:data-style-name="N8106">
      <style:table-cell-properties fo:background-color="#ffcc99" style:text-align-source="fix" style:repeat-content="false" fo:border="none"/>
      <style:paragraph-properties fo:text-align="center" fo:margin-left="0cm"/>
      <style:text-properties style:use-window-font-color="true" style:font-name="Arial Narrow" fo:font-size="6pt" fo:font-weight="bold" style:font-size-asian="6pt" style:font-weight-asian="bold" style:font-size-complex="6pt" style:font-weight-complex="bold"/>
    </style:style>
    <style:style style:name="ce578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6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normal" style:font-weight-asian="bold" style:font-name-complex="Tahoma" style:font-size-complex="6pt" style:font-style-complex="normal" style:font-weight-complex="bold" style:text-emphasize="none" style:font-relief="none" style:text-overline-style="none" style:text-overline-color="font-color"/>
    </style:style>
    <style:style style:name="ce579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88cm solid #000000" fo:border-right="0.088cm solid #000000" fo:border-top="0.088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80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81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82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83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84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85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86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87" style:family="table-cell" style:parent-style-name="Default" style:data-style-name="N8100">
      <style:table-cell-properties fo:border-bottom="0.002cm solid #000000" fo:background-color="#e6e6ff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88" style:family="table-cell" style:parent-style-name="Default" style:data-style-name="N8100">
      <style:table-cell-properties fo:border-bottom="0.002cm solid #000000" fo:background-color="#ffff00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89" style:family="table-cell" style:parent-style-name="Default" style:data-style-name="N8001">
      <style:table-cell-properties fo:border-bottom="0.088cm solid #000000" style:text-align-source="fix" style:repeat-content="false" fo:background-color="transparent" fo:border-left="none" fo:border-right="none" fo:border-top="0.088cm solid #000000"/>
      <style:paragraph-properties fo:text-align="center" fo:margin-left="0cm"/>
      <style:text-properties style:use-window-font-color="true" style:font-name="Arial Narrow" fo:font-size="6pt" fo:font-weight="normal" style:font-size-asian="6pt" style:font-weight-asian="normal" style:font-size-complex="6pt" style:font-weight-complex="normal"/>
    </style:style>
    <style:style style:name="ce590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91" style:family="table-cell" style:parent-style-name="Default" style:data-style-name="N8001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92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93" style:family="table-cell" style:parent-style-name="Default" style:data-style-name="N8100">
      <style:table-cell-properties fo:border-bottom="0.088cm solid #000000" fo:background-color="#ccffcc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94" style:family="table-cell" style:parent-style-name="Default" style:data-style-name="N8100">
      <style:table-cell-properties fo:border-bottom="0.088cm solid #000000" fo:background-color="#ffff00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95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none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596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597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598" style:family="table-cell" style:parent-style-name="Default" style:data-style-name="N8001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rial Narrow" fo:font-size="6pt" style:font-size-asian="6pt" style:font-size-complex="6pt"/>
    </style:style>
    <style:style style:name="ce599" style:family="table-cell" style:parent-style-name="Default" style:data-style-name="N8001">
      <style:table-cell-properties style:text-align-source="fix" style:repeat-content="false" fo:background-color="transparent"/>
      <style:paragraph-properties fo:text-align="center" fo:margin-left="0cm"/>
      <style:text-properties style:font-name="Arial Narrow" fo:font-size="6pt" style:font-size-asian="6pt" style:font-size-complex="6pt"/>
    </style:style>
    <style:style style:name="ce600" style:family="table-cell" style:parent-style-name="Default" style:data-style-name="N8001">
      <style:table-cell-properties style:text-align-source="fix" style:repeat-content="false" fo:background-color="transparent"/>
      <style:paragraph-properties fo:text-align="center" fo:margin-left="0cm"/>
      <style:text-properties style:font-name="Arial Narrow" fo:font-size="6pt" fo:font-weight="normal" style:font-size-asian="6pt" style:font-weight-asian="normal" style:font-size-complex="6pt" style:font-weight-complex="normal"/>
    </style:style>
    <style:style style:name="ce601" style:family="table-cell" style:parent-style-name="Default" style:data-style-name="N8001">
      <style:table-cell-properties fo:background-color="#ffffcc" style:text-align-source="fix" style:repeat-content="false" fo:border="0.088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602" style:family="table-cell" style:parent-style-name="Default" style:data-style-name="N8001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ff3333" style:font-name="Arial Narrow" fo:font-size="10pt" fo:font-weight="bold" style:font-size-asian="10pt" style:font-weight-asian="bold" style:font-size-complex="10pt" style:font-weight-complex="bold"/>
    </style:style>
    <style:style style:name="ce603" style:family="table-cell" style:parent-style-name="Default" style:data-style-name="N8001">
      <style:table-cell-properties fo:background-color="#ffffcc" style:text-align-source="fix" style:repeat-content="false" fo:border="0.088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04" style:family="table-cell" style:parent-style-name="Default" style:data-style-name="N8106">
      <style:table-cell-properties fo:border-bottom="0.002cm solid #000000" fo:background-color="#eeeeee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05" style:family="table-cell" style:parent-style-name="Default" style:data-style-name="N8106">
      <style:table-cell-properties fo:border-bottom="0.002cm solid #000000" fo:background-color="#ccffff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06" style:family="table-cell" style:parent-style-name="Default" style:data-style-name="N8106">
      <style:table-cell-properties fo:border-bottom="0.002cm solid #000000" fo:background-color="#ccff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07" style:family="table-cell" style:parent-style-name="Default" style:data-style-name="N8106">
      <style:table-cell-properties fo:border-bottom="0.002cm solid #000000" fo:background-color="#ffcccc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08" style:family="table-cell" style:parent-style-name="Default" style:data-style-name="N8106">
      <style:table-cell-properties fo:border-bottom="0.002cm solid #000000" fo:background-color="#ffffcc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09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10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11" style:family="table-cell" style:parent-style-name="Default" style:data-style-name="N8106">
      <style:table-cell-properties fo:border-bottom="0.002cm solid #000000" fo:background-color="#e6e6ff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12" style:family="table-cell" style:parent-style-name="Default" style:data-style-name="N8106">
      <style:table-cell-properties fo:border-bottom="0.002cm solid #000000" fo:background-color="#ffff00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13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fo:color="#333333" style:font-name="Arial Narrow" fo:font-size="7pt" fo:font-weight="normal" style:font-size-asian="7pt" style:font-weight-asian="normal" style:font-size-complex="7pt" style:font-weight-complex="normal"/>
    </style:style>
    <style:style style:name="ce614" style:family="table-cell" style:parent-style-name="Default" style:data-style-name="N8106">
      <style:table-cell-properties fo:border-bottom="0.088cm solid #000000" fo:background-color="#ffcc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fo:color="#333333" style:font-name="Arial Narrow" fo:font-size="7pt" fo:font-weight="normal" style:font-size-asian="7pt" style:font-weight-asian="normal" style:font-size-complex="7pt" style:font-weight-complex="normal"/>
    </style:style>
    <style:style style:name="ce615" style:family="table-cell" style:parent-style-name="Default" style:data-style-name="N8001">
      <style:table-cell-properties style:text-align-source="fix" style:repeat-content="false" fo:border="0.088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16" style:family="table-cell" style:parent-style-name="Default" style:data-style-name="N8001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617" style:family="table-cell" style:parent-style-name="Default" style:data-style-name="N8100">
      <style:table-cell-properties fo:border-bottom="none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18" style:family="table-cell" style:parent-style-name="Default" style:data-style-name="N8100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19" style:family="table-cell" style:parent-style-name="Default" style:data-style-name="N8100">
      <style:table-cell-properties fo:border-bottom="0.088cm solid #000000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20" style:family="table-cell" style:parent-style-name="Default" style:data-style-name="N8001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21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622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623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624" style:family="table-cell" style:parent-style-name="Default" style:data-style-name="N8100">
      <style:table-cell-properties style:text-align-source="fix" style:repeat-content="false" fo:background-color="transparent"/>
      <style:paragraph-properties fo:text-align="center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625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626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fo:color="#808080" style:font-name="Arial Narrow" fo:font-size="8pt" fo:font-weight="normal" style:font-size-asian="8pt" style:font-weight-asian="normal" style:font-size-complex="8pt" style:font-weight-complex="normal"/>
    </style:style>
    <style:style style:name="ce627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628" style:family="table-cell" style:parent-style-name="Default" style:data-style-name="N8100">
      <style:table-cell-properties style:text-align-source="fix" style:repeat-content="false" fo:border="none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629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30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8pt" style:font-size-asian="8pt" style:font-size-complex="8pt"/>
    </style:style>
    <style:style style:name="ce631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font-name="Arial Narrow" fo:font-size="8pt" style:font-size-asian="8pt" style:font-size-complex="8pt"/>
    </style:style>
    <style:style style:name="ce632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11pt" fo:font-weight="normal" style:font-size-asian="11pt" style:font-weight-asian="normal" style:font-size-complex="11pt" style:font-weight-complex="normal"/>
    </style:style>
    <style:style style:name="ce633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34" style:family="table-cell" style:parent-style-name="Default" style:data-style-name="N8106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35" style:family="table-cell" style:parent-style-name="Default" style:data-style-name="N8106">
      <style:table-cell-properties style:text-align-source="fix" style:repeat-content="false" fo:background-color="transparent"/>
      <style:paragraph-properties fo:text-align="end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636" style:family="table-cell" style:parent-style-name="Default" style:data-style-name="N8106">
      <style:table-cell-properties style:text-align-source="fix" style:repeat-content="false"/>
      <style:paragraph-properties fo:text-align="end" fo:margin-left="0cm"/>
      <style:text-properties fo:color="#808080" style:font-name="Arial Narrow" fo:font-size="8pt" fo:font-weight="normal" style:font-size-asian="8pt" style:font-weight-asian="normal" style:font-size-complex="8pt" style:font-weight-complex="normal"/>
    </style:style>
    <style:style style:name="ce637" style:family="table-cell" style:parent-style-name="Default" style:data-style-name="N8106">
      <style:table-cell-properties style:text-align-source="fix" style:repeat-content="false" fo:border="non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638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63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ce64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64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size="7pt" fo:font-weight="normal" style:font-size-asian="7pt" style:font-weight-asian="normal" style:font-size-complex="7pt" style:font-weight-complex="normal"/>
    </style:style>
    <style:style style:name="ce6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 fo:font-size="7pt" fo:font-weight="normal" style:font-size-asian="7pt" style:font-weight-asian="normal" style:font-size-complex="7pt" style:font-weight-complex="normal"/>
    </style:style>
    <style:style style:name="ce64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64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64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646" style:family="table-cell" style:parent-style-name="Default"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name="Consolas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ce30"/>
        <table:table-column table:style-name="co3" table:default-cell-style-name="ce30"/>
        <table:table-column table:style-name="co4" table:default-cell-style-name="ce91"/>
        <table:table-column table:style-name="co5" table:default-cell-style-name="ce117"/>
        <table:table-column table:style-name="co6" table:default-cell-style-name="ce117"/>
        <table:table-column table:style-name="co5" table:number-columns-repeated="2" table:default-cell-style-name="ce117"/>
        <table:table-column table:style-name="co6" table:default-cell-style-name="ce117"/>
        <table:table-column table:style-name="co5" table:default-cell-style-name="ce117"/>
        <table:table-column table:style-name="co7" table:default-cell-style-name="ce206"/>
        <table:table-column table:style-name="co8" table:default-cell-style-name="ce91"/>
        <table:table-column table:style-name="co2" table:number-columns-repeated="2" table:default-cell-style-name="ce258"/>
        <table:table-column table:style-name="co9" table:default-cell-style-name="ce206"/>
        <table:table-column table:style-name="co10" table:number-columns-repeated="2" table:default-cell-style-name="ce91"/>
        <table:table-column table:style-name="co10" table:default-cell-style-name="ce258"/>
        <table:table-column table:style-name="co11" table:number-columns-repeated="2" table:default-cell-style-name="ce258"/>
        <table:table-column table:style-name="co12" table:default-cell-style-name="ce258"/>
        <table:table-column table:style-name="co5" table:default-cell-style-name="ce258"/>
        <table:table-column table:style-name="co6" table:default-cell-style-name="ce258"/>
        <table:table-column table:style-name="co5" table:default-cell-style-name="ce258"/>
        <table:table-column table:style-name="co7" table:default-cell-style-name="ce206"/>
        <table:table-column table:style-name="co13" table:default-cell-style-name="ce475"/>
        <table:table-column table:style-name="co5" table:default-cell-style-name="ce474"/>
        <table:table-column table:style-name="co6" table:default-cell-style-name="ce474"/>
        <table:table-column table:style-name="co5" table:default-cell-style-name="ce474"/>
        <table:table-column table:style-name="co14" table:default-cell-style-name="ce474"/>
        <table:table-column table:style-name="co15" table:default-cell-style-name="ce474"/>
        <table:table-column table:style-name="co16" table:default-cell-style-name="ce475"/>
        <table:table-column table:style-name="co15" table:default-cell-style-name="ce475"/>
        <table:table-column table:style-name="co11" table:default-cell-style-name="ce600"/>
        <table:table-column table:style-name="co17" table:default-cell-style-name="ce620"/>
        <table:table-column table:style-name="co18" table:default-cell-style-name="ce625"/>
        <table:table-column table:style-name="co18" table:number-columns-repeated="984" table:default-cell-style-name="ce258"/>
        <table:table-column table:style-name="co18" table:number-columns-repeated="5" table:default-cell-style-name="ce646"/>
        <table:table-row table:style-name="ro2">
          <table:table-cell table:style-name="ce1" office:value-type="string">
            <text:p>SATELLITE SPECTRAL BANDS <text:s text:c="2"/>- <text:s text:c="2"/>CONVERSION TABLE</text:p>
          </table:table-cell>
          <table:table-cell table:style-name="ce31" table:number-columns-repeated="8"/>
          <table:table-cell table:style-name="ce177"/>
          <table:table-cell table:style-name="ce31" table:number-columns-repeated="3"/>
          <table:table-cell table:style-name="ce177"/>
          <table:table-cell table:style-name="ce31"/>
          <table:table-cell table:style-name="ce304"/>
          <table:table-cell table:style-name="ce31" table:number-columns-repeated="3"/>
          <table:table-cell table:style-name="ce381"/>
          <table:table-cell table:style-name="ce31" table:number-columns-repeated="3"/>
          <table:table-cell table:style-name="ce177"/>
          <table:table-cell table:style-name="ce31"/>
          <table:table-cell table:style-name="ce177" table:number-columns-repeated="5"/>
          <table:table-cell table:style-name="ce558" table:number-columns-repeated="2"/>
          <table:table-cell table:style-name="ce575"/>
          <table:table-cell table:style-name="ce601" office:value-type="string">
            <text:p>By: @sergioajv1 (Twitter)</text:p>
          </table:table-cell>
          <table:table-cell table:style-name="ce621"/>
          <table:table-cell table:style-name="ce632" table:number-columns-repeated="984"/>
          <table:table-cell table:style-name="ce639" table:number-columns-repeated="5"/>
        </table:table-row>
        <table:table-row table:style-name="ro3">
          <table:table-cell table:style-name="ce2" office:value-type="string">
            <text:p>SATELLITE</text:p>
          </table:table-cell>
          <table:table-cell table:style-name="ce32"/>
          <table:table-cell table:style-name="ce57" office:value-type="string">
            <text:p>SENTINEL-2-MSI </text:p>
          </table:table-cell>
          <table:table-cell table:style-name="ce92" table:number-columns-repeated="6"/>
          <table:table-cell table:style-name="ce178"/>
          <table:table-cell table:style-name="ce207" office:value-type="string">
            <text:p>SkyMap50-SOAR</text:p>
          </table:table-cell>
          <table:table-cell table:style-name="ce233" table:number-columns-repeated="2"/>
          <table:table-cell table:style-name="ce262"/>
          <table:table-cell table:style-name="ce286" office:value-type="string">
            <text:p>CBERS04A - INPE</text:p>
          </table:table-cell>
          <table:table-cell table:style-name="ce305"/>
          <table:table-cell table:style-name="ce335" table:number-columns-repeated="2"/>
          <table:table-cell table:style-name="ce357"/>
          <table:table-cell table:style-name="ce382" office:value-type="string">
            <text:p>LANDSAT-8-OLI</text:p>
          </table:table-cell>
          <table:table-cell table:style-name="ce405" table:number-columns-repeated="3"/>
          <table:table-cell table:style-name="ce430"/>
          <table:table-cell table:style-name="ce446" office:value-type="string">
            <text:p>Sentinel-3-OLCI</text:p>
          </table:table-cell>
          <table:table-cell table:style-name="ce476" table:number-columns-repeated="2"/>
          <table:table-cell table:style-name="ce510"/>
          <table:table-cell table:style-name="ce526" office:value-type="string">
            <text:p>Sentinel-3-SLSTR</text:p>
          </table:table-cell>
          <table:table-cell table:style-name="ce543"/>
          <table:table-cell table:style-name="ce559" table:number-columns-repeated="2"/>
          <table:table-cell table:style-name="ce576"/>
          <table:table-cell table:style-name="ce602"/>
          <table:table-cell table:style-name="ce622"/>
          <table:table-cell table:style-name="ce89" table:number-columns-repeated="984"/>
          <table:table-cell table:style-name="ce640" table:number-columns-repeated="5"/>
        </table:table-row>
        <table:table-row table:style-name="ro3">
          <table:table-cell table:style-name="ce3"/>
          <table:table-cell table:style-name="ce33"/>
          <table:table-cell table:style-name="ce58"/>
          <table:table-cell table:style-name="ce93" office:value-type="string">
            <text:p>Swath:100km;Revisit:5d.;Resolution:10-60m</text:p>
          </table:table-cell>
          <table:table-cell table:style-name="ce93" table:number-columns-repeated="5"/>
          <table:table-cell table:style-name="ce179"/>
          <table:table-cell table:style-name="ce208" office:value-type="string">
            <text:p>Swath:12km; Revisit:2d.</text:p>
          </table:table-cell>
          <table:table-cell table:style-name="ce234" table:number-columns-repeated="2"/>
          <table:table-cell table:style-name="ce263"/>
          <table:table-cell table:style-name="ce287" office:value-type="string">
            <text:p>Orbit H: 628,6 km</text:p>
          </table:table-cell>
          <table:table-cell table:style-name="ce306"/>
          <table:table-cell table:style-name="ce336" table:number-columns-repeated="2"/>
          <table:table-cell table:style-name="ce358"/>
          <table:table-cell table:style-name="ce383"/>
          <table:table-cell table:style-name="ce406" office:value-type="string">
            <text:p>Swath:185km;Revisit:16d.</text:p>
          </table:table-cell>
          <table:table-cell table:style-name="ce406" table:number-columns-repeated="2"/>
          <table:table-cell table:style-name="ce431"/>
          <table:table-cell table:style-name="ce447" office:value-type="string">
            <text:p>Swath:1270km;Revisit:4d</text:p>
          </table:table-cell>
          <table:table-cell table:style-name="ce93" table:number-columns-repeated="2"/>
          <table:table-cell table:style-name="ce511"/>
          <table:table-cell table:style-name="ce527" office:value-type="string">
            <text:p>Swath:1400km;Revisit:2d</text:p>
          </table:table-cell>
          <table:table-cell table:style-name="ce544"/>
          <table:table-cell table:style-name="ce560" table:number-columns-repeated="2"/>
          <table:table-cell table:style-name="ce577"/>
          <table:table-cell table:style-name="ce602" office:value-type="string">
            <text:p>*This whole table </text:p>
          </table:table-cell>
          <table:table-cell table:style-name="ce623"/>
          <table:table-cell table:style-name="ce633" table:number-columns-repeated="984"/>
          <table:table-cell table:style-name="ce641" table:number-columns-repeated="5"/>
        </table:table-row>
        <table:table-row table:style-name="ro3">
          <table:table-cell table:style-name="ce4"/>
          <table:table-cell table:style-name="ce34"/>
          <table:table-cell table:style-name="ce59"/>
          <table:table-cell table:style-name="ce94" office:value-type="string">
            <text:p>Sentinel-2A </text:p>
          </table:table-cell>
          <table:table-cell table:style-name="ce94" table:number-columns-repeated="2"/>
          <table:table-cell table:style-name="ce147" office:value-type="string">
            <text:p>Sentinel-2B</text:p>
          </table:table-cell>
          <table:table-cell table:style-name="ce94" table:number-columns-repeated="2"/>
          <table:table-cell table:style-name="ce180"/>
          <table:table-cell table:style-name="ce209" office:value-type="string">
            <text:p>Resolution:PAN 0.5m / MS 2m</text:p>
          </table:table-cell>
          <table:table-cell table:style-name="ce234"/>
          <table:table-cell table:style-name="ce259"/>
          <table:table-cell table:style-name="ce264"/>
          <table:table-cell table:style-name="ce288"/>
          <table:table-cell table:style-name="ce306"/>
          <table:table-cell table:style-name="ce336" table:number-columns-repeated="2"/>
          <table:table-cell table:style-name="ce359"/>
          <table:table-cell table:style-name="ce384"/>
          <table:table-cell table:style-name="ce406" office:value-type="string">
            <text:p>Resolution:15-60m</text:p>
          </table:table-cell>
          <table:table-cell table:style-name="ce406"/>
          <table:table-cell table:style-name="ce422"/>
          <table:table-cell table:style-name="ce432"/>
          <table:table-cell table:style-name="ce447" office:value-type="string">
            <text:p>Resolution:300m</text:p>
          </table:table-cell>
          <table:table-cell table:style-name="ce93" table:number-columns-repeated="2"/>
          <table:table-cell table:style-name="ce512"/>
          <table:table-cell table:style-name="ce527" office:value-type="string">
            <text:p>Resolution:500/1000m</text:p>
          </table:table-cell>
          <table:table-cell table:style-name="ce544"/>
          <table:table-cell table:style-name="ce560" table:number-columns-repeated="2"/>
          <table:table-cell table:style-name="ce577"/>
          <table:table-cell table:style-name="ce602" office:value-type="string">
            <text:p>is under </text:p>
          </table:table-cell>
          <table:table-cell table:style-name="ce622"/>
          <table:table-cell table:style-name="ce89" table:number-columns-repeated="984"/>
          <table:table-cell table:style-name="ce640" table:number-columns-repeated="5"/>
        </table:table-row>
        <table:table-row table:style-name="ro3">
          <table:table-cell table:style-name="ce5" office:value-type="string">
            <text:p>WaveLenght</text:p>
          </table:table-cell>
          <table:table-cell table:style-name="ce35"/>
          <table:table-cell table:style-name="ce60" office:value-type="string">
            <text:p>#order</text:p>
          </table:table-cell>
          <table:table-cell table:style-name="ce95" office:value-type="string">
            <text:p>(2015-06-23+)</text:p>
          </table:table-cell>
          <table:table-cell table:style-name="ce95" table:number-columns-repeated="2"/>
          <table:table-cell table:style-name="ce148" office:value-type="string">
            <text:p>(2017-03-07+)</text:p>
          </table:table-cell>
          <table:table-cell table:style-name="ce95" table:number-columns-repeated="2"/>
          <table:table-cell table:style-name="ce181"/>
          <table:table-cell table:style-name="ce209" office:value-type="string">
            <text:p><text:s/>(2013-05-30+)</text:p>
          </table:table-cell>
          <table:table-cell table:style-name="ce234" table:number-columns-repeated="2"/>
          <table:table-cell table:style-name="ce263"/>
          <table:table-cell table:style-name="ce288" office:value-type="string">
            <text:p>(2019-12-20+)</text:p>
          </table:table-cell>
          <table:table-cell table:style-name="ce306"/>
          <table:table-cell table:style-name="ce336" table:number-columns-repeated="2"/>
          <table:table-cell table:style-name="ce358"/>
          <table:table-cell table:style-name="ce385" office:value-type="string">
            <text:p><text:s/>(2013-05-30+)</text:p>
          </table:table-cell>
          <table:table-cell table:style-name="ce406" table:number-columns-repeated="3"/>
          <table:table-cell table:style-name="ce431"/>
          <table:table-cell table:style-name="ce447"/>
          <table:table-cell table:style-name="ce93" office:value-type="string">
            <text:p>(2016-01-16+)</text:p>
          </table:table-cell>
          <table:table-cell table:style-name="ce93"/>
          <table:table-cell table:style-name="ce511"/>
          <table:table-cell table:style-name="ce527"/>
          <table:table-cell table:style-name="ce544"/>
          <table:table-cell table:style-name="ce560" table:number-columns-repeated="2"/>
          <table:table-cell table:style-name="ce577"/>
          <table:table-cell table:style-name="ce602" office:value-type="string">
            <text:p><text:s/>work / verification*</text:p>
          </table:table-cell>
          <table:table-cell table:style-name="ce623"/>
          <table:table-cell table:style-name="ce633" table:number-columns-repeated="984"/>
          <table:table-cell table:style-name="ce641" table:number-columns-repeated="5"/>
        </table:table-row>
        <table:table-row table:style-name="ro4">
          <table:table-cell table:style-name="ce6" office:value-type="string">
            <text:p>(nm)</text:p>
          </table:table-cell>
          <table:table-cell table:style-name="ce36"/>
          <table:table-cell table:style-name="ce61" office:value-type="string">
            <text:p>BAND</text:p>
          </table:table-cell>
          <table:table-cell table:style-name="ce96" office:value-type="string">
            <text:p>Min.</text:p>
          </table:table-cell>
          <table:table-cell table:style-name="ce118" office:value-type="string">
            <text:p>Central </text:p>
            <text:p><text:span text:style-name="T1">Wave L.</text:span></text:p>
          </table:table-cell>
          <table:table-cell table:style-name="ce132" office:value-type="string">
            <text:p>Max.</text:p>
          </table:table-cell>
          <table:table-cell table:style-name="ce96" office:value-type="string">
            <text:p>Min.</text:p>
          </table:table-cell>
          <table:table-cell table:style-name="ce118" office:value-type="string">
            <text:p>Central </text:p>
            <text:p><text:span text:style-name="T1">W.L.</text:span></text:p>
          </table:table-cell>
          <table:table-cell table:style-name="ce164" office:value-type="string">
            <text:p>Max.</text:p>
          </table:table-cell>
          <table:table-cell table:style-name="ce182" office:value-type="string">
            <text:p>Sp.</text:p>
            <text:p>Res</text:p>
          </table:table-cell>
          <table:table-cell table:style-name="ce210" office:value-type="string">
            <text:p>BAND*</text:p>
          </table:table-cell>
          <table:table-cell table:style-name="ce235" office:value-type="string">
            <text:p>Min.</text:p>
          </table:table-cell>
          <table:table-cell table:style-name="ce260" office:value-type="string">
            <text:p>Max.</text:p>
          </table:table-cell>
          <table:table-cell table:style-name="ce265" office:value-type="string">
            <text:p>Sp.</text:p>
            <text:p>Res</text:p>
          </table:table-cell>
          <table:table-cell table:style-name="ce210" office:value-type="string">
            <text:p>WPM</text:p>
            <text:p>31d</text:p>
          </table:table-cell>
          <table:table-cell table:style-name="ce307" office:value-type="string">
            <text:p>MUX</text:p>
            <text:p>31d</text:p>
          </table:table-cell>
          <table:table-cell table:style-name="ce307" office:value-type="string">
            <text:p>WFI</text:p>
            <text:p>5dias</text:p>
          </table:table-cell>
          <table:table-cell table:style-name="ce235" office:value-type="string">
            <text:p>Min.</text:p>
          </table:table-cell>
          <table:table-cell table:style-name="ce360" office:value-type="string">
            <text:p>Max.</text:p>
          </table:table-cell>
          <table:table-cell table:style-name="ce386" office:value-type="string">
            <text:p>BAND*</text:p>
          </table:table-cell>
          <table:table-cell table:style-name="ce96" office:value-type="string">
            <text:p>Min.</text:p>
          </table:table-cell>
          <table:table-cell table:style-name="ce118" office:value-type="string">
            <text:p>Central </text:p>
            <text:p><text:span text:style-name="T1">Wave L.</text:span></text:p>
          </table:table-cell>
          <table:table-cell table:style-name="ce132" office:value-type="string">
            <text:p>Max.</text:p>
          </table:table-cell>
          <table:table-cell table:style-name="ce265" office:value-type="string">
            <text:p>Sp.</text:p>
            <text:p>Res</text:p>
          </table:table-cell>
          <table:table-cell table:style-name="ce210" office:value-type="string">
            <text:p>BAND</text:p>
          </table:table-cell>
          <table:table-cell table:style-name="ce96" office:value-type="string">
            <text:p>Min.</text:p>
          </table:table-cell>
          <table:table-cell table:style-name="ce118" office:value-type="string">
            <text:p>Central </text:p>
            <text:p><text:span text:style-name="T1">Wave L.</text:span></text:p>
          </table:table-cell>
          <table:table-cell table:style-name="ce513" office:value-type="string">
            <text:p>Max.</text:p>
          </table:table-cell>
          <table:table-cell table:style-name="ce528" office:value-type="string">
            <text:p>BAND</text:p>
          </table:table-cell>
          <table:table-cell table:style-name="ce235" office:value-type="string">
            <text:p>Min.</text:p>
          </table:table-cell>
          <table:table-cell table:style-name="ce118" office:value-type="string">
            <text:p>Central </text:p>
            <text:p><text:span text:style-name="T1">Wave L.</text:span></text:p>
          </table:table-cell>
          <table:table-cell table:style-name="ce360" office:value-type="string">
            <text:p>Max.</text:p>
          </table:table-cell>
          <table:table-cell table:style-name="ce578" office:value-type="string">
            <text:p>MULTIPLIER</text:p>
          </table:table-cell>
          <table:table-cell table:style-name="ce603" office:value-type="string">
            <text:p>COIMMENTS:</text:p>
            <text:p>Purposes (S2/L8/S3):</text:p>
          </table:table-cell>
          <table:table-cell table:style-name="ce623"/>
          <table:table-cell table:style-name="ce634" table:number-columns-repeated="984"/>
          <table:table-cell table:style-name="ce642" table:number-columns-repeated="5"/>
        </table:table-row>
        <table:table-row table:style-name="ro5">
          <table:table-cell table:style-name="ce7" office:value-type="float" office:value="400">
            <text:p>400</text:p>
          </table:table-cell>
          <table:table-cell table:style-name="ce37" office:value-type="string">
            <text:p>Aerosol</text:p>
          </table:table-cell>
          <table:table-cell table:style-name="ce62"/>
          <table:table-cell table:style-name="ce97"/>
          <table:table-cell table:style-name="ce119"/>
          <table:table-cell table:style-name="ce133"/>
          <table:table-cell table:style-name="ce149"/>
          <table:table-cell table:style-name="ce119"/>
          <table:table-cell table:style-name="ce165"/>
          <table:table-cell table:style-name="ce183"/>
          <table:table-cell table:style-name="ce211"/>
          <table:table-cell table:style-name="ce236" table:number-columns-repeated="2"/>
          <table:table-cell table:style-name="ce266"/>
          <table:table-cell table:style-name="ce289"/>
          <table:table-cell table:style-name="ce308"/>
          <table:table-cell table:style-name="ce337"/>
          <table:table-cell table:style-name="ce354"/>
          <table:table-cell table:style-name="ce361"/>
          <table:table-cell table:style-name="ce387"/>
          <table:table-cell table:style-name="ce97"/>
          <table:table-cell table:style-name="ce119"/>
          <table:table-cell table:style-name="ce165"/>
          <table:table-cell table:style-name="ce433"/>
          <table:table-cell table:style-name="ce448" office:value-type="string">
            <text:p>B01</text:p>
          </table:table-cell>
          <table:table-cell table:style-name="ce477" office:value-type="float" office:value="392.5">
            <text:p>392.5</text:p>
          </table:table-cell>
          <table:table-cell table:style-name="ce496" office:value-type="float" office:value="400">
            <text:p>400.0</text:p>
          </table:table-cell>
          <table:table-cell table:style-name="ce514" office:value-type="float" office:value="407.5">
            <text:p>407.5</text:p>
          </table:table-cell>
          <table:table-cell table:style-name="ce529"/>
          <table:table-cell table:style-name="ce545"/>
          <table:table-cell table:style-name="ce561" table:number-columns-repeated="2"/>
          <table:table-cell table:style-name="ce579"/>
          <table:table-cell table:style-name="ce604" office:value-type="string">
            <text:p>//Coastal aerosol, correction</text:p>
          </table:table-cell>
          <table:table-cell table:style-name="ce624"/>
          <table:table-cell table:style-name="ce635" table:number-columns-repeated="984"/>
          <table:table-cell table:style-name="ce258" table:number-columns-repeated="5"/>
        </table:table-row>
        <table:table-row table:style-name="ro5">
          <table:table-cell table:style-name="ce7" office:value-type="float" office:value="420">
            <text:p>420</text:p>
          </table:table-cell>
          <table:table-cell table:style-name="ce37" office:value-type="string">
            <text:p>Aerosol</text:p>
          </table:table-cell>
          <table:table-cell table:style-name="ce63"/>
          <table:table-cell table:style-name="ce98"/>
          <table:table-cell table:style-name="ce120"/>
          <table:table-cell table:style-name="ce134"/>
          <table:table-cell table:style-name="ce150"/>
          <table:table-cell table:style-name="ce120"/>
          <table:table-cell table:style-name="ce166"/>
          <table:table-cell table:style-name="ce184"/>
          <table:table-cell table:style-name="ce211"/>
          <table:table-cell table:style-name="ce237" table:number-columns-repeated="2"/>
          <table:table-cell table:style-name="ce266"/>
          <table:table-cell table:style-name="ce289"/>
          <table:table-cell table:style-name="ce309"/>
          <table:table-cell table:style-name="ce338"/>
          <table:table-cell table:style-name="ce237"/>
          <table:table-cell table:style-name="ce362"/>
          <table:table-cell table:style-name="ce387"/>
          <table:table-cell table:style-name="ce98"/>
          <table:table-cell table:style-name="ce120"/>
          <table:table-cell table:style-name="ce166"/>
          <table:table-cell table:style-name="ce433"/>
          <table:table-cell table:style-name="ce448" office:value-type="string">
            <text:p>B02</text:p>
          </table:table-cell>
          <table:table-cell table:style-name="ce478" office:value-type="float" office:value="407.5">
            <text:p>407.5</text:p>
          </table:table-cell>
          <table:table-cell table:style-name="ce497" office:value-type="float" office:value="412.5">
            <text:p>412.5</text:p>
          </table:table-cell>
          <table:table-cell table:style-name="ce515" office:value-type="float" office:value="417.5">
            <text:p>417.5</text:p>
          </table:table-cell>
          <table:table-cell table:style-name="ce529"/>
          <table:table-cell table:style-name="ce545"/>
          <table:table-cell table:style-name="ce562" table:number-columns-repeated="2"/>
          <table:table-cell table:style-name="ce580"/>
          <table:table-cell table:style-name="ce604" office:value-type="string">
            <text:p>//Yellow subs.,detrital pig. (turbidity)</text:p>
          </table:table-cell>
          <table:table-cell table:style-name="ce624"/>
          <table:table-cell table:style-name="ce635" table:number-columns-repeated="989"/>
        </table:table-row>
        <table:table-row table:style-name="ro5">
          <table:table-cell table:style-name="ce7" office:value-type="float" office:value="440">
            <text:p>440</text:p>
          </table:table-cell>
          <table:table-cell table:style-name="ce37" office:value-type="string">
            <text:p>Aerosol</text:p>
          </table:table-cell>
          <table:table-cell table:style-name="ce63" office:value-type="string">
            <text:p>#12-B01</text:p>
          </table:table-cell>
          <table:table-cell table:style-name="ce98" office:value-type="float" office:value="432.2">
            <text:p>432.2</text:p>
          </table:table-cell>
          <table:table-cell table:style-name="ce120" office:value-type="float" office:value="442.7">
            <text:p>442.7</text:p>
          </table:table-cell>
          <table:table-cell table:style-name="ce134" office:value-type="float" office:value="453.2">
            <text:p>453.2</text:p>
          </table:table-cell>
          <table:table-cell table:style-name="ce150" office:value-type="float" office:value="431.7">
            <text:p>431.7</text:p>
          </table:table-cell>
          <table:table-cell table:style-name="ce120" office:value-type="float" office:value="442.2">
            <text:p>442.2</text:p>
          </table:table-cell>
          <table:table-cell table:style-name="ce166" office:value-type="float" office:value="452.7">
            <text:p>452.7</text:p>
          </table:table-cell>
          <table:table-cell table:style-name="ce184" office:value-type="float" office:value="60">
            <text:p>60</text:p>
          </table:table-cell>
          <table:table-cell table:style-name="ce212" office:value-type="string">
            <text:p>PAN</text:p>
          </table:table-cell>
          <table:table-cell table:style-name="ce238" office:value-type="float" office:value="450">
            <text:p>450.0</text:p>
          </table:table-cell>
          <table:table-cell table:style-name="ce238" office:value-type="float" office:value="890">
            <text:p>890.0</text:p>
          </table:table-cell>
          <table:table-cell table:style-name="ce267" office:value-type="float" office:value="0.5">
            <text:p>.5</text:p>
          </table:table-cell>
          <table:table-cell table:style-name="ce212" office:value-type="string">
            <text:p>B0-P</text:p>
          </table:table-cell>
          <table:table-cell table:style-name="ce310"/>
          <table:table-cell table:style-name="ce339"/>
          <table:table-cell table:style-name="ce238" office:value-type="float" office:value="450">
            <text:p>450.0</text:p>
          </table:table-cell>
          <table:table-cell table:style-name="ce363" office:value-type="float" office:value="900">
            <text:p>900.0</text:p>
          </table:table-cell>
          <table:table-cell table:style-name="ce387" office:value-type="string">
            <text:p>#3-B01</text:p>
          </table:table-cell>
          <table:table-cell table:style-name="ce98" office:value-type="float" office:value="433">
            <text:p>433.0</text:p>
          </table:table-cell>
          <table:table-cell table:style-name="ce120" office:value-type="float" office:value="443">
            <text:p>443.0</text:p>
          </table:table-cell>
          <table:table-cell table:style-name="ce166" office:value-type="float" office:value="453">
            <text:p>453.0</text:p>
          </table:table-cell>
          <table:table-cell table:style-name="ce433" office:value-type="float" office:value="30">
            <text:p>30</text:p>
          </table:table-cell>
          <table:table-cell table:style-name="ce448" office:value-type="string">
            <text:p>B03</text:p>
          </table:table-cell>
          <table:table-cell table:style-name="ce478" office:value-type="float" office:value="437.5">
            <text:p>437.5</text:p>
          </table:table-cell>
          <table:table-cell table:style-name="ce497" office:value-type="float" office:value="442.5">
            <text:p>442.5</text:p>
          </table:table-cell>
          <table:table-cell table:style-name="ce515" office:value-type="float" office:value="447.5">
            <text:p>447.5</text:p>
          </table:table-cell>
          <table:table-cell table:style-name="ce529"/>
          <table:table-cell table:style-name="ce545"/>
          <table:table-cell table:style-name="ce562" table:number-columns-repeated="2"/>
          <table:table-cell table:style-name="ce580"/>
          <table:table-cell table:style-name="ce604" office:value-type="string">
            <text:p>Aerosol//Chlorophyll abs., vegetation</text:p>
          </table:table-cell>
          <table:table-cell table:style-name="ce624"/>
          <table:table-cell table:style-name="ce635" table:number-columns-repeated="989"/>
        </table:table-row>
        <table:table-row table:style-name="ro5">
          <table:table-cell table:style-name="ce8" office:value-type="float" office:value="460">
            <text:p>460</text:p>
          </table:table-cell>
          <table:table-cell table:style-name="ce38" office:value-type="string">
            <text:p>*BLUE*</text:p>
          </table:table-cell>
          <table:table-cell table:style-name="ce64" office:value-type="string">
            <text:p>#1-B02</text:p>
          </table:table-cell>
          <table:table-cell table:style-name="ce99" office:value-type="float" office:value="459.4">
            <text:p>459.4</text:p>
          </table:table-cell>
          <table:table-cell table:style-name="ce121" office:value-type="float" office:value="492.4">
            <text:p>492.4</text:p>
          </table:table-cell>
          <table:table-cell table:style-name="ce135"/>
          <table:table-cell table:style-name="ce151" office:value-type="float" office:value="459.1">
            <text:p>459.1</text:p>
          </table:table-cell>
          <table:table-cell table:style-name="ce121" office:value-type="float" office:value="492.1">
            <text:p>492.1</text:p>
          </table:table-cell>
          <table:table-cell table:style-name="ce167"/>
          <table:table-cell table:style-name="ce185" office:value-type="float" office:value="10">
            <text:p>10</text:p>
          </table:table-cell>
          <table:table-cell table:style-name="ce213" office:value-type="string">
            <text:p>B1</text:p>
          </table:table-cell>
          <table:table-cell table:style-name="ce239" office:value-type="float" office:value="450">
            <text:p>450.0</text:p>
          </table:table-cell>
          <table:table-cell table:style-name="ce239"/>
          <table:table-cell table:style-name="ce268" office:value-type="float" office:value="2">
            <text:p>2</text:p>
          </table:table-cell>
          <table:table-cell table:style-name="ce290" office:value-type="string">
            <text:p>B1</text:p>
          </table:table-cell>
          <table:table-cell table:style-name="ce311" office:value-type="string">
            <text:p>B05</text:p>
          </table:table-cell>
          <table:table-cell table:style-name="ce340" office:value-type="string">
            <text:p>B13</text:p>
          </table:table-cell>
          <table:table-cell table:style-name="ce239" office:value-type="float" office:value="450">
            <text:p>450.0</text:p>
          </table:table-cell>
          <table:table-cell table:style-name="ce364"/>
          <table:table-cell table:style-name="ce388" office:value-type="string">
            <text:p>#2-B02</text:p>
          </table:table-cell>
          <table:table-cell table:style-name="ce99" office:value-type="float" office:value="450">
            <text:p>450.0</text:p>
          </table:table-cell>
          <table:table-cell table:style-name="ce121" office:value-type="float" office:value="482.5">
            <text:p>482.5</text:p>
          </table:table-cell>
          <table:table-cell table:style-name="ce167" office:value-type="float" office:value="515">
            <text:p>515.0</text:p>
          </table:table-cell>
          <table:table-cell table:style-name="ce434" office:value-type="float" office:value="30">
            <text:p>30</text:p>
          </table:table-cell>
          <table:table-cell table:style-name="ce449" office:value-type="string">
            <text:p>B04</text:p>
          </table:table-cell>
          <table:table-cell table:style-name="ce479" office:value-type="float" office:value="485">
            <text:p>485.0</text:p>
          </table:table-cell>
          <table:table-cell table:style-name="ce498" office:value-type="float" office:value="490">
            <text:p>490.0</text:p>
          </table:table-cell>
          <table:table-cell table:style-name="ce516" office:value-type="float" office:value="495">
            <text:p>495.0</text:p>
          </table:table-cell>
          <table:table-cell table:style-name="ce530" office:value-type="string">
            <text:p>reflect</text:p>
          </table:table-cell>
          <table:table-cell table:style-name="ce546"/>
          <table:table-cell table:style-name="ce563" table:number-columns-repeated="2"/>
          <table:table-cell table:style-name="ce581"/>
          <table:table-cell table:style-name="ce605" office:value-type="string">
            <text:p>SoilxVeg.,water/Bathym./Chlorophyll MAX.</text:p>
          </table:table-cell>
          <table:table-cell table:style-name="ce624"/>
          <table:table-cell table:style-name="ce635" table:number-columns-repeated="989"/>
        </table:table-row>
        <table:table-row table:style-name="ro5">
          <table:table-cell table:style-name="ce8" office:value-type="float" office:value="530">
            <text:p>530</text:p>
          </table:table-cell>
          <table:table-cell table:style-name="ce38"/>
          <table:table-cell table:style-name="ce64"/>
          <table:table-cell table:style-name="ce99"/>
          <table:table-cell table:style-name="ce121"/>
          <table:table-cell table:style-name="ce135" office:value-type="float" office:value="525.4">
            <text:p>525.4</text:p>
          </table:table-cell>
          <table:table-cell table:style-name="ce151"/>
          <table:table-cell table:style-name="ce121"/>
          <table:table-cell table:style-name="ce167" office:value-type="float" office:value="525.1">
            <text:p>525.1</text:p>
          </table:table-cell>
          <table:table-cell table:style-name="ce185"/>
          <table:table-cell table:style-name="ce213"/>
          <table:table-cell table:style-name="ce239"/>
          <table:table-cell table:style-name="ce239" office:value-type="float" office:value="520">
            <text:p>520.0</text:p>
          </table:table-cell>
          <table:table-cell table:style-name="ce268"/>
          <table:table-cell table:style-name="ce290"/>
          <table:table-cell table:style-name="ce311"/>
          <table:table-cell table:style-name="ce340"/>
          <table:table-cell table:style-name="ce239"/>
          <table:table-cell table:style-name="ce364" office:value-type="float" office:value="520">
            <text:p>520.0</text:p>
          </table:table-cell>
          <table:table-cell table:style-name="ce389" office:value-type="string">
            <text:p>#1-B08</text:p>
          </table:table-cell>
          <table:table-cell table:style-name="ce407" office:value-type="float" office:value="500">
            <text:p>500.0</text:p>
          </table:table-cell>
          <table:table-cell table:style-name="ce414" office:value-type="string">
            <text:p>PAN</text:p>
          </table:table-cell>
          <table:table-cell table:style-name="ce423" office:value-type="float" office:value="680">
            <text:p>680.0</text:p>
          </table:table-cell>
          <table:table-cell table:style-name="ce434"/>
          <table:table-cell table:style-name="ce449" office:value-type="string">
            <text:p>B05</text:p>
          </table:table-cell>
          <table:table-cell table:style-name="ce479" office:value-type="float" office:value="505">
            <text:p>505.0</text:p>
          </table:table-cell>
          <table:table-cell table:style-name="ce498" office:value-type="float" office:value="510">
            <text:p>510.0</text:p>
          </table:table-cell>
          <table:table-cell table:style-name="ce516" office:value-type="float" office:value="515">
            <text:p>515.0</text:p>
          </table:table-cell>
          <table:table-cell table:style-name="ce530" office:value-type="string">
            <text:p>500m</text:p>
          </table:table-cell>
          <table:table-cell table:style-name="ce546"/>
          <table:table-cell table:style-name="ce563" table:number-columns-repeated="2"/>
          <table:table-cell table:style-name="ce581"/>
          <table:table-cell table:style-name="ce605" office:value-type="string">
            <text:p>//Chlorophyll, sedim., turbid., red tide</text:p>
          </table:table-cell>
          <table:table-cell table:style-name="ce624"/>
          <table:table-cell table:style-name="ce635" table:number-columns-repeated="989"/>
        </table:table-row>
        <table:table-row table:style-name="ro5">
          <table:table-cell table:style-name="ce9" office:value-type="float" office:value="560">
            <text:p>560</text:p>
          </table:table-cell>
          <table:table-cell table:style-name="ce39" office:value-type="string">
            <text:p>*GREEN*</text:p>
          </table:table-cell>
          <table:table-cell table:style-name="ce65" office:value-type="string">
            <text:p>#3-B03</text:p>
          </table:table-cell>
          <table:table-cell table:style-name="ce100" office:value-type="float" office:value="541.8">
            <text:p>541.8</text:p>
          </table:table-cell>
          <table:table-cell table:style-name="ce122" office:value-type="float" office:value="559.8">
            <text:p>559.8</text:p>
          </table:table-cell>
          <table:table-cell table:style-name="ce136"/>
          <table:table-cell table:style-name="ce152" office:value-type="float" office:value="541">
            <text:p>541.0</text:p>
          </table:table-cell>
          <table:table-cell table:style-name="ce122" office:value-type="float" office:value="559">
            <text:p>559.0</text:p>
          </table:table-cell>
          <table:table-cell table:style-name="ce168"/>
          <table:table-cell table:style-name="ce186" office:value-type="float" office:value="10">
            <text:p>10</text:p>
          </table:table-cell>
          <table:table-cell table:style-name="ce214" office:value-type="string">
            <text:p>B2</text:p>
          </table:table-cell>
          <table:table-cell table:style-name="ce240" office:value-type="float" office:value="520">
            <text:p>520.0</text:p>
          </table:table-cell>
          <table:table-cell table:style-name="ce240"/>
          <table:table-cell table:style-name="ce269" office:value-type="float" office:value="2">
            <text:p>2</text:p>
          </table:table-cell>
          <table:table-cell table:style-name="ce291" office:value-type="string">
            <text:p>B2</text:p>
          </table:table-cell>
          <table:table-cell table:style-name="ce312" office:value-type="string">
            <text:p>B06</text:p>
          </table:table-cell>
          <table:table-cell table:style-name="ce341" office:value-type="string">
            <text:p>B14</text:p>
          </table:table-cell>
          <table:table-cell table:style-name="ce240" office:value-type="float" office:value="520">
            <text:p>520.0</text:p>
          </table:table-cell>
          <table:table-cell table:style-name="ce365"/>
          <table:table-cell table:style-name="ce390" office:value-type="string">
            <text:p>#6-B03</text:p>
          </table:table-cell>
          <table:table-cell table:style-name="ce100" office:value-type="float" office:value="525">
            <text:p>525.0</text:p>
          </table:table-cell>
          <table:table-cell table:style-name="ce122" office:value-type="float" office:value="562.5">
            <text:p>562.5</text:p>
          </table:table-cell>
          <table:table-cell table:style-name="ce168" office:value-type="float" office:value="600">
            <text:p>600.0</text:p>
          </table:table-cell>
          <table:table-cell table:style-name="ce435" office:value-type="float" office:value="30">
            <text:p>30</text:p>
          </table:table-cell>
          <table:table-cell table:style-name="ce450" office:value-type="string">
            <text:p>B06</text:p>
          </table:table-cell>
          <table:table-cell table:style-name="ce480" office:value-type="float" office:value="555">
            <text:p>555.0</text:p>
          </table:table-cell>
          <table:table-cell table:style-name="ce499" office:value-type="float" office:value="560">
            <text:p>560.0</text:p>
          </table:table-cell>
          <table:table-cell table:style-name="ce517" office:value-type="float" office:value="565">
            <text:p>565.0</text:p>
          </table:table-cell>
          <table:table-cell table:style-name="ce531" office:value-type="string">
            <text:p>S1</text:p>
          </table:table-cell>
          <table:table-cell table:style-name="ce547"/>
          <table:table-cell table:style-name="ce564" office:value-type="float" office:value="554.27">
            <text:p>554.3</text:p>
          </table:table-cell>
          <table:table-cell table:style-name="ce564"/>
          <table:table-cell table:style-name="ce582" office:value-type="string">
            <text:p>1</text:p>
          </table:table-cell>
          <table:table-cell table:style-name="ce606" office:value-type="string">
            <text:p>Turbidity,oil//Chlorophyll MIN.</text:p>
          </table:table-cell>
          <table:table-cell table:style-name="ce624"/>
          <table:table-cell table:style-name="ce635" table:number-columns-repeated="989"/>
        </table:table-row>
        <table:table-row table:style-name="ro5">
          <table:table-cell table:style-name="ce9" office:value-type="float" office:value="590">
            <text:p>590</text:p>
          </table:table-cell>
          <table:table-cell table:style-name="ce39"/>
          <table:table-cell table:style-name="ce65"/>
          <table:table-cell table:style-name="ce100"/>
          <table:table-cell table:style-name="ce122"/>
          <table:table-cell table:style-name="ce136" office:value-type="float" office:value="577.8">
            <text:p>577.8</text:p>
          </table:table-cell>
          <table:table-cell table:style-name="ce152"/>
          <table:table-cell table:style-name="ce122"/>
          <table:table-cell table:style-name="ce168" office:value-type="float" office:value="577">
            <text:p>577.0</text:p>
          </table:table-cell>
          <table:table-cell table:style-name="ce186"/>
          <table:table-cell table:style-name="ce214"/>
          <table:table-cell table:style-name="ce240"/>
          <table:table-cell table:style-name="ce240" office:value-type="float" office:value="590">
            <text:p>590.0</text:p>
          </table:table-cell>
          <table:table-cell table:style-name="ce269"/>
          <table:table-cell table:style-name="ce291"/>
          <table:table-cell table:style-name="ce312"/>
          <table:table-cell table:style-name="ce341"/>
          <table:table-cell table:style-name="ce240"/>
          <table:table-cell table:style-name="ce365" office:value-type="float" office:value="590">
            <text:p>590.0</text:p>
          </table:table-cell>
          <table:table-cell table:style-name="ce391"/>
          <table:table-cell table:style-name="ce408"/>
          <table:table-cell table:style-name="ce415"/>
          <table:table-cell table:style-name="ce424"/>
          <table:table-cell table:style-name="ce435" office:value-type="float" office:value="15">
            <text:p>15</text:p>
          </table:table-cell>
          <table:table-cell table:style-name="ce450"/>
          <table:table-cell table:style-name="ce480"/>
          <table:table-cell table:style-name="ce499"/>
          <table:table-cell table:style-name="ce517"/>
          <table:table-cell table:style-name="ce531"/>
          <table:table-cell table:style-name="ce547"/>
          <table:table-cell table:style-name="ce564" table:number-columns-repeated="2"/>
          <table:table-cell table:style-name="ce582"/>
          <table:table-cell table:style-name="ce606" office:value-type="string">
            <text:p>L-8 Panchromatic //</text:p>
          </table:table-cell>
          <table:table-cell table:style-name="ce624"/>
          <table:table-cell table:style-name="ce635" table:number-columns-repeated="989"/>
        </table:table-row>
        <table:table-row table:style-name="ro5">
          <table:table-cell table:style-name="ce10" office:value-type="float" office:value="600">
            <text:p>600</text:p>
          </table:table-cell>
          <table:table-cell table:style-name="ce40"/>
          <table:table-cell table:style-name="ce66"/>
          <table:table-cell table:style-name="ce101"/>
          <table:table-cell table:style-name="ce123"/>
          <table:table-cell table:style-name="ce137"/>
          <table:table-cell table:style-name="ce153"/>
          <table:table-cell table:style-name="ce123"/>
          <table:table-cell table:style-name="ce169"/>
          <table:table-cell table:style-name="ce187"/>
          <table:table-cell table:style-name="ce215"/>
          <table:table-cell table:style-name="ce241" table:number-columns-repeated="2"/>
          <table:table-cell table:style-name="ce270"/>
          <table:table-cell table:style-name="ce216"/>
          <table:table-cell table:style-name="ce313"/>
          <table:table-cell table:style-name="ce342"/>
          <table:table-cell table:style-name="ce241"/>
          <table:table-cell table:style-name="ce366"/>
          <table:table-cell table:style-name="ce392"/>
          <table:table-cell table:style-name="ce409"/>
          <table:table-cell table:style-name="ce416"/>
          <table:table-cell table:style-name="ce425"/>
          <table:table-cell table:style-name="ce436"/>
          <table:table-cell table:style-name="ce451" office:value-type="string">
            <text:p>B07</text:p>
          </table:table-cell>
          <table:table-cell table:style-name="ce481" office:value-type="float" office:value="615">
            <text:p>615.0</text:p>
          </table:table-cell>
          <table:table-cell table:style-name="ce500" office:value-type="float" office:value="620">
            <text:p>620.0</text:p>
          </table:table-cell>
          <table:table-cell table:style-name="ce518" office:value-type="float" office:value="625">
            <text:p>625.0</text:p>
          </table:table-cell>
          <table:table-cell table:style-name="ce532"/>
          <table:table-cell table:style-name="ce548"/>
          <table:table-cell table:style-name="ce565" table:number-columns-repeated="2"/>
          <table:table-cell table:style-name="ce583"/>
          <table:table-cell table:style-name="ce607" office:value-type="string">
            <text:p>//Sediment loading</text:p>
          </table:table-cell>
          <table:table-cell table:style-name="ce624"/>
          <table:table-cell table:style-name="ce635" table:number-columns-repeated="989"/>
        </table:table-row>
        <table:table-row table:style-name="ro5">
          <table:table-cell table:style-name="ce10" office:value-type="float" office:value="630">
            <text:p>630</text:p>
          </table:table-cell>
          <table:table-cell table:style-name="ce40" office:value-type="string">
            <text:p>*RED*</text:p>
          </table:table-cell>
          <table:table-cell table:style-name="ce67" office:value-type="string">
            <text:p>#5-B04</text:p>
          </table:table-cell>
          <table:table-cell table:style-name="ce101" office:value-type="float" office:value="649.1">
            <text:p>649.1</text:p>
          </table:table-cell>
          <table:table-cell table:style-name="ce123"/>
          <table:table-cell table:style-name="ce137"/>
          <table:table-cell table:style-name="ce153" office:value-type="float" office:value="649.4">
            <text:p>649.4</text:p>
          </table:table-cell>
          <table:table-cell table:style-name="ce123"/>
          <table:table-cell table:style-name="ce169"/>
          <table:table-cell table:style-name="ce187" office:value-type="float" office:value="10">
            <text:p>10</text:p>
          </table:table-cell>
          <table:table-cell table:style-name="ce216" office:value-type="string">
            <text:p>B3</text:p>
          </table:table-cell>
          <table:table-cell table:style-name="ce241" office:value-type="float" office:value="630">
            <text:p>630.0</text:p>
          </table:table-cell>
          <table:table-cell table:style-name="ce241"/>
          <table:table-cell table:style-name="ce270" office:value-type="float" office:value="2">
            <text:p>2</text:p>
          </table:table-cell>
          <table:table-cell table:style-name="ce216" office:value-type="string">
            <text:p>B3</text:p>
          </table:table-cell>
          <table:table-cell table:style-name="ce313" office:value-type="string">
            <text:p>B07</text:p>
          </table:table-cell>
          <table:table-cell table:style-name="ce342" office:value-type="string">
            <text:p>B15</text:p>
          </table:table-cell>
          <table:table-cell table:style-name="ce241" office:value-type="float" office:value="630">
            <text:p>630.0</text:p>
          </table:table-cell>
          <table:table-cell table:style-name="ce366"/>
          <table:table-cell table:style-name="ce393" office:value-type="string">
            <text:p>#5-B04</text:p>
          </table:table-cell>
          <table:table-cell table:style-name="ce101" office:value-type="float" office:value="630">
            <text:p>630.0</text:p>
          </table:table-cell>
          <table:table-cell table:style-name="ce123" office:value-type="float" office:value="655">
            <text:p>655.0</text:p>
          </table:table-cell>
          <table:table-cell table:style-name="ce169" office:value-type="float" office:value="680">
            <text:p>680.0</text:p>
          </table:table-cell>
          <table:table-cell table:style-name="ce436" office:value-type="float" office:value="30">
            <text:p>30</text:p>
          </table:table-cell>
          <table:table-cell table:style-name="ce452" office:value-type="string">
            <text:p>B08</text:p>
          </table:table-cell>
          <table:table-cell table:style-name="ce481" office:value-type="float" office:value="660">
            <text:p>660.0</text:p>
          </table:table-cell>
          <table:table-cell table:style-name="ce501" office:value-type="float" office:value="665">
            <text:p>665.0</text:p>
          </table:table-cell>
          <table:table-cell table:style-name="ce518" office:value-type="float" office:value="670">
            <text:p>670.0</text:p>
          </table:table-cell>
          <table:table-cell table:style-name="ce532" office:value-type="string">
            <text:p>S2</text:p>
          </table:table-cell>
          <table:table-cell table:style-name="ce548"/>
          <table:table-cell table:style-name="ce565" office:value-type="float" office:value="659.47">
            <text:p>659.5</text:p>
          </table:table-cell>
          <table:table-cell table:style-name="ce565"/>
          <table:table-cell table:style-name="ce583" office:value-type="string">
            <text:p>1</text:p>
          </table:table-cell>
          <table:table-cell table:style-name="ce607" office:value-type="string">
            <text:p>Soil,veg//2nd Chl.MAX,sedim.,yellow subs.</text:p>
          </table:table-cell>
          <table:table-cell table:style-name="ce624"/>
          <table:table-cell table:style-name="ce635" table:number-columns-repeated="989"/>
        </table:table-row>
        <table:table-row table:style-name="ro5">
          <table:table-cell table:style-name="ce10" office:value-type="float" office:value="670">
            <text:p>670</text:p>
          </table:table-cell>
          <table:table-cell table:style-name="ce40"/>
          <table:table-cell table:style-name="ce66"/>
          <table:table-cell table:style-name="ce101"/>
          <table:table-cell table:style-name="ce123" office:value-type="float" office:value="664.6">
            <text:p>664.6</text:p>
          </table:table-cell>
          <table:table-cell table:style-name="ce137"/>
          <table:table-cell table:style-name="ce153"/>
          <table:table-cell table:style-name="ce123" office:value-type="float" office:value="664.9">
            <text:p>664.9</text:p>
          </table:table-cell>
          <table:table-cell table:style-name="ce169"/>
          <table:table-cell table:style-name="ce187"/>
          <table:table-cell table:style-name="ce217"/>
          <table:table-cell table:style-name="ce241" table:number-columns-repeated="2"/>
          <table:table-cell table:style-name="ce270"/>
          <table:table-cell table:style-name="ce292"/>
          <table:table-cell table:style-name="ce313"/>
          <table:table-cell table:style-name="ce342"/>
          <table:table-cell table:style-name="ce241"/>
          <table:table-cell table:style-name="ce366"/>
          <table:table-cell table:style-name="ce394"/>
          <table:table-cell table:style-name="ce101"/>
          <table:table-cell table:style-name="ce123"/>
          <table:table-cell table:style-name="ce169"/>
          <table:table-cell table:style-name="ce436"/>
          <table:table-cell table:style-name="ce451" office:value-type="string">
            <text:p>B09</text:p>
          </table:table-cell>
          <table:table-cell table:style-name="ce481" office:value-type="float" office:value="670">
            <text:p>670.0</text:p>
          </table:table-cell>
          <table:table-cell table:style-name="ce500" office:value-type="float" office:value="673.75">
            <text:p>673.8</text:p>
          </table:table-cell>
          <table:table-cell table:style-name="ce518" office:value-type="float" office:value="677.5">
            <text:p>677.5</text:p>
          </table:table-cell>
          <table:table-cell table:style-name="ce532"/>
          <table:table-cell table:style-name="ce548"/>
          <table:table-cell table:style-name="ce565" table:number-columns-repeated="2"/>
          <table:table-cell table:style-name="ce583"/>
          <table:table-cell table:style-name="ce607" office:value-type="string">
            <text:p>//Improved fluorescence,Surface Mix.Layer</text:p>
          </table:table-cell>
          <table:table-cell table:style-name="ce624"/>
          <table:table-cell table:style-name="ce635" table:number-columns-repeated="989"/>
        </table:table-row>
        <table:table-row table:style-name="ro5">
          <table:table-cell table:style-name="ce10" office:value-type="float" office:value="690">
            <text:p>690</text:p>
          </table:table-cell>
          <table:table-cell table:style-name="ce40"/>
          <table:table-cell table:style-name="ce66"/>
          <table:table-cell table:style-name="ce101"/>
          <table:table-cell table:style-name="ce123"/>
          <table:table-cell table:style-name="ce137" office:value-type="float" office:value="680.1">
            <text:p>680.1</text:p>
          </table:table-cell>
          <table:table-cell table:style-name="ce153"/>
          <table:table-cell table:style-name="ce123"/>
          <table:table-cell table:style-name="ce169" office:value-type="float" office:value="680.4">
            <text:p>680.4</text:p>
          </table:table-cell>
          <table:table-cell table:style-name="ce187"/>
          <table:table-cell table:style-name="ce217"/>
          <table:table-cell table:style-name="ce241"/>
          <table:table-cell table:style-name="ce241" office:value-type="float" office:value="690">
            <text:p>690.0</text:p>
          </table:table-cell>
          <table:table-cell table:style-name="ce270"/>
          <table:table-cell table:style-name="ce292"/>
          <table:table-cell table:style-name="ce313"/>
          <table:table-cell table:style-name="ce342"/>
          <table:table-cell table:style-name="ce241"/>
          <table:table-cell table:style-name="ce366" office:value-type="float" office:value="690">
            <text:p>690.0</text:p>
          </table:table-cell>
          <table:table-cell table:style-name="ce394"/>
          <table:table-cell table:style-name="ce101"/>
          <table:table-cell table:style-name="ce123"/>
          <table:table-cell table:style-name="ce169"/>
          <table:table-cell table:style-name="ce436"/>
          <table:table-cell table:style-name="ce451" office:value-type="string">
            <text:p>B10</text:p>
          </table:table-cell>
          <table:table-cell table:style-name="ce481" office:value-type="float" office:value="677.5">
            <text:p>677.5</text:p>
          </table:table-cell>
          <table:table-cell table:style-name="ce500" office:value-type="float" office:value="681.25">
            <text:p>681.3</text:p>
          </table:table-cell>
          <table:table-cell table:style-name="ce518" office:value-type="float" office:value="685">
            <text:p>685.0</text:p>
          </table:table-cell>
          <table:table-cell table:style-name="ce533"/>
          <table:table-cell table:style-name="ce549"/>
          <table:table-cell table:style-name="ce565" table:number-columns-repeated="2"/>
          <table:table-cell table:style-name="ce583"/>
          <table:table-cell table:style-name="ce607" office:value-type="string">
            <text:p>//Chlorophyll fluorescence peak</text:p>
          </table:table-cell>
          <table:table-cell table:style-name="ce624"/>
          <table:table-cell table:style-name="ce635" table:number-columns-repeated="989"/>
        </table:table-row>
        <table:table-row table:style-name="ro5">
          <table:table-cell table:style-name="ce11" office:value-type="float" office:value="700">
            <text:p>700</text:p>
          </table:table-cell>
          <table:table-cell table:style-name="ce41" office:value-type="string">
            <text:p>RedEdge</text:p>
          </table:table-cell>
          <table:table-cell table:style-name="ce68" office:value-type="string">
            <text:p>#6-B05</text:p>
          </table:table-cell>
          <table:table-cell table:style-name="ce102" office:value-type="float" office:value="696.6">
            <text:p>696.6</text:p>
          </table:table-cell>
          <table:table-cell table:style-name="ce124" office:value-type="float" office:value="704.1">
            <text:p>704.1</text:p>
          </table:table-cell>
          <table:table-cell table:style-name="ce138" office:value-type="float" office:value="711.6">
            <text:p>711.6</text:p>
          </table:table-cell>
          <table:table-cell table:style-name="ce154" office:value-type="float" office:value="695.8">
            <text:p>695.8</text:p>
          </table:table-cell>
          <table:table-cell table:style-name="ce124" office:value-type="float" office:value="703.8">
            <text:p>703.8</text:p>
          </table:table-cell>
          <table:table-cell table:style-name="ce170" office:value-type="float" office:value="711.8">
            <text:p>711.8</text:p>
          </table:table-cell>
          <table:table-cell table:style-name="ce188" office:value-type="float" office:value="20">
            <text:p>20</text:p>
          </table:table-cell>
          <table:table-cell table:style-name="ce218"/>
          <table:table-cell table:style-name="ce242" table:number-columns-repeated="2"/>
          <table:table-cell table:style-name="ce271"/>
          <table:table-cell table:style-name="ce293"/>
          <table:table-cell table:style-name="ce314"/>
          <table:table-cell table:style-name="ce343"/>
          <table:table-cell table:style-name="ce242"/>
          <table:table-cell table:style-name="ce367"/>
          <table:table-cell table:style-name="ce395"/>
          <table:table-cell table:style-name="ce102"/>
          <table:table-cell table:style-name="ce124"/>
          <table:table-cell table:style-name="ce170"/>
          <table:table-cell table:style-name="ce437"/>
          <table:table-cell table:style-name="ce453" office:value-type="string">
            <text:p>B11</text:p>
          </table:table-cell>
          <table:table-cell table:style-name="ce482" office:value-type="float" office:value="703.75">
            <text:p>703.8</text:p>
          </table:table-cell>
          <table:table-cell table:style-name="ce502" office:value-type="float" office:value="708.75">
            <text:p>708.8</text:p>
          </table:table-cell>
          <table:table-cell table:style-name="ce519" office:value-type="float" office:value="713.75">
            <text:p>713.8</text:p>
          </table:table-cell>
          <table:table-cell table:style-name="ce534"/>
          <table:table-cell table:style-name="ce550"/>
          <table:table-cell table:style-name="ce566" table:number-columns-repeated="2"/>
          <table:table-cell table:style-name="ce584"/>
          <table:table-cell table:style-name="ce608" office:value-type="string">
            <text:p>Vegetation//Chl.fl.basel.</text:p>
          </table:table-cell>
          <table:table-cell table:style-name="ce624"/>
          <table:table-cell table:number-columns-repeated="984"/>
          <table:table-cell table:style-name="ce258" table:number-columns-repeated="5"/>
        </table:table-row>
        <table:table-row table:style-name="ro5">
          <table:table-cell table:style-name="ce11" office:value-type="float" office:value="740">
            <text:p>740</text:p>
          </table:table-cell>
          <table:table-cell table:style-name="ce41" office:value-type="string">
            <text:p>RedEdge</text:p>
          </table:table-cell>
          <table:table-cell table:style-name="ce68" office:value-type="string">
            <text:p>#8-B06</text:p>
          </table:table-cell>
          <table:table-cell table:style-name="ce102" office:value-type="float" office:value="733">
            <text:p>733.0</text:p>
          </table:table-cell>
          <table:table-cell table:style-name="ce124" office:value-type="float" office:value="740.5">
            <text:p>740.5</text:p>
          </table:table-cell>
          <table:table-cell table:style-name="ce138" office:value-type="float" office:value="748">
            <text:p>748.0</text:p>
          </table:table-cell>
          <table:table-cell table:style-name="ce154" office:value-type="float" office:value="731.6">
            <text:p>731.6</text:p>
          </table:table-cell>
          <table:table-cell table:style-name="ce124" office:value-type="float" office:value="739.1">
            <text:p>739.1</text:p>
          </table:table-cell>
          <table:table-cell table:style-name="ce170" office:value-type="float" office:value="746.6">
            <text:p>746.6</text:p>
          </table:table-cell>
          <table:table-cell table:style-name="ce188" office:value-type="float" office:value="20">
            <text:p>20</text:p>
          </table:table-cell>
          <table:table-cell table:style-name="ce218"/>
          <table:table-cell table:style-name="ce243" table:number-columns-repeated="2"/>
          <table:table-cell table:style-name="ce271"/>
          <table:table-cell table:style-name="ce293"/>
          <table:table-cell table:style-name="ce314"/>
          <table:table-cell table:style-name="ce343"/>
          <table:table-cell table:style-name="ce243"/>
          <table:table-cell table:style-name="ce368"/>
          <table:table-cell table:style-name="ce395"/>
          <table:table-cell table:style-name="ce102"/>
          <table:table-cell table:style-name="ce124"/>
          <table:table-cell table:style-name="ce170"/>
          <table:table-cell table:style-name="ce437"/>
          <table:table-cell table:style-name="ce453" office:value-type="string">
            <text:p>B12</text:p>
          </table:table-cell>
          <table:table-cell table:style-name="ce483" office:value-type="float" office:value="750">
            <text:p>750.0</text:p>
          </table:table-cell>
          <table:table-cell table:style-name="ce502" office:value-type="float" office:value="753.75">
            <text:p>753.8</text:p>
          </table:table-cell>
          <table:table-cell table:style-name="ce520" office:value-type="float" office:value="757.5">
            <text:p>757.5</text:p>
          </table:table-cell>
          <table:table-cell table:style-name="ce534"/>
          <table:table-cell table:style-name="ce550"/>
          <table:table-cell table:style-name="ce566" table:number-columns-repeated="2"/>
          <table:table-cell table:style-name="ce584"/>
          <table:table-cell table:style-name="ce608" office:value-type="string">
            <text:p>Vegetation//O2 abs.,clouds,veg.</text:p>
          </table:table-cell>
          <table:table-cell table:style-name="ce624"/>
          <table:table-cell table:number-columns-repeated="984"/>
          <table:table-cell table:style-name="ce258" table:number-columns-repeated="5"/>
        </table:table-row>
        <table:table-row table:style-name="ro5">
          <table:table-cell table:style-name="ce11" office:value-type="float" office:value="760">
            <text:p>760</text:p>
          </table:table-cell>
          <table:table-cell table:style-name="ce41" office:value-type="string">
            <text:p>RedEdge</text:p>
          </table:table-cell>
          <table:table-cell table:style-name="ce68"/>
          <table:table-cell table:style-name="ce102"/>
          <table:table-cell table:style-name="ce124"/>
          <table:table-cell table:style-name="ce138"/>
          <table:table-cell table:style-name="ce154"/>
          <table:table-cell table:style-name="ce124"/>
          <table:table-cell table:style-name="ce170"/>
          <table:table-cell table:style-name="ce188"/>
          <table:table-cell table:style-name="ce218"/>
          <table:table-cell table:style-name="ce242" table:number-columns-repeated="2"/>
          <table:table-cell table:style-name="ce271"/>
          <table:table-cell table:style-name="ce293"/>
          <table:table-cell table:style-name="ce314"/>
          <table:table-cell table:style-name="ce343"/>
          <table:table-cell table:style-name="ce242"/>
          <table:table-cell table:style-name="ce367"/>
          <table:table-cell table:style-name="ce395"/>
          <table:table-cell table:style-name="ce102"/>
          <table:table-cell table:style-name="ce124"/>
          <table:table-cell table:style-name="ce170"/>
          <table:table-cell table:style-name="ce437"/>
          <table:table-cell table:style-name="ce453" office:value-type="string">
            <text:p>B13</text:p>
          </table:table-cell>
          <table:table-cell table:style-name="ce483" office:value-type="float" office:value="760">
            <text:p>760.0</text:p>
          </table:table-cell>
          <table:table-cell table:style-name="ce502" office:value-type="float" office:value="761.25">
            <text:p>761.3</text:p>
          </table:table-cell>
          <table:table-cell table:style-name="ce520" office:value-type="float" office:value="762.5">
            <text:p>762.5</text:p>
          </table:table-cell>
          <table:table-cell table:style-name="ce535"/>
          <table:table-cell table:style-name="ce551"/>
          <table:table-cell table:style-name="ce566" table:number-columns-repeated="2"/>
          <table:table-cell table:style-name="ce584"/>
          <table:table-cell table:style-name="ce608" office:value-type="string">
            <text:p>//O2 abs.,clouds,veg.;aerosol corr.</text:p>
          </table:table-cell>
          <table:table-cell table:style-name="ce624"/>
          <table:table-cell table:number-columns-repeated="984"/>
          <table:table-cell table:style-name="ce258" table:number-columns-repeated="5"/>
        </table:table-row>
        <table:table-row table:style-name="ro5">
          <table:table-cell table:style-name="ce11" office:value-type="float" office:value="765">
            <text:p>765</text:p>
          </table:table-cell>
          <table:table-cell table:style-name="ce41" office:value-type="string">
            <text:p>RedEdge</text:p>
          </table:table-cell>
          <table:table-cell table:style-name="ce68"/>
          <table:table-cell table:style-name="ce102"/>
          <table:table-cell table:style-name="ce124"/>
          <table:table-cell table:style-name="ce138"/>
          <table:table-cell table:style-name="ce154"/>
          <table:table-cell table:style-name="ce124"/>
          <table:table-cell table:style-name="ce170"/>
          <table:table-cell table:style-name="ce188"/>
          <table:table-cell table:style-name="ce218"/>
          <table:table-cell table:style-name="ce242" table:number-columns-repeated="2"/>
          <table:table-cell table:style-name="ce271"/>
          <table:table-cell table:style-name="ce293"/>
          <table:table-cell table:style-name="ce314"/>
          <table:table-cell table:style-name="ce343"/>
          <table:table-cell table:style-name="ce242"/>
          <table:table-cell table:style-name="ce367"/>
          <table:table-cell table:style-name="ce395"/>
          <table:table-cell table:style-name="ce102"/>
          <table:table-cell table:style-name="ce124"/>
          <table:table-cell table:style-name="ce170"/>
          <table:table-cell table:style-name="ce437"/>
          <table:table-cell table:style-name="ce453" office:value-type="string">
            <text:p>B14</text:p>
          </table:table-cell>
          <table:table-cell table:style-name="ce483" office:value-type="float" office:value="762.5">
            <text:p>762.5</text:p>
          </table:table-cell>
          <table:table-cell table:style-name="ce502" office:value-type="float" office:value="764.375">
            <text:p>764.4</text:p>
          </table:table-cell>
          <table:table-cell table:style-name="ce520" office:value-type="float" office:value="766.25">
            <text:p>766.3</text:p>
          </table:table-cell>
          <table:table-cell table:style-name="ce534"/>
          <table:table-cell table:style-name="ce550"/>
          <table:table-cell table:style-name="ce566" table:number-columns-repeated="2"/>
          <table:table-cell table:style-name="ce584"/>
          <table:table-cell table:style-name="ce608" office:value-type="string">
            <text:p>//Atmospheric correction</text:p>
          </table:table-cell>
          <table:table-cell table:style-name="ce624"/>
          <table:table-cell table:number-columns-repeated="984"/>
          <table:table-cell table:style-name="ce258" table:number-columns-repeated="5"/>
        </table:table-row>
        <table:table-row table:style-name="ro5">
          <table:table-cell table:style-name="ce11" office:value-type="float" office:value="767">
            <text:p>767</text:p>
          </table:table-cell>
          <table:table-cell table:style-name="ce41" office:value-type="string">
            <text:p>RedEdge</text:p>
          </table:table-cell>
          <table:table-cell table:style-name="ce68"/>
          <table:table-cell table:style-name="ce102"/>
          <table:table-cell table:style-name="ce124"/>
          <table:table-cell table:style-name="ce138"/>
          <table:table-cell table:style-name="ce154"/>
          <table:table-cell table:style-name="ce124"/>
          <table:table-cell table:style-name="ce170"/>
          <table:table-cell table:style-name="ce188"/>
          <table:table-cell table:style-name="ce218"/>
          <table:table-cell table:style-name="ce242" table:number-columns-repeated="2"/>
          <table:table-cell table:style-name="ce271"/>
          <table:table-cell table:style-name="ce293"/>
          <table:table-cell table:style-name="ce314"/>
          <table:table-cell table:style-name="ce343"/>
          <table:table-cell table:style-name="ce242"/>
          <table:table-cell table:style-name="ce367"/>
          <table:table-cell table:style-name="ce395"/>
          <table:table-cell table:style-name="ce102"/>
          <table:table-cell table:style-name="ce124"/>
          <table:table-cell table:style-name="ce170"/>
          <table:table-cell table:style-name="ce437"/>
          <table:table-cell table:style-name="ce453" office:value-type="string">
            <text:p>B15</text:p>
          </table:table-cell>
          <table:table-cell table:style-name="ce483" office:value-type="float" office:value="766.25">
            <text:p>766.3</text:p>
          </table:table-cell>
          <table:table-cell table:style-name="ce502" office:value-type="float" office:value="767.5">
            <text:p>767.5</text:p>
          </table:table-cell>
          <table:table-cell table:style-name="ce520" office:value-type="float" office:value="768.75">
            <text:p>768.8</text:p>
          </table:table-cell>
          <table:table-cell table:style-name="ce534"/>
          <table:table-cell table:style-name="ce550"/>
          <table:table-cell table:style-name="ce566" table:number-columns-repeated="2"/>
          <table:table-cell table:style-name="ce584"/>
          <table:table-cell table:style-name="ce608" office:value-type="string">
            <text:p>//Cloud top press.,fluore.over land</text:p>
          </table:table-cell>
          <table:table-cell table:style-name="ce624"/>
          <table:table-cell table:number-columns-repeated="984"/>
          <table:table-cell table:style-name="ce258" table:number-columns-repeated="5"/>
        </table:table-row>
        <table:table-row table:style-name="ro5">
          <table:table-cell table:style-name="ce12" office:value-type="float" office:value="780">
            <text:p>780</text:p>
          </table:table-cell>
          <table:table-cell table:style-name="ce42" office:value-type="string">
            <text:p>NIR</text:p>
          </table:table-cell>
          <table:table-cell table:style-name="ce69" office:value-type="string">
            <text:p>#9-B07</text:p>
          </table:table-cell>
          <table:table-cell table:style-name="ce103" office:value-type="float" office:value="772.8">
            <text:p>772.8</text:p>
          </table:table-cell>
          <table:table-cell table:style-name="ce125" office:value-type="float" office:value="782.8">
            <text:p>782.8</text:p>
          </table:table-cell>
          <table:table-cell table:style-name="ce139" office:value-type="float" office:value="792.8">
            <text:p>792.8</text:p>
          </table:table-cell>
          <table:table-cell table:style-name="ce155" office:value-type="float" office:value="769.7">
            <text:p>769.7</text:p>
          </table:table-cell>
          <table:table-cell table:style-name="ce125" office:value-type="float" office:value="779.7">
            <text:p>779.7</text:p>
          </table:table-cell>
          <table:table-cell table:style-name="ce171" office:value-type="float" office:value="789.7">
            <text:p>789.7</text:p>
          </table:table-cell>
          <table:table-cell table:style-name="ce189" office:value-type="float" office:value="20">
            <text:p>20</text:p>
          </table:table-cell>
          <table:table-cell table:style-name="ce219" office:value-type="string">
            <text:p>B4</text:p>
          </table:table-cell>
          <table:table-cell table:style-name="ce244" office:value-type="float" office:value="770">
            <text:p>770.0</text:p>
          </table:table-cell>
          <table:table-cell table:style-name="ce244"/>
          <table:table-cell table:style-name="ce272" office:value-type="float" office:value="2">
            <text:p>2</text:p>
          </table:table-cell>
          <table:table-cell table:style-name="ce219" office:value-type="string">
            <text:p>B4</text:p>
          </table:table-cell>
          <table:table-cell table:style-name="ce315" office:value-type="string">
            <text:p>B08</text:p>
          </table:table-cell>
          <table:table-cell table:style-name="ce344" office:value-type="string">
            <text:p>B16</text:p>
          </table:table-cell>
          <table:table-cell table:style-name="ce244" office:value-type="float" office:value="770">
            <text:p>770.0</text:p>
          </table:table-cell>
          <table:table-cell table:style-name="ce369"/>
          <table:table-cell table:style-name="ce396"/>
          <table:table-cell table:style-name="ce103"/>
          <table:table-cell table:style-name="ce125"/>
          <table:table-cell table:style-name="ce171"/>
          <table:table-cell table:style-name="ce438"/>
          <table:table-cell table:style-name="ce454" office:value-type="string">
            <text:p>B16</text:p>
          </table:table-cell>
          <table:table-cell table:style-name="ce484" office:value-type="float" office:value="771.25">
            <text:p>771.3</text:p>
          </table:table-cell>
          <table:table-cell table:style-name="ce503" office:value-type="float" office:value="778.75">
            <text:p>778.8</text:p>
          </table:table-cell>
          <table:table-cell table:style-name="ce521" office:value-type="float" office:value="786.25">
            <text:p>786.3</text:p>
          </table:table-cell>
          <table:table-cell table:style-name="ce536"/>
          <table:table-cell table:style-name="ce552"/>
          <table:table-cell table:style-name="ce567" table:number-columns-repeated="2"/>
          <table:table-cell table:style-name="ce585"/>
          <table:table-cell table:style-name="ce609" office:value-type="string">
            <text:p>Vegetation//Atmos.corr.</text:p>
          </table:table-cell>
          <table:table-cell table:style-name="ce624"/>
          <table:table-cell table:number-columns-repeated="984"/>
          <table:table-cell table:style-name="ce258" table:number-columns-repeated="5"/>
        </table:table-row>
        <table:table-row table:style-name="ro5">
          <table:table-cell table:style-name="ce12" office:value-type="float" office:value="830">
            <text:p>830</text:p>
          </table:table-cell>
          <table:table-cell table:style-name="ce42" office:value-type="string">
            <text:p>NIR</text:p>
          </table:table-cell>
          <table:table-cell table:style-name="ce69" office:value-type="string">
            <text:p>#2-B08</text:p>
          </table:table-cell>
          <table:table-cell table:style-name="ce103" office:value-type="float" office:value="779.8">
            <text:p>779.8</text:p>
          </table:table-cell>
          <table:table-cell table:style-name="ce125" office:value-type="float" office:value="832.8">
            <text:p>832.8</text:p>
          </table:table-cell>
          <table:table-cell table:style-name="ce139" office:value-type="float" office:value="885.8">
            <text:p>885.8</text:p>
          </table:table-cell>
          <table:table-cell table:style-name="ce155" office:value-type="float" office:value="779.9">
            <text:p>779.9</text:p>
          </table:table-cell>
          <table:table-cell table:style-name="ce125" office:value-type="float" office:value="832.9">
            <text:p>832.9</text:p>
          </table:table-cell>
          <table:table-cell table:style-name="ce171" office:value-type="float" office:value="885.9">
            <text:p>885.9</text:p>
          </table:table-cell>
          <table:table-cell table:style-name="ce189" office:value-type="float" office:value="10">
            <text:p>10</text:p>
          </table:table-cell>
          <table:table-cell table:style-name="ce219" office:value-type="string">
            <text:p>NIR</text:p>
          </table:table-cell>
          <table:table-cell table:style-name="ce244" table:number-columns-repeated="2"/>
          <table:table-cell table:style-name="ce272"/>
          <table:table-cell table:style-name="ce219" office:value-type="string">
            <text:p>NIR</text:p>
          </table:table-cell>
          <table:table-cell table:style-name="ce315"/>
          <table:table-cell table:style-name="ce344"/>
          <table:table-cell table:style-name="ce244"/>
          <table:table-cell table:style-name="ce369"/>
          <table:table-cell table:style-name="ce396"/>
          <table:table-cell table:style-name="ce103"/>
          <table:table-cell table:style-name="ce125"/>
          <table:table-cell table:style-name="ce171"/>
          <table:table-cell table:style-name="ce438"/>
          <table:table-cell table:style-name="ce454"/>
          <table:table-cell table:style-name="ce484"/>
          <table:table-cell table:style-name="ce503"/>
          <table:table-cell table:style-name="ce521"/>
          <table:table-cell table:style-name="ce536"/>
          <table:table-cell table:style-name="ce552"/>
          <table:table-cell table:style-name="ce567" table:number-columns-repeated="2"/>
          <table:table-cell table:style-name="ce585"/>
          <table:table-cell table:style-name="ce609" office:value-type="string">
            <text:p>Vegetation</text:p>
          </table:table-cell>
          <table:table-cell table:style-name="ce624"/>
          <table:table-cell table:number-columns-repeated="984"/>
          <table:table-cell table:style-name="ce258" table:number-columns-repeated="5"/>
        </table:table-row>
        <table:table-row table:style-name="ro5">
          <table:table-cell table:style-name="ce12" office:value-type="float" office:value="860">
            <text:p>860</text:p>
          </table:table-cell>
          <table:table-cell table:style-name="ce42" office:value-type="string">
            <text:p>NarrNIR</text:p>
          </table:table-cell>
          <table:table-cell table:style-name="ce70" office:value-type="string">
            <text:p>#10-B8A</text:p>
          </table:table-cell>
          <table:table-cell table:style-name="ce103" office:value-type="float" office:value="854.2">
            <text:p>854.2</text:p>
          </table:table-cell>
          <table:table-cell table:style-name="ce125" office:value-type="float" office:value="864.7">
            <text:p>864.7</text:p>
          </table:table-cell>
          <table:table-cell table:style-name="ce139" office:value-type="float" office:value="875.2">
            <text:p>875.2</text:p>
          </table:table-cell>
          <table:table-cell table:style-name="ce155" office:value-type="float" office:value="853">
            <text:p>853.0</text:p>
          </table:table-cell>
          <table:table-cell table:style-name="ce125" office:value-type="float" office:value="864">
            <text:p>864.0</text:p>
          </table:table-cell>
          <table:table-cell table:style-name="ce171" office:value-type="float" office:value="875">
            <text:p>875.0</text:p>
          </table:table-cell>
          <table:table-cell table:style-name="ce189" office:value-type="float" office:value="20">
            <text:p>20</text:p>
          </table:table-cell>
          <table:table-cell table:style-name="ce219"/>
          <table:table-cell table:style-name="ce244" table:number-columns-repeated="2"/>
          <table:table-cell table:style-name="ce272"/>
          <table:table-cell table:style-name="ce219"/>
          <table:table-cell table:style-name="ce315"/>
          <table:table-cell table:style-name="ce344"/>
          <table:table-cell table:style-name="ce244"/>
          <table:table-cell table:style-name="ce369"/>
          <table:table-cell table:style-name="ce397" office:value-type="string">
            <text:p>#4-B05</text:p>
          </table:table-cell>
          <table:table-cell table:style-name="ce103" office:value-type="float" office:value="845">
            <text:p>845.0</text:p>
          </table:table-cell>
          <table:table-cell table:style-name="ce125" office:value-type="float" office:value="865">
            <text:p>865.0</text:p>
          </table:table-cell>
          <table:table-cell table:style-name="ce171"/>
          <table:table-cell table:style-name="ce438" office:value-type="float" office:value="30">
            <text:p>30</text:p>
          </table:table-cell>
          <table:table-cell table:style-name="ce455" office:value-type="string">
            <text:p>B17</text:p>
          </table:table-cell>
          <table:table-cell table:style-name="ce484" office:value-type="float" office:value="855">
            <text:p>855.0</text:p>
          </table:table-cell>
          <table:table-cell table:style-name="ce504" office:value-type="float" office:value="865">
            <text:p>865.0</text:p>
          </table:table-cell>
          <table:table-cell table:style-name="ce521" office:value-type="float" office:value="875">
            <text:p>875.0</text:p>
          </table:table-cell>
          <table:table-cell table:style-name="ce536" office:value-type="string">
            <text:p>S3</text:p>
          </table:table-cell>
          <table:table-cell table:style-name="ce552"/>
          <table:table-cell table:style-name="ce567" office:value-type="float" office:value="868">
            <text:p>868.0</text:p>
          </table:table-cell>
          <table:table-cell table:style-name="ce567"/>
          <table:table-cell table:style-name="ce585" office:value-type="string">
            <text:p>1</text:p>
          </table:table-cell>
          <table:table-cell table:style-name="ce609" office:value-type="string">
            <text:p>Vegetation//Atmos.aeros.corr.,clouds</text:p>
          </table:table-cell>
          <table:table-cell table:style-name="ce624"/>
          <table:table-cell table:number-columns-repeated="984"/>
          <table:table-cell table:style-name="ce258" table:number-columns-repeated="5"/>
        </table:table-row>
        <table:table-row table:style-name="ro5">
          <table:table-cell table:style-name="ce12" office:value-type="float" office:value="880">
            <text:p>880</text:p>
          </table:table-cell>
          <table:table-cell table:style-name="ce42"/>
          <table:table-cell table:style-name="ce71"/>
          <table:table-cell table:style-name="ce104"/>
          <table:table-cell table:style-name="ce126"/>
          <table:table-cell table:style-name="ce140"/>
          <table:table-cell table:style-name="ce156"/>
          <table:table-cell table:style-name="ce126"/>
          <table:table-cell table:style-name="ce172"/>
          <table:table-cell table:style-name="ce190"/>
          <table:table-cell table:style-name="ce220"/>
          <table:table-cell table:style-name="ce245"/>
          <table:table-cell table:style-name="ce244" office:value-type="float" office:value="890">
            <text:p>890.0</text:p>
          </table:table-cell>
          <table:table-cell table:style-name="ce273"/>
          <table:table-cell table:style-name="ce220"/>
          <table:table-cell table:style-name="ce316"/>
          <table:table-cell table:style-name="ce345"/>
          <table:table-cell table:style-name="ce245"/>
          <table:table-cell table:style-name="ce369" office:value-type="float" office:value="890">
            <text:p>890.0</text:p>
          </table:table-cell>
          <table:table-cell table:style-name="ce396"/>
          <table:table-cell table:style-name="ce103"/>
          <table:table-cell table:style-name="ce125"/>
          <table:table-cell table:style-name="ce171" office:value-type="float" office:value="885">
            <text:p>885.0</text:p>
          </table:table-cell>
          <table:table-cell table:style-name="ce438"/>
          <table:table-cell table:style-name="ce454" office:value-type="string">
            <text:p>B18</text:p>
          </table:table-cell>
          <table:table-cell table:style-name="ce484" office:value-type="float" office:value="880">
            <text:p>880.0</text:p>
          </table:table-cell>
          <table:table-cell table:style-name="ce503" office:value-type="float" office:value="885">
            <text:p>885.0</text:p>
          </table:table-cell>
          <table:table-cell table:style-name="ce521" office:value-type="float" office:value="890">
            <text:p>890.0</text:p>
          </table:table-cell>
          <table:table-cell table:style-name="ce536"/>
          <table:table-cell table:style-name="ce552"/>
          <table:table-cell table:style-name="ce567" table:number-columns-repeated="2"/>
          <table:table-cell table:style-name="ce585"/>
          <table:table-cell table:style-name="ce609" office:value-type="string">
            <text:p>Vegetation//Water vapour reference; SLSTR</text:p>
          </table:table-cell>
          <table:table-cell table:style-name="ce624"/>
          <table:table-cell table:number-columns-repeated="984"/>
          <table:table-cell table:style-name="ce258" table:number-columns-repeated="5"/>
        </table:table-row>
        <table:table-row table:style-name="ro5">
          <table:table-cell table:style-name="ce13" office:value-type="float" office:value="900">
            <text:p>900</text:p>
          </table:table-cell>
          <table:table-cell table:style-name="ce43"/>
          <table:table-cell table:style-name="ce72"/>
          <table:table-cell table:style-name="ce105"/>
          <table:table-cell table:style-name="ce127"/>
          <table:table-cell table:style-name="ce141"/>
          <table:table-cell table:style-name="ce157"/>
          <table:table-cell table:style-name="ce127"/>
          <table:table-cell table:style-name="ce173"/>
          <table:table-cell table:style-name="ce191"/>
          <table:table-cell table:style-name="ce221"/>
          <table:table-cell table:style-name="ce246" table:number-columns-repeated="2"/>
          <table:table-cell table:style-name="ce274"/>
          <table:table-cell table:style-name="ce294"/>
          <table:table-cell table:style-name="ce317"/>
          <table:table-cell table:style-name="ce346"/>
          <table:table-cell table:style-name="ce355"/>
          <table:table-cell table:style-name="ce370"/>
          <table:table-cell table:style-name="ce398"/>
          <table:table-cell table:style-name="ce105"/>
          <table:table-cell table:style-name="ce127"/>
          <table:table-cell table:style-name="ce173"/>
          <table:table-cell table:style-name="ce439"/>
          <table:table-cell table:style-name="ce456" office:value-type="string">
            <text:p>B19</text:p>
          </table:table-cell>
          <table:table-cell table:style-name="ce485" office:value-type="float" office:value="895">
            <text:p>895.0</text:p>
          </table:table-cell>
          <table:table-cell table:style-name="ce505" office:value-type="float" office:value="900">
            <text:p>900.0</text:p>
          </table:table-cell>
          <table:table-cell table:style-name="ce522" office:value-type="float" office:value="905">
            <text:p>905.0</text:p>
          </table:table-cell>
          <table:table-cell table:style-name="ce537"/>
          <table:table-cell table:style-name="ce553"/>
          <table:table-cell table:style-name="ce568" table:number-columns-repeated="2"/>
          <table:table-cell table:style-name="ce586"/>
          <table:table-cell table:style-name="ce610" office:value-type="string">
            <text:p>//Water vapour abs.,Veg.(max.reflect.)</text:p>
          </table:table-cell>
          <table:table-cell table:number-columns-repeated="985"/>
          <table:table-cell table:style-name="ce258" table:number-columns-repeated="5"/>
        </table:table-row>
        <table:table-row table:style-name="ro5">
          <table:table-cell table:style-name="ce14" office:value-type="float" office:value="940">
            <text:p>940</text:p>
          </table:table-cell>
          <table:table-cell table:style-name="ce44" office:value-type="string">
            <text:p>SWIR </text:p>
          </table:table-cell>
          <table:table-cell table:style-name="ce73" office:value-type="string">
            <text:p>#13-B09</text:p>
          </table:table-cell>
          <table:table-cell table:style-name="ce106" office:value-type="float" office:value="935.1">
            <text:p>935.1</text:p>
          </table:table-cell>
          <table:table-cell table:style-name="ce128" office:value-type="float" office:value="945.1">
            <text:p>945.1</text:p>
          </table:table-cell>
          <table:table-cell table:style-name="ce142" office:value-type="float" office:value="955.1">
            <text:p>955.1</text:p>
          </table:table-cell>
          <table:table-cell table:style-name="ce158" office:value-type="float" office:value="932.7">
            <text:p>932.7</text:p>
          </table:table-cell>
          <table:table-cell table:style-name="ce128" office:value-type="float" office:value="943.2">
            <text:p>943.2</text:p>
          </table:table-cell>
          <table:table-cell table:style-name="ce174" office:value-type="float" office:value="953.7">
            <text:p>953.7</text:p>
          </table:table-cell>
          <table:table-cell table:style-name="ce192" office:value-type="float" office:value="60">
            <text:p>60</text:p>
          </table:table-cell>
          <table:table-cell table:style-name="ce222"/>
          <table:table-cell table:style-name="ce247" table:number-columns-repeated="2"/>
          <table:table-cell table:style-name="ce275"/>
          <table:table-cell table:style-name="ce295"/>
          <table:table-cell table:style-name="ce318"/>
          <table:table-cell table:style-name="ce347"/>
          <table:table-cell table:style-name="ce247"/>
          <table:table-cell table:style-name="ce371"/>
          <table:table-cell table:style-name="ce399"/>
          <table:table-cell table:style-name="ce106"/>
          <table:table-cell table:style-name="ce128"/>
          <table:table-cell table:style-name="ce174"/>
          <table:table-cell table:style-name="ce440"/>
          <table:table-cell table:style-name="ce457" office:value-type="string">
            <text:p>B20</text:p>
          </table:table-cell>
          <table:table-cell table:style-name="ce486" office:value-type="float" office:value="930">
            <text:p>930.0</text:p>
          </table:table-cell>
          <table:table-cell table:style-name="ce506" office:value-type="float" office:value="940">
            <text:p>940.0</text:p>
          </table:table-cell>
          <table:table-cell table:style-name="ce523" office:value-type="float" office:value="950">
            <text:p>950.0</text:p>
          </table:table-cell>
          <table:table-cell table:style-name="ce538"/>
          <table:table-cell table:style-name="ce554"/>
          <table:table-cell table:style-name="ce569" table:number-columns-repeated="2"/>
          <table:table-cell table:style-name="ce587"/>
          <table:table-cell table:style-name="ce611" office:value-type="string">
            <text:p>//Water vapour abs.,Atmos.aeros.corr.</text:p>
          </table:table-cell>
          <table:table-cell table:number-columns-repeated="985"/>
          <table:table-cell table:style-name="ce258" table:number-columns-repeated="5"/>
        </table:table-row>
        <table:table-row table:style-name="ro5">
          <table:table-cell table:style-name="ce14" office:value-type="float" office:value="1300">
            <text:p>1300</text:p>
          </table:table-cell>
          <table:table-cell table:style-name="ce44" office:value-type="string">
            <text:p>SWIR </text:p>
          </table:table-cell>
          <table:table-cell table:style-name="ce73" office:value-type="string">
            <text:p>#4-B10</text:p>
          </table:table-cell>
          <table:table-cell table:style-name="ce106" office:value-type="float" office:value="1358">
            <text:p>1358.0</text:p>
          </table:table-cell>
          <table:table-cell table:style-name="ce128" office:value-type="float" office:value="1373.5">
            <text:p>1373.5</text:p>
          </table:table-cell>
          <table:table-cell table:style-name="ce142" office:value-type="float" office:value="1389">
            <text:p>1389.0</text:p>
          </table:table-cell>
          <table:table-cell table:style-name="ce158" office:value-type="float" office:value="1361.9">
            <text:p>1361.9</text:p>
          </table:table-cell>
          <table:table-cell table:style-name="ce128" office:value-type="float" office:value="1376.9">
            <text:p>1376.9</text:p>
          </table:table-cell>
          <table:table-cell table:style-name="ce174" office:value-type="float" office:value="1391.9">
            <text:p>1391.9</text:p>
          </table:table-cell>
          <table:table-cell table:style-name="ce192" office:value-type="float" office:value="60">
            <text:p>60</text:p>
          </table:table-cell>
          <table:table-cell table:style-name="ce222"/>
          <table:table-cell table:style-name="ce247" table:number-columns-repeated="2"/>
          <table:table-cell table:style-name="ce275"/>
          <table:table-cell table:style-name="ce295"/>
          <table:table-cell table:style-name="ce318"/>
          <table:table-cell table:style-name="ce347"/>
          <table:table-cell table:style-name="ce247"/>
          <table:table-cell table:style-name="ce371"/>
          <table:table-cell table:style-name="ce399" office:value-type="string">
            <text:p>#9-B09</text:p>
          </table:table-cell>
          <table:table-cell table:style-name="ce106" office:value-type="float" office:value="1360">
            <text:p>1360.0</text:p>
          </table:table-cell>
          <table:table-cell table:style-name="ce128" office:value-type="float" office:value="1375">
            <text:p>1375.0</text:p>
          </table:table-cell>
          <table:table-cell table:style-name="ce174" office:value-type="float" office:value="1390">
            <text:p>1390.0</text:p>
          </table:table-cell>
          <table:table-cell table:style-name="ce440" office:value-type="float" office:value="30">
            <text:p>30</text:p>
          </table:table-cell>
          <table:table-cell table:style-name="ce457" office:value-type="string">
            <text:p>B21</text:p>
          </table:table-cell>
          <table:table-cell table:style-name="ce486" office:value-type="float" office:value="1000">
            <text:p>1000.0</text:p>
          </table:table-cell>
          <table:table-cell table:style-name="ce506" office:value-type="float" office:value="1020">
            <text:p>1020.0</text:p>
          </table:table-cell>
          <table:table-cell table:style-name="ce523" office:value-type="float" office:value="1040">
            <text:p>1040.0</text:p>
          </table:table-cell>
          <table:table-cell table:style-name="ce538" office:value-type="string">
            <text:p>S4</text:p>
          </table:table-cell>
          <table:table-cell table:style-name="ce554"/>
          <table:table-cell table:style-name="ce569" office:value-type="float" office:value="1374.8">
            <text:p>1374.8</text:p>
          </table:table-cell>
          <table:table-cell table:style-name="ce569"/>
          <table:table-cell table:style-name="ce587" office:value-type="string">
            <text:p>3</text:p>
          </table:table-cell>
          <table:table-cell table:style-name="ce611" office:value-type="string">
            <text:p>Cirrus cloud detection//Atmos.aeros.corr.</text:p>
          </table:table-cell>
          <table:table-cell table:number-columns-repeated="985"/>
          <table:table-cell table:style-name="ce258" table:number-columns-repeated="5"/>
        </table:table-row>
        <table:table-row table:style-name="ro5">
          <table:table-cell table:style-name="ce11" office:value-type="float" office:value="1600">
            <text:p>1600</text:p>
          </table:table-cell>
          <table:table-cell table:style-name="ce41" office:value-type="string">
            <text:p>SWIR </text:p>
          </table:table-cell>
          <table:table-cell table:style-name="ce68" office:value-type="string">
            <text:p>#7-B11</text:p>
          </table:table-cell>
          <table:table-cell table:style-name="ce102" office:value-type="float" office:value="1568.2">
            <text:p>1568.2</text:p>
          </table:table-cell>
          <table:table-cell table:style-name="ce124" office:value-type="float" office:value="1613.7">
            <text:p>1613.7</text:p>
          </table:table-cell>
          <table:table-cell table:style-name="ce138" office:value-type="float" office:value="1659.2">
            <text:p>1659.2</text:p>
          </table:table-cell>
          <table:table-cell table:style-name="ce154" office:value-type="float" office:value="1563.4">
            <text:p>1563.4</text:p>
          </table:table-cell>
          <table:table-cell table:style-name="ce124" office:value-type="float" office:value="1610.4">
            <text:p>1610.4</text:p>
          </table:table-cell>
          <table:table-cell table:style-name="ce170" office:value-type="float" office:value="1657.4">
            <text:p>1657.4</text:p>
          </table:table-cell>
          <table:table-cell table:style-name="ce188" office:value-type="float" office:value="20">
            <text:p>20</text:p>
          </table:table-cell>
          <table:table-cell table:style-name="ce223"/>
          <table:table-cell table:style-name="ce242" table:number-columns-repeated="2"/>
          <table:table-cell table:style-name="ce271"/>
          <table:table-cell table:style-name="ce293"/>
          <table:table-cell table:style-name="ce314"/>
          <table:table-cell table:style-name="ce343"/>
          <table:table-cell table:style-name="ce242"/>
          <table:table-cell table:style-name="ce367"/>
          <table:table-cell table:style-name="ce395" office:value-type="string">
            <text:p>#8-B06</text:p>
          </table:table-cell>
          <table:table-cell table:style-name="ce102" office:value-type="float" office:value="1560">
            <text:p>1560.0</text:p>
          </table:table-cell>
          <table:table-cell table:style-name="ce124" office:value-type="float" office:value="1610">
            <text:p>1610.0</text:p>
          </table:table-cell>
          <table:table-cell table:style-name="ce170" office:value-type="float" office:value="1660">
            <text:p>1660.0</text:p>
          </table:table-cell>
          <table:table-cell table:style-name="ce437" office:value-type="float" office:value="30">
            <text:p>30</text:p>
          </table:table-cell>
          <table:table-cell table:style-name="ce458"/>
          <table:table-cell table:style-name="ce102"/>
          <table:table-cell table:style-name="ce124"/>
          <table:table-cell table:style-name="ce170"/>
          <table:table-cell table:style-name="ce534" office:value-type="string">
            <text:p>S5</text:p>
          </table:table-cell>
          <table:table-cell table:style-name="ce550"/>
          <table:table-cell table:style-name="ce566" office:value-type="float" office:value="1613.4">
            <text:p>1613.4</text:p>
          </table:table-cell>
          <table:table-cell table:style-name="ce566"/>
          <table:table-cell table:style-name="ce584" office:value-type="string">
            <text:p>3</text:p>
          </table:table-cell>
          <table:table-cell table:style-name="ce608" office:value-type="string">
            <text:p>Snow/ice/cloud disc&gt;0.025;moist.soil-veg.//</text:p>
          </table:table-cell>
          <table:table-cell table:number-columns-repeated="985"/>
          <table:table-cell table:style-name="ce258" table:number-columns-repeated="5"/>
        </table:table-row>
        <table:table-row table:style-name="ro5">
          <table:table-cell table:style-name="ce15" office:value-type="float" office:value="2200">
            <text:p>2200</text:p>
          </table:table-cell>
          <table:table-cell table:style-name="ce45" office:value-type="string">
            <text:p>SWIR </text:p>
          </table:table-cell>
          <table:table-cell table:style-name="ce74" office:value-type="string">
            <text:p>#11-B12</text:p>
          </table:table-cell>
          <table:table-cell table:style-name="ce107" office:value-type="float" office:value="2114.9">
            <text:p>2114.9</text:p>
          </table:table-cell>
          <table:table-cell table:style-name="ce129" office:value-type="float" office:value="2202.4">
            <text:p>2202.4</text:p>
          </table:table-cell>
          <table:table-cell table:style-name="ce143" office:value-type="float" office:value="2289.9">
            <text:p>2289.9</text:p>
          </table:table-cell>
          <table:table-cell table:style-name="ce159" office:value-type="float" office:value="2093.2">
            <text:p>2093.2</text:p>
          </table:table-cell>
          <table:table-cell table:style-name="ce129" office:value-type="float" office:value="2185.7">
            <text:p>2185.7</text:p>
          </table:table-cell>
          <table:table-cell table:style-name="ce175" office:value-type="float" office:value="2278.2">
            <text:p>2278.2</text:p>
          </table:table-cell>
          <table:table-cell table:style-name="ce193" office:value-type="float" office:value="20">
            <text:p>20</text:p>
          </table:table-cell>
          <table:table-cell table:style-name="ce224"/>
          <table:table-cell table:style-name="ce248" table:number-columns-repeated="2"/>
          <table:table-cell table:style-name="ce276"/>
          <table:table-cell table:style-name="ce296"/>
          <table:table-cell table:style-name="ce319"/>
          <table:table-cell table:style-name="ce348"/>
          <table:table-cell table:style-name="ce248"/>
          <table:table-cell table:style-name="ce372"/>
          <table:table-cell table:style-name="ce400" office:value-type="string">
            <text:p>#7-B07</text:p>
          </table:table-cell>
          <table:table-cell table:style-name="ce107" office:value-type="float" office:value="2100">
            <text:p>2100.0</text:p>
          </table:table-cell>
          <table:table-cell table:style-name="ce417" office:value-type="float" office:value="2200">
            <text:p>2200.0</text:p>
          </table:table-cell>
          <table:table-cell table:style-name="ce426" office:value-type="float" office:value="2300">
            <text:p>2300.0</text:p>
          </table:table-cell>
          <table:table-cell table:style-name="ce441" office:value-type="float" office:value="60">
            <text:p>60</text:p>
          </table:table-cell>
          <table:table-cell table:style-name="ce459"/>
          <table:table-cell table:style-name="ce487"/>
          <table:table-cell table:style-name="ce129"/>
          <table:table-cell table:style-name="ce175"/>
          <table:table-cell table:style-name="ce539" office:value-type="string">
            <text:p>S6</text:p>
          </table:table-cell>
          <table:table-cell table:style-name="ce555"/>
          <table:table-cell table:style-name="ce570" office:value-type="float" office:value="2250.7">
            <text:p>2250.7</text:p>
          </table:table-cell>
          <table:table-cell table:style-name="ce570"/>
          <table:table-cell table:style-name="ce588" office:value-type="string">
            <text:p>3</text:p>
          </table:table-cell>
          <table:table-cell table:style-name="ce612" office:value-type="string">
            <text:p>Fire/Snow/ice/cloud&gt;0.015;moist.soil-veg.//</text:p>
          </table:table-cell>
          <table:table-cell table:number-columns-repeated="985"/>
          <table:table-cell table:style-name="ce258" table:number-columns-repeated="5"/>
        </table:table-row>
        <table:table-row table:style-name="ro5">
          <table:table-cell table:style-name="ce11"/>
          <table:table-cell table:style-name="ce41"/>
          <table:table-cell table:style-name="ce75"/>
          <table:table-cell table:style-name="ce108"/>
          <table:table-cell table:style-name="ce127"/>
          <table:table-cell table:style-name="ce144"/>
          <table:table-cell table:style-name="ce157"/>
          <table:table-cell table:style-name="ce127"/>
          <table:table-cell table:style-name="ce173"/>
          <table:table-cell table:style-name="ce191"/>
          <table:table-cell table:style-name="ce221"/>
          <table:table-cell table:style-name="ce249" table:number-columns-repeated="2"/>
          <table:table-cell table:style-name="ce274"/>
          <table:table-cell table:style-name="ce297"/>
          <table:table-cell table:style-name="ce320"/>
          <table:table-cell table:style-name="ce349"/>
          <table:table-cell table:style-name="ce356"/>
          <table:table-cell table:style-name="ce373"/>
          <table:table-cell table:style-name="ce398"/>
          <table:table-cell table:style-name="ce108"/>
          <table:table-cell table:style-name="ce418"/>
          <table:table-cell table:style-name="ce427"/>
          <table:table-cell table:style-name="ce439"/>
          <table:table-cell table:style-name="ce460"/>
          <table:table-cell table:style-name="ce488"/>
          <table:table-cell table:style-name="ce507"/>
          <table:table-cell table:style-name="ce524"/>
          <table:table-cell table:style-name="ce540"/>
          <table:table-cell table:style-name="ce556"/>
          <table:table-cell table:style-name="ce568" office:value-type="string">
            <text:p>1km/IR</text:p>
          </table:table-cell>
          <table:table-cell table:style-name="ce568"/>
          <table:table-cell table:style-name="ce586"/>
          <table:table-cell table:style-name="ce610"/>
          <table:table-cell table:number-columns-repeated="985"/>
          <table:table-cell table:style-name="ce258" table:number-columns-repeated="5"/>
        </table:table-row>
        <table:table-row table:style-name="ro5">
          <table:table-cell table:style-name="ce12"/>
          <table:table-cell table:style-name="ce42"/>
          <table:table-cell table:style-name="ce76"/>
          <table:table-cell table:style-name="ce109"/>
          <table:table-cell table:style-name="ce125"/>
          <table:table-cell table:style-name="ce145"/>
          <table:table-cell table:style-name="ce155"/>
          <table:table-cell table:style-name="ce125"/>
          <table:table-cell table:style-name="ce171"/>
          <table:table-cell table:style-name="ce189"/>
          <table:table-cell table:style-name="ce225"/>
          <table:table-cell table:style-name="ce250" table:number-columns-repeated="2"/>
          <table:table-cell table:style-name="ce272"/>
          <table:table-cell table:style-name="ce298" office:value-type="string">
            <text:p>2-8m</text:p>
          </table:table-cell>
          <table:table-cell table:style-name="ce321" office:value-type="string">
            <text:p>17m</text:p>
          </table:table-cell>
          <table:table-cell table:style-name="ce350" office:value-type="string">
            <text:p>55m</text:p>
          </table:table-cell>
          <table:table-cell table:style-name="ce351" office:value-type="string">
            <text:p>Resol</text:p>
          </table:table-cell>
          <table:table-cell table:style-name="ce374"/>
          <table:table-cell table:style-name="ce396"/>
          <table:table-cell table:style-name="ce109"/>
          <table:table-cell table:style-name="ce419"/>
          <table:table-cell table:style-name="ce428"/>
          <table:table-cell table:style-name="ce438"/>
          <table:table-cell table:style-name="ce461"/>
          <table:table-cell table:style-name="ce103"/>
          <table:table-cell table:style-name="ce125"/>
          <table:table-cell table:style-name="ce171"/>
          <table:table-cell table:style-name="ce536" office:value-type="string">
            <text:p>S7/F1</text:p>
          </table:table-cell>
          <table:table-cell table:style-name="ce552"/>
          <table:table-cell table:style-name="ce567" office:value-type="float" office:value="3742">
            <text:p>3742.0</text:p>
          </table:table-cell>
          <table:table-cell table:style-name="ce567"/>
          <table:table-cell table:style-name="ce585" office:value-type="string">
            <text:p>.001</text:p>
          </table:table-cell>
          <table:table-cell table:style-name="ce609"/>
          <table:table-cell table:number-columns-repeated="985"/>
          <table:table-cell table:style-name="ce258" table:number-columns-repeated="5"/>
        </table:table-row>
        <table:table-row table:style-name="ro5">
          <table:table-cell table:style-name="ce16"/>
          <table:table-cell table:style-name="ce42"/>
          <table:table-cell table:style-name="ce77"/>
          <table:table-cell table:style-name="ce109"/>
          <table:table-cell table:style-name="ce130"/>
          <table:table-cell table:style-name="ce145"/>
          <table:table-cell table:style-name="ce155"/>
          <table:table-cell table:style-name="ce130"/>
          <table:table-cell table:style-name="ce171"/>
          <table:table-cell table:style-name="ce189"/>
          <table:table-cell table:style-name="ce219"/>
          <table:table-cell table:style-name="ce251"/>
          <table:table-cell table:style-name="ce250"/>
          <table:table-cell table:style-name="ce272"/>
          <table:table-cell table:style-name="ce298" office:value-type="string">
            <text:p>92Km</text:p>
          </table:table-cell>
          <table:table-cell table:style-name="ce321" office:value-type="string">
            <text:p>95Km</text:p>
          </table:table-cell>
          <table:table-cell table:style-name="ce351" office:value-type="string">
            <text:p>684Km</text:p>
          </table:table-cell>
          <table:table-cell table:style-name="ce351" office:value-type="string">
            <text:p>Swath</text:p>
          </table:table-cell>
          <table:table-cell table:style-name="ce374"/>
          <table:table-cell table:style-name="ce397" office:value-type="string">
            <text:p>#10-B10</text:p>
          </table:table-cell>
          <table:table-cell table:style-name="ce410" office:value-type="string">
            <text:p>TIRS1</text:p>
          </table:table-cell>
          <table:table-cell table:style-name="ce420"/>
          <table:table-cell table:style-name="ce428"/>
          <table:table-cell table:style-name="ce438" office:value-type="float" office:value="100">
            <text:p>100</text:p>
          </table:table-cell>
          <table:table-cell table:style-name="ce462"/>
          <table:table-cell table:style-name="ce103"/>
          <table:table-cell table:style-name="ce508"/>
          <table:table-cell table:style-name="ce171"/>
          <table:table-cell table:style-name="ce536" office:value-type="string">
            <text:p>S8/F2</text:p>
          </table:table-cell>
          <table:table-cell table:style-name="ce552"/>
          <table:table-cell table:style-name="ce567" office:value-type="float" office:value="10850">
            <text:p>10850.0</text:p>
          </table:table-cell>
          <table:table-cell table:style-name="ce567"/>
          <table:table-cell table:style-name="ce585" office:value-type="string">
            <text:p>.001</text:p>
          </table:table-cell>
          <table:table-cell table:style-name="ce613" office:value-type="string">
            <text:p>/Thermal map, soil moist/</text:p>
          </table:table-cell>
          <table:table-cell table:style-name="ce626"/>
          <table:table-cell table:style-name="ce636" table:number-columns-repeated="989"/>
        </table:table-row>
        <table:table-row table:style-name="ro5">
          <table:table-cell table:style-name="ce17"/>
          <table:table-cell table:style-name="ce46"/>
          <table:table-cell table:style-name="ce78"/>
          <table:table-cell table:style-name="ce110"/>
          <table:table-cell table:style-name="ce131"/>
          <table:table-cell table:style-name="ce146"/>
          <table:table-cell table:style-name="ce160"/>
          <table:table-cell table:style-name="ce163"/>
          <table:table-cell table:style-name="ce176"/>
          <table:table-cell table:style-name="ce194"/>
          <table:table-cell table:style-name="ce226"/>
          <table:table-cell table:style-name="ce252"/>
          <table:table-cell table:style-name="ce261"/>
          <table:table-cell table:style-name="ce277"/>
          <table:table-cell table:style-name="ce299"/>
          <table:table-cell table:style-name="ce322"/>
          <table:table-cell table:style-name="ce352" table:number-columns-repeated="2"/>
          <table:table-cell table:style-name="ce375"/>
          <table:table-cell table:style-name="ce401" office:value-type="string">
            <text:p>B11</text:p>
          </table:table-cell>
          <table:table-cell table:style-name="ce411" office:value-type="string">
            <text:p>TIRS2</text:p>
          </table:table-cell>
          <table:table-cell table:style-name="ce421"/>
          <table:table-cell table:style-name="ce429"/>
          <table:table-cell table:style-name="ce442" office:value-type="float" office:value="100">
            <text:p>100</text:p>
          </table:table-cell>
          <table:table-cell table:style-name="ce463"/>
          <table:table-cell table:style-name="ce489"/>
          <table:table-cell table:style-name="ce509"/>
          <table:table-cell table:style-name="ce176"/>
          <table:table-cell table:style-name="ce541" office:value-type="string">
            <text:p>S9</text:p>
          </table:table-cell>
          <table:table-cell table:style-name="ce557"/>
          <table:table-cell table:style-name="ce567" office:value-type="float" office:value="12020.5">
            <text:p>12020.5</text:p>
          </table:table-cell>
          <table:table-cell table:style-name="ce567"/>
          <table:table-cell table:style-name="ce585" office:value-type="string">
            <text:p>.001</text:p>
          </table:table-cell>
          <table:table-cell table:style-name="ce614" office:value-type="string">
            <text:p>/Improved thermal map/</text:p>
          </table:table-cell>
          <table:table-cell table:style-name="ce626"/>
          <table:table-cell table:style-name="ce636" table:number-columns-repeated="989"/>
        </table:table-row>
        <table:table-row table:style-name="ro6">
          <table:table-cell table:style-name="ce18" office:value-type="string">
            <text:p>BAND OFFSET TIME:</text:p>
          </table:table-cell>
          <table:table-cell table:style-name="ce47"/>
          <table:table-cell table:style-name="ce79"/>
          <table:table-cell table:style-name="ce111" office:value-type="string">
            <text:p>B02 to B12: 2.09s / 12 tracks</text:p>
          </table:table-cell>
          <table:table-cell table:style-name="ce114" table:number-columns-repeated="5"/>
          <table:table-cell table:style-name="ce195"/>
          <table:table-cell table:style-name="ce81"/>
          <table:table-cell table:style-name="ce112" table:number-columns-repeated="2"/>
          <table:table-cell table:style-name="ce278"/>
          <table:table-cell table:style-name="ce81"/>
          <table:table-cell table:style-name="ce323"/>
          <table:table-cell table:style-name="ce112" table:number-columns-repeated="3"/>
          <table:table-cell table:style-name="ce402"/>
          <table:table-cell table:style-name="ce112" office:value-type="string">
            <text:p>0.96s / 14 tracks (FPM)</text:p>
          </table:table-cell>
          <table:table-cell table:style-name="ce112" table:number-columns-repeated="2"/>
          <table:table-cell table:style-name="ce443"/>
          <table:table-cell table:style-name="ce464" table:number-columns-repeated="6"/>
          <table:table-cell table:style-name="ce571" table:number-columns-repeated="2"/>
          <table:table-cell table:style-name="ce589"/>
          <table:table-cell table:style-name="ce615"/>
          <table:table-cell table:style-name="ce627"/>
          <table:table-cell table:style-name="ce89" table:number-columns-repeated="984"/>
          <table:table-cell table:style-name="ce643" table:number-columns-repeated="5"/>
        </table:table-row>
        <table:table-row table:style-name="ro6">
          <table:table-cell table:style-name="ce19" office:value-type="string">
            <text:p>INDICES CONVERSION:</text:p>
          </table:table-cell>
          <table:table-cell table:style-name="ce48"/>
          <table:table-cell table:style-name="ce80" table:number-columns-repeated="7"/>
          <table:table-cell table:style-name="ce48"/>
          <table:table-cell table:style-name="ce80" table:number-columns-repeated="3"/>
          <table:table-cell table:style-name="ce48"/>
          <table:table-cell table:style-name="ce80"/>
          <table:table-cell table:style-name="ce324"/>
          <table:table-cell table:style-name="ce80" table:number-columns-repeated="3"/>
          <table:table-cell table:style-name="ce403"/>
          <table:table-cell table:style-name="ce80" table:number-columns-repeated="3"/>
          <table:table-cell table:style-name="ce48" table:number-columns-repeated="4"/>
          <table:table-cell table:style-name="ce525"/>
          <table:table-cell table:style-name="ce542" office:value-type="string">
            <text:p>Description:</text:p>
          </table:table-cell>
          <table:table-cell table:style-name="ce48"/>
          <table:table-cell table:style-name="ce572" table:number-columns-repeated="2"/>
          <table:table-cell table:style-name="ce572" office:value-type="string">
            <text:p>Note: under testings</text:p>
          </table:table-cell>
          <table:table-cell table:style-name="ce525"/>
          <table:table-cell table:style-name="ce627"/>
          <table:table-cell table:style-name="ce89" table:number-columns-repeated="984"/>
          <table:table-cell table:style-name="ce643" table:number-columns-repeated="5"/>
        </table:table-row>
        <table:table-row table:style-name="ro5">
          <table:table-cell table:style-name="ce20" office:value-type="string">
            <text:p>NDVI</text:p>
          </table:table-cell>
          <table:table-cell table:style-name="ce49"/>
          <table:table-cell table:style-name="ce81"/>
          <table:table-cell table:style-name="ce112" office:value-type="string">
            <text:p>(B08-B04)/(B08+B04)</text:p>
          </table:table-cell>
          <table:table-cell table:style-name="ce112" table:number-columns-repeated="5"/>
          <table:table-cell table:style-name="ce196"/>
          <table:table-cell table:style-name="ce83" office:value-type="string">
            <text:p>B4/B3</text:p>
          </table:table-cell>
          <table:table-cell table:style-name="ce114" table:number-columns-repeated="2"/>
          <table:table-cell table:style-name="ce279"/>
          <table:table-cell table:style-name="ce83" office:value-type="string">
            <text:p>B4/B3</text:p>
          </table:table-cell>
          <table:table-cell table:style-name="ce325"/>
          <table:table-cell table:style-name="ce114" table:number-columns-repeated="3"/>
          <table:table-cell table:style-name="ce402"/>
          <table:table-cell table:style-name="ce114" office:value-type="string">
            <text:p>(B05-B04)/(B05+B04)</text:p>
          </table:table-cell>
          <table:table-cell table:style-name="ce114" table:number-columns-repeated="2"/>
          <table:table-cell table:style-name="ce198"/>
          <table:table-cell table:style-name="ce465" office:value-type="string">
            <text:p>(B17-B08)/(B17+B08)</text:p>
          </table:table-cell>
          <table:table-cell table:style-name="ce490" table:number-columns-repeated="2"/>
          <table:table-cell table:style-name="ce443"/>
          <table:table-cell table:style-name="ce83"/>
          <table:table-cell table:style-name="ce114" table:number-columns-repeated="3"/>
          <table:table-cell table:style-name="ce590"/>
          <table:table-cell table:style-name="ce616"/>
          <table:table-cell table:style-name="ce627"/>
          <table:table-cell table:style-name="ce89" table:number-columns-repeated="984"/>
          <table:table-cell table:style-name="ce643" table:number-columns-repeated="5"/>
        </table:table-row>
        <table:table-row table:style-name="ro5">
          <table:table-cell table:style-name="ce21" office:value-type="string">
            <text:p>NDWI1</text:p>
          </table:table-cell>
          <table:table-cell table:style-name="ce50"/>
          <table:table-cell table:style-name="ce82"/>
          <table:table-cell table:style-name="ce113" office:value-type="string">
            <text:p>(B08-B11)/(B08+B11)</text:p>
          </table:table-cell>
          <table:table-cell table:style-name="ce113" table:number-columns-repeated="3"/>
          <table:table-cell table:style-name="ce113" office:value-type="string">
            <text:p>: Leaves</text:p>
          </table:table-cell>
          <table:table-cell table:style-name="ce113"/>
          <table:table-cell table:style-name="ce197"/>
          <table:table-cell table:style-name="ce82"/>
          <table:table-cell table:style-name="ce113" table:number-columns-repeated="2"/>
          <table:table-cell table:style-name="ce280"/>
          <table:table-cell table:style-name="ce82"/>
          <table:table-cell table:style-name="ce326"/>
          <table:table-cell table:style-name="ce113" table:number-columns-repeated="3"/>
          <table:table-cell table:style-name="ce82"/>
          <table:table-cell table:style-name="ce113" office:value-type="string">
            <text:p>(B03-B05)/(B03+B05)</text:p>
          </table:table-cell>
          <table:table-cell table:style-name="ce113" table:number-columns-repeated="2"/>
          <table:table-cell table:style-name="ce197"/>
          <table:table-cell table:style-name="ce466" office:value-type="string">
            <text:p>(B06-B17)/(B06+B17)</text:p>
          </table:table-cell>
          <table:table-cell table:style-name="ce280" table:number-columns-repeated="2"/>
          <table:table-cell table:style-name="ce197"/>
          <table:table-cell table:style-name="ce82" office:value-type="string">
            <text:p>: Leaves</text:p>
          </table:table-cell>
          <table:table-cell table:style-name="ce113" table:number-columns-repeated="3"/>
          <table:table-cell table:style-name="ce591"/>
          <table:table-cell table:style-name="ce197"/>
          <table:table-cell table:style-name="ce628"/>
          <table:table-cell table:style-name="ce637" table:number-columns-repeated="984"/>
          <table:table-cell table:style-name="ce644" table:number-columns-repeated="5"/>
        </table:table-row>
        <table:table-row table:style-name="ro5">
          <table:table-cell table:style-name="ce20" office:value-type="string">
            <text:p>NDWI2</text:p>
          </table:table-cell>
          <table:table-cell table:style-name="ce49"/>
          <table:table-cell table:style-name="ce83"/>
          <table:table-cell table:style-name="ce114" office:value-type="string">
            <text:p>(B03-B08)/(B03+B08) </text:p>
          </table:table-cell>
          <table:table-cell table:style-name="ce114" table:number-columns-repeated="3"/>
          <table:table-cell table:style-name="ce114" office:value-type="string">
            <text:p>: Water bodies</text:p>
          </table:table-cell>
          <table:table-cell table:style-name="ce114"/>
          <table:table-cell table:style-name="ce198"/>
          <table:table-cell table:style-name="ce83" office:value-type="string">
            <text:p>B2/B4</text:p>
          </table:table-cell>
          <table:table-cell table:style-name="ce114" table:number-columns-repeated="2"/>
          <table:table-cell table:style-name="ce279"/>
          <table:table-cell table:style-name="ce83" office:value-type="string">
            <text:p>B2/B4</text:p>
          </table:table-cell>
          <table:table-cell table:style-name="ce325"/>
          <table:table-cell table:style-name="ce114" table:number-columns-repeated="3"/>
          <table:table-cell table:style-name="ce83"/>
          <table:table-cell table:style-name="ce114" office:value-type="string">
            <text:p>(B03-B05)/(B03+B05)</text:p>
          </table:table-cell>
          <table:table-cell table:style-name="ce114" table:number-columns-repeated="2"/>
          <table:table-cell table:style-name="ce198"/>
          <table:table-cell table:style-name="ce467" office:value-type="string">
            <text:p>(B06-B17)/(B06+B17)</text:p>
          </table:table-cell>
          <table:table-cell table:style-name="ce279" table:number-columns-repeated="2"/>
          <table:table-cell table:style-name="ce198"/>
          <table:table-cell table:style-name="ce83" office:value-type="string">
            <text:p>: Water bodies</text:p>
          </table:table-cell>
          <table:table-cell table:style-name="ce114" table:number-columns-repeated="3"/>
          <table:table-cell table:style-name="ce592"/>
          <table:table-cell table:style-name="ce616"/>
          <table:table-cell table:style-name="ce628"/>
          <table:table-cell table:style-name="ce637" table:number-columns-repeated="984"/>
          <table:table-cell table:style-name="ce644" table:number-columns-repeated="5"/>
        </table:table-row>
        <table:table-row table:style-name="ro5">
          <table:table-cell table:style-name="ce21" office:value-type="string">
            <text:p>NDSI</text:p>
          </table:table-cell>
          <table:table-cell table:style-name="ce50"/>
          <table:table-cell table:style-name="ce82"/>
          <table:table-cell table:style-name="ce113" office:value-type="string">
            <text:p>(B03-B11)/(B03+B11)</text:p>
          </table:table-cell>
          <table:table-cell table:style-name="ce113" table:number-columns-repeated="5"/>
          <table:table-cell table:style-name="ce199"/>
          <table:table-cell table:style-name="ce82"/>
          <table:table-cell table:style-name="ce113" table:number-columns-repeated="2"/>
          <table:table-cell table:style-name="ce280"/>
          <table:table-cell table:style-name="ce82"/>
          <table:table-cell table:style-name="ce326"/>
          <table:table-cell table:style-name="ce113" table:number-columns-repeated="3"/>
          <table:table-cell table:style-name="ce82"/>
          <table:table-cell table:style-name="ce113" office:value-type="string">
            <text:p>(B03-B06)/(B03+B06)</text:p>
          </table:table-cell>
          <table:table-cell table:style-name="ce113" table:number-columns-repeated="2"/>
          <table:table-cell table:style-name="ce197"/>
          <table:table-cell table:style-name="ce466"/>
          <table:table-cell table:style-name="ce280" table:number-columns-repeated="2"/>
          <table:table-cell table:style-name="ce197"/>
          <table:table-cell table:style-name="ce82" office:value-type="string">
            <text:p>(S2NDSI&gt;0.2 &amp; B03&gt;0.15) OPT:SOFT=(S2NDSI&lt;0.55 &amp; B03&lt;0.4)</text:p>
          </table:table-cell>
          <table:table-cell table:style-name="ce113" table:number-columns-repeated="3"/>
          <table:table-cell table:style-name="ce591"/>
          <table:table-cell table:style-name="ce197"/>
          <table:table-cell table:style-name="ce628"/>
          <table:table-cell table:style-name="ce637" table:number-columns-repeated="984"/>
          <table:table-cell table:style-name="ce644" table:number-columns-repeated="5"/>
        </table:table-row>
        <table:table-row table:style-name="ro5">
          <table:table-cell table:style-name="ce20"/>
          <table:table-cell table:style-name="ce49"/>
          <table:table-cell table:style-name="ce84" office:value-type="string">
            <text:p>(S2NDSI&gt;0.2 &amp; B03&gt;0.15) OPT:SOFT=(S2NDSI&lt;0.55 &amp; B03&lt;0.4)</text:p>
          </table:table-cell>
          <table:table-cell table:style-name="ce114" table:number-columns-repeated="6"/>
          <table:table-cell table:style-name="ce200"/>
          <table:table-cell table:style-name="ce83"/>
          <table:table-cell table:style-name="ce114" table:number-columns-repeated="2"/>
          <table:table-cell table:style-name="ce279"/>
          <table:table-cell table:style-name="ce83"/>
          <table:table-cell table:style-name="ce325"/>
          <table:table-cell table:style-name="ce114" table:number-columns-repeated="3"/>
          <table:table-cell table:style-name="ce83"/>
          <table:table-cell table:style-name="ce114" table:number-columns-repeated="3"/>
          <table:table-cell table:style-name="ce198"/>
          <table:table-cell table:style-name="ce467"/>
          <table:table-cell table:style-name="ce279" table:number-columns-repeated="2"/>
          <table:table-cell table:style-name="ce198"/>
          <table:table-cell table:style-name="ce83"/>
          <table:table-cell table:style-name="ce114" table:number-columns-repeated="3"/>
          <table:table-cell table:style-name="ce592"/>
          <table:table-cell table:style-name="ce616"/>
          <table:table-cell table:style-name="ce628"/>
          <table:table-cell table:style-name="ce637" table:number-columns-repeated="984"/>
          <table:table-cell table:style-name="ce644" table:number-columns-repeated="5"/>
        </table:table-row>
        <table:table-row table:style-name="ro5">
          <table:table-cell table:style-name="ce21" office:value-type="string">
            <text:p>GEOAlteration</text:p>
          </table:table-cell>
          <table:table-cell table:style-name="ce50"/>
          <table:table-cell table:style-name="ce82"/>
          <table:table-cell table:style-name="ce113" office:value-type="string">
            <text:p>B11/B12</text:p>
          </table:table-cell>
          <table:table-cell table:style-name="ce113" table:number-columns-repeated="5"/>
          <table:table-cell table:style-name="ce199"/>
          <table:table-cell table:style-name="ce82"/>
          <table:table-cell table:style-name="ce113" table:number-columns-repeated="2"/>
          <table:table-cell table:style-name="ce280"/>
          <table:table-cell table:style-name="ce82"/>
          <table:table-cell table:style-name="ce326"/>
          <table:table-cell table:style-name="ce113" table:number-columns-repeated="3"/>
          <table:table-cell table:style-name="ce82"/>
          <table:table-cell table:style-name="ce113" office:value-type="string">
            <text:p>B06/B07</text:p>
          </table:table-cell>
          <table:table-cell table:style-name="ce113" table:number-columns-repeated="2"/>
          <table:table-cell table:style-name="ce197"/>
          <table:table-cell table:style-name="ce466" office:value-type="string">
            <text:p>B20/B21</text:p>
          </table:table-cell>
          <table:table-cell table:style-name="ce280" table:number-columns-repeated="2"/>
          <table:table-cell table:style-name="ce197"/>
          <table:table-cell table:style-name="ce82"/>
          <table:table-cell table:style-name="ce113" table:number-columns-repeated="3"/>
          <table:table-cell table:style-name="ce591"/>
          <table:table-cell table:style-name="ce197"/>
          <table:table-cell table:style-name="ce628"/>
          <table:table-cell table:style-name="ce637" table:number-columns-repeated="984"/>
          <table:table-cell table:style-name="ce644" table:number-columns-repeated="5"/>
        </table:table-row>
        <table:table-row table:style-name="ro5">
          <table:table-cell table:style-name="ce20" office:value-type="string">
            <text:p>FeOx</text:p>
          </table:table-cell>
          <table:table-cell table:style-name="ce49"/>
          <table:table-cell table:style-name="ce83"/>
          <table:table-cell table:style-name="ce114" office:value-type="string">
            <text:p>B11/B08</text:p>
          </table:table-cell>
          <table:table-cell table:style-name="ce114" table:number-columns-repeated="5"/>
          <table:table-cell table:style-name="ce200"/>
          <table:table-cell table:style-name="ce83"/>
          <table:table-cell table:style-name="ce114" table:number-columns-repeated="2"/>
          <table:table-cell table:style-name="ce279"/>
          <table:table-cell table:style-name="ce83"/>
          <table:table-cell table:style-name="ce325"/>
          <table:table-cell table:style-name="ce114" table:number-columns-repeated="3"/>
          <table:table-cell table:style-name="ce83"/>
          <table:table-cell table:style-name="ce114" office:value-type="string">
            <text:p>B06/B05</text:p>
          </table:table-cell>
          <table:table-cell table:style-name="ce114" table:number-columns-repeated="2"/>
          <table:table-cell table:style-name="ce198"/>
          <table:table-cell table:style-name="ce467" office:value-type="string">
            <text:p>B20/B17</text:p>
          </table:table-cell>
          <table:table-cell table:style-name="ce279" table:number-columns-repeated="2"/>
          <table:table-cell table:style-name="ce198"/>
          <table:table-cell table:style-name="ce83"/>
          <table:table-cell table:style-name="ce114" table:number-columns-repeated="3"/>
          <table:table-cell table:style-name="ce592"/>
          <table:table-cell table:style-name="ce616"/>
          <table:table-cell table:style-name="ce628"/>
          <table:table-cell table:style-name="ce637" table:number-columns-repeated="984"/>
          <table:table-cell table:style-name="ce644" table:number-columns-repeated="5"/>
        </table:table-row>
        <table:table-row table:style-name="ro5">
          <table:table-cell table:style-name="ce21" office:value-type="string">
            <text:p>IOx (R/B)</text:p>
          </table:table-cell>
          <table:table-cell table:style-name="ce50"/>
          <table:table-cell table:style-name="ce82"/>
          <table:table-cell table:style-name="ce113" office:value-type="string">
            <text:p>B05/B01</text:p>
          </table:table-cell>
          <table:table-cell table:style-name="ce113"/>
          <table:table-cell table:style-name="ce113" office:value-type="string">
            <text:p>Alternative:</text:p>
          </table:table-cell>
          <table:table-cell table:style-name="ce113"/>
          <table:table-cell table:style-name="ce113" office:value-type="string">
            <text:p>B04/B02</text:p>
          </table:table-cell>
          <table:table-cell table:style-name="ce113"/>
          <table:table-cell table:style-name="ce199"/>
          <table:table-cell table:style-name="ce82" office:value-type="string">
            <text:p>B3/B1</text:p>
          </table:table-cell>
          <table:table-cell table:style-name="ce113" table:number-columns-repeated="2"/>
          <table:table-cell table:style-name="ce280"/>
          <table:table-cell table:style-name="ce82" office:value-type="string">
            <text:p>B3/B1</text:p>
          </table:table-cell>
          <table:table-cell table:style-name="ce326"/>
          <table:table-cell table:style-name="ce113" table:number-columns-repeated="3"/>
          <table:table-cell table:style-name="ce82"/>
          <table:table-cell table:style-name="ce113" office:value-type="string">
            <text:p>B04/B02</text:p>
          </table:table-cell>
          <table:table-cell table:style-name="ce113" table:number-columns-repeated="2"/>
          <table:table-cell table:style-name="ce197"/>
          <table:table-cell table:style-name="ce466" office:value-type="string">
            <text:p>B08/B04</text:p>
          </table:table-cell>
          <table:table-cell table:style-name="ce280" table:number-columns-repeated="2"/>
          <table:table-cell table:style-name="ce197"/>
          <table:table-cell table:style-name="ce82"/>
          <table:table-cell table:style-name="ce113" table:number-columns-repeated="3"/>
          <table:table-cell table:style-name="ce591"/>
          <table:table-cell table:style-name="ce197"/>
          <table:table-cell table:style-name="ce628"/>
          <table:table-cell table:style-name="ce637" table:number-columns-repeated="984"/>
          <table:table-cell table:style-name="ce644" table:number-columns-repeated="5"/>
        </table:table-row>
        <table:table-row table:style-name="ro5">
          <table:table-cell table:style-name="ce20" office:value-type="string">
            <text:p>Brovey</text:p>
          </table:table-cell>
          <table:table-cell table:style-name="ce49"/>
          <table:table-cell table:style-name="ce83" office:value-type="string">
            <text:p>Br1;2;3:</text:p>
          </table:table-cell>
          <table:table-cell table:style-name="ce114" office:value-type="string">
            <text:p>B04; B03; B02 / (B04+B03+B02)</text:p>
          </table:table-cell>
          <table:table-cell table:style-name="ce114" table:number-columns-repeated="5"/>
          <table:table-cell table:style-name="ce200"/>
          <table:table-cell table:style-name="ce83" office:value-type="string">
            <text:p>B3;B2;B1(B3+B2+B1)</text:p>
          </table:table-cell>
          <table:table-cell table:style-name="ce114" table:number-columns-repeated="2"/>
          <table:table-cell table:style-name="ce279"/>
          <table:table-cell table:style-name="ce83" office:value-type="string">
            <text:p>B3;B2;B1(B3+B2+B1)</text:p>
          </table:table-cell>
          <table:table-cell table:style-name="ce325"/>
          <table:table-cell table:style-name="ce114" table:number-columns-repeated="3"/>
          <table:table-cell table:style-name="ce83"/>
          <table:table-cell table:style-name="ce114" table:number-columns-repeated="3"/>
          <table:table-cell table:style-name="ce198"/>
          <table:table-cell table:style-name="ce467"/>
          <table:table-cell table:style-name="ce279" table:number-columns-repeated="2"/>
          <table:table-cell table:style-name="ce198"/>
          <table:table-cell table:style-name="ce83" office:value-type="string">
            <text:p>NIR;RED;GREEN/(NIR+RED+GREEN)</text:p>
          </table:table-cell>
          <table:table-cell table:style-name="ce114" table:number-columns-repeated="3"/>
          <table:table-cell table:style-name="ce592"/>
          <table:table-cell table:style-name="ce616"/>
          <table:table-cell table:style-name="ce628"/>
          <table:table-cell table:style-name="ce637" table:number-columns-repeated="984"/>
          <table:table-cell table:style-name="ce644" table:number-columns-repeated="5"/>
        </table:table-row>
        <table:table-row table:style-name="ro5">
          <table:table-cell table:style-name="ce21" office:value-type="string">
            <text:p>Burn Ratio</text:p>
          </table:table-cell>
          <table:table-cell table:style-name="ce50"/>
          <table:table-cell table:style-name="ce82"/>
          <table:table-cell table:style-name="ce113" office:value-type="string">
            <text:p>(B08-B12)/(B08+B12)</text:p>
          </table:table-cell>
          <table:table-cell table:style-name="ce113" table:number-columns-repeated="5"/>
          <table:table-cell table:style-name="ce199"/>
          <table:table-cell table:style-name="ce82"/>
          <table:table-cell table:style-name="ce113" table:number-columns-repeated="2"/>
          <table:table-cell table:style-name="ce280"/>
          <table:table-cell table:style-name="ce82"/>
          <table:table-cell table:style-name="ce326"/>
          <table:table-cell table:style-name="ce113" table:number-columns-repeated="3"/>
          <table:table-cell table:style-name="ce82"/>
          <table:table-cell table:style-name="ce113" office:value-type="string">
            <text:p>(B05-B07)/(B05+B07)</text:p>
          </table:table-cell>
          <table:table-cell table:style-name="ce113" table:number-columns-repeated="2"/>
          <table:table-cell table:style-name="ce197"/>
          <table:table-cell table:style-name="ce113" office:value-type="string">
            <text:p>(B08-S6)/(B8+S6)</text:p>
          </table:table-cell>
          <table:table-cell table:style-name="ce280" table:number-columns-repeated="2"/>
          <table:table-cell table:style-name="ce197"/>
          <table:table-cell table:style-name="ce82"/>
          <table:table-cell table:style-name="ce113" table:number-columns-repeated="3"/>
          <table:table-cell table:style-name="ce591"/>
          <table:table-cell table:style-name="ce197"/>
          <table:table-cell table:style-name="ce628"/>
          <table:table-cell table:style-name="ce637" table:number-columns-repeated="984"/>
          <table:table-cell table:style-name="ce644" table:number-columns-repeated="5"/>
        </table:table-row>
        <table:table-row table:style-name="ro5">
          <table:table-cell table:style-name="ce20" office:value-type="string">
            <text:p>Clouds</text:p>
          </table:table-cell>
          <table:table-cell table:style-name="ce49"/>
          <table:table-cell table:style-name="ce83"/>
          <table:table-cell table:style-name="ce114" office:value-type="string">
            <text:p>(B02&gt;.3) OR (B10&gt;0.01) ~ ANY CLOUDS</text:p>
          </table:table-cell>
          <table:table-cell table:style-name="ce114" table:number-columns-repeated="5"/>
          <table:table-cell table:style-name="ce200"/>
          <table:table-cell table:style-name="ce83"/>
          <table:table-cell table:style-name="ce114" table:number-columns-repeated="2"/>
          <table:table-cell table:style-name="ce279"/>
          <table:table-cell table:style-name="ce83"/>
          <table:table-cell table:style-name="ce325"/>
          <table:table-cell table:style-name="ce114" table:number-columns-repeated="3"/>
          <table:table-cell table:style-name="ce83"/>
          <table:table-cell table:style-name="ce114" table:number-columns-repeated="3"/>
          <table:table-cell table:style-name="ce198"/>
          <table:table-cell table:style-name="ce467"/>
          <table:table-cell table:style-name="ce279" table:number-columns-repeated="2"/>
          <table:table-cell table:style-name="ce198"/>
          <table:table-cell table:style-name="ce83"/>
          <table:table-cell table:style-name="ce114" table:number-columns-repeated="3"/>
          <table:table-cell table:style-name="ce592"/>
          <table:table-cell table:style-name="ce616"/>
          <table:table-cell table:style-name="ce628"/>
          <table:table-cell table:style-name="ce637" table:number-columns-repeated="984"/>
          <table:table-cell table:style-name="ce644" table:number-columns-repeated="5"/>
        </table:table-row>
        <table:table-row table:style-name="ro5">
          <table:table-cell table:style-name="ce21"/>
          <table:table-cell table:style-name="ce50"/>
          <table:table-cell table:style-name="ce82"/>
          <table:table-cell table:style-name="ce113" office:value-type="string">
            <text:p>(B02&gt;.1 &amp; B10&gt;0.02) ~CIRRUS</text:p>
          </table:table-cell>
          <table:table-cell table:style-name="ce113" table:number-columns-repeated="5"/>
          <table:table-cell table:style-name="ce199"/>
          <table:table-cell table:style-name="ce82"/>
          <table:table-cell table:style-name="ce113" table:number-columns-repeated="2"/>
          <table:table-cell table:style-name="ce280"/>
          <table:table-cell table:style-name="ce82"/>
          <table:table-cell table:style-name="ce326"/>
          <table:table-cell table:style-name="ce113" table:number-columns-repeated="3"/>
          <table:table-cell table:style-name="ce82"/>
          <table:table-cell table:style-name="ce113" table:number-columns-repeated="3"/>
          <table:table-cell table:style-name="ce197"/>
          <table:table-cell table:style-name="ce466"/>
          <table:table-cell table:style-name="ce280" table:number-columns-repeated="2"/>
          <table:table-cell table:style-name="ce197"/>
          <table:table-cell table:style-name="ce82"/>
          <table:table-cell table:style-name="ce113" table:number-columns-repeated="3"/>
          <table:table-cell table:style-name="ce591"/>
          <table:table-cell table:style-name="ce197"/>
          <table:table-cell table:style-name="ce628"/>
          <table:table-cell table:style-name="ce637" table:number-columns-repeated="984"/>
          <table:table-cell table:style-name="ce644" table:number-columns-repeated="5"/>
        </table:table-row>
        <table:table-row table:style-name="ro6">
          <table:table-cell table:style-name="ce22" office:value-type="string">
            <text:p>BASIC BAND COMBINATIONS AND CONVERSIONS - <text:s text:c="4"/>Note: for each new image may have to adjust values and/or set additional bands for better results</text:p>
          </table:table-cell>
          <table:table-cell table:style-name="ce51" table:number-columns-repeated="14"/>
          <table:table-cell table:style-name="ce327"/>
          <table:table-cell table:style-name="ce51" table:number-columns-repeated="16"/>
          <table:table-cell table:style-name="ce593"/>
          <table:table-cell table:style-name="ce617" office:value-type="string">
            <text:p>Sources:</text:p>
          </table:table-cell>
          <table:table-cell table:style-name="ce629" office:value-type="string">
            <text:p>-</text:p>
          </table:table-cell>
          <table:table-cell table:style-name="ce638" table:number-columns-repeated="984"/>
          <table:table-cell table:style-name="ce645" table:number-columns-repeated="5"/>
        </table:table-row>
        <table:table-row table:style-name="ro3">
          <table:table-cell table:style-name="ce23" office:value-type="string">
            <text:p>AFTER S-2 SENTINEL-HUB ORIGINAL COMBINATIONS:</text:p>
          </table:table-cell>
          <table:table-cell table:style-name="ce52" table:number-columns-repeated="9"/>
          <table:table-cell table:style-name="ce227" office:value-type="string">
            <text:p>SkyMap50 (B,G,R,NIR)</text:p>
          </table:table-cell>
          <table:table-cell table:style-name="ce253" table:number-columns-repeated="2"/>
          <table:table-cell table:style-name="ce281"/>
          <table:table-cell table:style-name="ce300" office:value-type="string">
            <text:p>CBERS04A - INPE</text:p>
          </table:table-cell>
          <table:table-cell table:style-name="ce328"/>
          <table:table-cell table:style-name="ce353" table:number-columns-repeated="2"/>
          <table:table-cell table:style-name="ce376"/>
          <table:table-cell table:style-name="ce404" office:value-type="string">
            <text:p>LANDSAT-8-OLI</text:p>
          </table:table-cell>
          <table:table-cell table:style-name="ce412" table:number-columns-repeated="3"/>
          <table:table-cell table:style-name="ce444"/>
          <table:table-cell table:style-name="ce468" office:value-type="string">
            <text:p>Sentinel-3-OLCI</text:p>
          </table:table-cell>
          <table:table-cell table:style-name="ce491" table:number-columns-repeated="7"/>
          <table:table-cell table:style-name="ce594"/>
          <table:table-cell table:style-name="ce618" office:value-type="string">
            <text:p><text:a xlink:href="https://www.usgs.gov/faqs/what-are-best-landsat-spectral-bands-use-my-research?qt-news_science_products=0#qt-news_science_products">https://www.usgs.gov/faqs/what-are-best-landsat-spectral-bands-use-my-research?qt-news_science_products=0#qt-news_science_products</text:a></text:p>
          </table:table-cell>
          <table:table-cell table:style-name="ce629" office:value-type="string">
            <text:p>-</text:p>
          </table:table-cell>
          <table:table-cell table:style-name="ce638" table:number-columns-repeated="984"/>
          <table:table-cell table:style-name="ce645" table:number-columns-repeated="5"/>
        </table:table-row>
        <table:table-row table:style-name="ro3">
          <table:table-cell table:style-name="ce24" office:value-type="string">
            <text:p>NATURAL</text:p>
          </table:table-cell>
          <table:table-cell table:style-name="ce53"/>
          <table:table-cell table:style-name="ce85"/>
          <table:table-cell table:style-name="ce115" office:value-type="string">
            <text:p>B04*3, B03*3, B02*3</text:p>
          </table:table-cell>
          <table:table-cell table:style-name="ce115" table:number-columns-repeated="5"/>
          <table:table-cell table:style-name="ce201"/>
          <table:table-cell table:style-name="ce228" office:value-type="string">
            <text:p>B3, B2, B1</text:p>
          </table:table-cell>
          <table:table-cell table:style-name="ce254" table:number-columns-repeated="2"/>
          <table:table-cell table:style-name="ce282"/>
          <table:table-cell table:style-name="ce228" office:value-type="string">
            <text:p>B3, B2, B1</text:p>
          </table:table-cell>
          <table:table-cell table:style-name="ce329"/>
          <table:table-cell table:style-name="ce254" table:number-columns-repeated="2"/>
          <table:table-cell table:style-name="ce377"/>
          <table:table-cell table:style-name="ce24" office:value-type="string">
            <text:p>B04*3, B03*3, B02*3</text:p>
          </table:table-cell>
          <table:table-cell table:style-name="ce413" table:number-columns-repeated="3"/>
          <table:table-cell table:style-name="ce445"/>
          <table:table-cell table:style-name="ce469" office:value-type="string">
            <text:p>(B08+B09+B10)*1, B06*3, (B04+B05)*1.5</text:p>
          </table:table-cell>
          <table:table-cell table:style-name="ce492" table:number-columns-repeated="7"/>
          <table:table-cell table:style-name="ce595"/>
          <table:table-cell table:style-name="ce618" office:value-type="string">
            <text:p><text:a xlink:href="https://en.wikipedia.org/wiki/Sentinel-2">https://en.wikipedia.org/wiki/Sentinel-2</text:a> </text:p>
          </table:table-cell>
          <table:table-cell table:style-name="ce629" office:value-type="string">
            <text:p>-</text:p>
          </table:table-cell>
          <table:table-cell table:style-name="ce89" table:number-columns-repeated="984"/>
          <table:table-cell table:style-name="ce643" table:number-columns-repeated="5"/>
        </table:table-row>
        <table:table-row table:style-name="ro3">
          <table:table-cell table:style-name="ce25" office:value-type="string">
            <text:p>NAT.ENH.(MARKUSE)</text:p>
          </table:table-cell>
          <table:table-cell table:style-name="ce54"/>
          <table:table-cell table:style-name="ce86"/>
          <table:table-cell table:style-name="ce54" office:value-type="string">
            <text:p>B04*2+B05*.2,B03*2+B08*.4,B02*4</text:p>
          </table:table-cell>
          <table:table-cell table:style-name="ce54" table:number-columns-repeated="5"/>
          <table:table-cell table:style-name="ce202"/>
          <table:table-cell table:style-name="ce229"/>
          <table:table-cell table:style-name="ce255" table:number-columns-repeated="2"/>
          <table:table-cell table:style-name="ce283"/>
          <table:table-cell table:style-name="ce301" office:value-type="string">
            <text:p>=SkyMap50 <text:span text:style-name="T2">(</text:span>B,G,R,NIR<text:span text:style-name="T2">)</text:span></text:p>
          </table:table-cell>
          <table:table-cell table:style-name="ce330"/>
          <table:table-cell table:style-name="ce255" table:number-columns-repeated="2"/>
          <table:table-cell table:style-name="ce378"/>
          <table:table-cell table:style-name="ce229" office:value-type="string">
            <text:p>B04*3,B03*2+B05*.5,B02*3</text:p>
          </table:table-cell>
          <table:table-cell table:style-name="ce255" table:number-columns-repeated="3"/>
          <table:table-cell table:style-name="ce283"/>
          <table:table-cell table:style-name="ce470" office:value-type="string">
            <text:p>(B08+B09+B10)*1+B11*.3, B06*2+(B16+B18)*.5, (B04+B05)*1.5</text:p>
          </table:table-cell>
          <table:table-cell table:style-name="ce493" table:number-columns-repeated="7"/>
          <table:table-cell table:style-name="ce596"/>
          <table:table-cell table:style-name="ce618" office:value-type="string">
            <text:p><text:a xlink:href="https://sentinel.esa.int/web/sentinel/technical-guides/sentinel-2-msi/msi-instrument">https://sentinel.esa.int/web/sentinel/technical-guides/sentinel-2-msi/msi-instrument</text:a></text:p>
          </table:table-cell>
          <table:table-cell table:style-name="ce629" office:value-type="string">
            <text:p>-</text:p>
          </table:table-cell>
          <table:table-cell table:style-name="ce89" table:number-columns-repeated="984"/>
          <table:table-cell table:style-name="ce643" table:number-columns-repeated="5"/>
        </table:table-row>
        <table:table-row table:style-name="ro3">
          <table:table-cell table:style-name="ce26" office:value-type="string">
            <text:p>FALSE NIR (RED VEG)</text:p>
          </table:table-cell>
          <table:table-cell table:style-name="ce55"/>
          <table:table-cell table:style-name="ce87"/>
          <table:table-cell table:style-name="ce55" office:value-type="string">
            <text:p>B08*2,B04*3,B03*3</text:p>
          </table:table-cell>
          <table:table-cell table:style-name="ce55" table:number-columns-repeated="5"/>
          <table:table-cell table:style-name="ce203"/>
          <table:table-cell table:style-name="ce230" office:value-type="string">
            <text:p>B4, B3, B2</text:p>
          </table:table-cell>
          <table:table-cell table:style-name="ce256" table:number-columns-repeated="2"/>
          <table:table-cell table:style-name="ce284"/>
          <table:table-cell table:style-name="ce230" office:value-type="string">
            <text:p>B4, B3, B2</text:p>
          </table:table-cell>
          <table:table-cell table:style-name="ce331"/>
          <table:table-cell table:style-name="ce256" table:number-columns-repeated="2"/>
          <table:table-cell table:style-name="ce379"/>
          <table:table-cell table:style-name="ce26" office:value-type="string">
            <text:p>B05*2,B04*3,B03*3</text:p>
          </table:table-cell>
          <table:table-cell table:style-name="ce256" table:number-columns-repeated="3"/>
          <table:table-cell table:style-name="ce284"/>
          <table:table-cell table:style-name="ce471" office:value-type="string">
            <text:p>B17*2, (B08+B09+B10)*1, (B04+B05)*1.5</text:p>
          </table:table-cell>
          <table:table-cell table:style-name="ce494" table:number-columns-repeated="7"/>
          <table:table-cell table:style-name="ce597"/>
          <table:table-cell table:style-name="ce618" office:value-type="string">
            <text:p><text:a xlink:href="https://www.sentinel-hub.com/develop/documentation/eo_products/Sentinel2EOproducts">https://www.sentinel-hub.com/develop/documentation/eo_products/Sentinel2EOproducts</text:a></text:p>
          </table:table-cell>
          <table:table-cell table:style-name="ce629" office:value-type="string">
            <text:p>-</text:p>
          </table:table-cell>
          <table:table-cell table:style-name="ce89" table:number-columns-repeated="984"/>
          <table:table-cell table:style-name="ce643" table:number-columns-repeated="5"/>
        </table:table-row>
        <table:table-row table:style-name="ro3">
          <table:table-cell table:style-name="ce25" office:value-type="string">
            <text:p>FALSE SWIR (URBAN)</text:p>
          </table:table-cell>
          <table:table-cell table:style-name="ce54"/>
          <table:table-cell table:style-name="ce86"/>
          <table:table-cell table:style-name="ce54" office:value-type="string">
            <text:p>B12*2,B11*3,B04*3</text:p>
          </table:table-cell>
          <table:table-cell table:style-name="ce54" table:number-columns-repeated="5"/>
          <table:table-cell table:style-name="ce202"/>
          <table:table-cell table:style-name="ce229"/>
          <table:table-cell table:style-name="ce255" table:number-columns-repeated="2"/>
          <table:table-cell table:style-name="ce283"/>
          <table:table-cell table:style-name="ce301"/>
          <table:table-cell table:style-name="ce330"/>
          <table:table-cell table:style-name="ce255" table:number-columns-repeated="2"/>
          <table:table-cell table:style-name="ce378"/>
          <table:table-cell table:style-name="ce229" office:value-type="string">
            <text:p>B07*2,B06*3,B04*3</text:p>
          </table:table-cell>
          <table:table-cell table:style-name="ce255" table:number-columns-repeated="3"/>
          <table:table-cell table:style-name="ce283"/>
          <table:table-cell table:style-name="ce470"/>
          <table:table-cell table:style-name="ce493" table:number-columns-repeated="7"/>
          <table:table-cell table:style-name="ce596"/>
          <table:table-cell table:style-name="ce618" office:value-type="string">
            <text:p><text:a xlink:href="https://sentinel.esa.int/web/sentinel/user-guides/sentinel-3-olci/resolutions/radiometric">https://sentinel.esa.int/web/sentinel/user-guides/sentinel-3-olci/resolutions/radiometric</text:a></text:p>
          </table:table-cell>
          <table:table-cell table:style-name="ce629" office:value-type="string">
            <text:p>-</text:p>
          </table:table-cell>
          <table:table-cell table:style-name="ce89" table:number-columns-repeated="984"/>
          <table:table-cell table:style-name="ce643" table:number-columns-repeated="5"/>
        </table:table-row>
        <table:table-row table:style-name="ro3">
          <table:table-cell table:style-name="ce26" office:value-type="string">
            <text:p>F.SWIR-NIR (SWIR)</text:p>
          </table:table-cell>
          <table:table-cell table:style-name="ce55"/>
          <table:table-cell table:style-name="ce87"/>
          <table:table-cell table:style-name="ce55" office:value-type="string">
            <text:p>B12*3,B8A*3,B04*3</text:p>
          </table:table-cell>
          <table:table-cell table:style-name="ce55" table:number-columns-repeated="5"/>
          <table:table-cell table:style-name="ce203"/>
          <table:table-cell table:style-name="ce230"/>
          <table:table-cell table:style-name="ce256" table:number-columns-repeated="2"/>
          <table:table-cell table:style-name="ce284"/>
          <table:table-cell table:style-name="ce302"/>
          <table:table-cell table:style-name="ce331"/>
          <table:table-cell table:style-name="ce256" table:number-columns-repeated="2"/>
          <table:table-cell table:style-name="ce379"/>
          <table:table-cell table:style-name="ce229" office:value-type="string">
            <text:p>B07*3,B05*3,B04*3</text:p>
          </table:table-cell>
          <table:table-cell table:style-name="ce256" table:number-columns-repeated="3"/>
          <table:table-cell table:style-name="ce284"/>
          <table:table-cell table:style-name="ce471"/>
          <table:table-cell table:style-name="ce494" table:number-columns-repeated="7"/>
          <table:table-cell table:style-name="ce597"/>
          <table:table-cell table:style-name="ce618" office:value-type="string">
            <text:p>*L8:The along-track spectral band separation leads to an approximately 0.96-second time delay between the leading and trailing bands. </text:p>
          </table:table-cell>
          <table:table-cell table:style-name="ce629" office:value-type="string">
            <text:p>-</text:p>
          </table:table-cell>
          <table:table-cell table:style-name="ce89" table:number-columns-repeated="984"/>
          <table:table-cell table:style-name="ce643" table:number-columns-repeated="5"/>
        </table:table-row>
        <table:table-row table:style-name="ro3">
          <table:table-cell table:style-name="ce25" office:value-type="string">
            <text:p>FALSE COL.GEOLOGY</text:p>
          </table:table-cell>
          <table:table-cell table:style-name="ce54"/>
          <table:table-cell table:style-name="ce86"/>
          <table:table-cell table:style-name="ce54" office:value-type="string">
            <text:p>B12*3,B04*3,B02*3</text:p>
          </table:table-cell>
          <table:table-cell table:style-name="ce54" table:number-columns-repeated="5"/>
          <table:table-cell table:style-name="ce202"/>
          <table:table-cell table:style-name="ce229"/>
          <table:table-cell table:style-name="ce255" table:number-columns-repeated="2"/>
          <table:table-cell table:style-name="ce283"/>
          <table:table-cell table:style-name="ce301"/>
          <table:table-cell table:style-name="ce330"/>
          <table:table-cell table:style-name="ce255" table:number-columns-repeated="2"/>
          <table:table-cell table:style-name="ce378"/>
          <table:table-cell table:style-name="ce229" office:value-type="string">
            <text:p>B07*3,B04*3,B02*3</text:p>
          </table:table-cell>
          <table:table-cell table:style-name="ce255" table:number-columns-repeated="3"/>
          <table:table-cell table:style-name="ce283"/>
          <table:table-cell table:style-name="ce470"/>
          <table:table-cell table:style-name="ce493" table:number-columns-repeated="7"/>
          <table:table-cell table:style-name="ce596"/>
          <table:table-cell table:style-name="ce618" office:value-type="string">
            <text:p>This time delay creates a small but significant terrain parallax effect </text:p>
          </table:table-cell>
          <table:table-cell table:style-name="ce629" office:value-type="string">
            <text:p>-</text:p>
          </table:table-cell>
          <table:table-cell table:style-name="ce89" table:number-columns-repeated="984"/>
          <table:table-cell table:style-name="ce643" table:number-columns-repeated="5"/>
        </table:table-row>
        <table:table-row table:style-name="ro3">
          <table:table-cell table:style-name="ce26" office:value-type="string">
            <text:p>BATHYMETRIC</text:p>
          </table:table-cell>
          <table:table-cell table:style-name="ce55"/>
          <table:table-cell table:style-name="ce87"/>
          <table:table-cell table:style-name="ce55" office:value-type="string">
            <text:p>B04*3,B03*3,B01*3</text:p>
          </table:table-cell>
          <table:table-cell table:style-name="ce55" table:number-columns-repeated="5"/>
          <table:table-cell table:style-name="ce203"/>
          <table:table-cell table:style-name="ce230"/>
          <table:table-cell table:style-name="ce256" table:number-columns-repeated="2"/>
          <table:table-cell table:style-name="ce284"/>
          <table:table-cell table:style-name="ce302"/>
          <table:table-cell table:style-name="ce331"/>
          <table:table-cell table:style-name="ce256" table:number-columns-repeated="2"/>
          <table:table-cell table:style-name="ce379"/>
          <table:table-cell table:style-name="ce230" office:value-type="string">
            <text:p>B04*3,B03*3,B01*3</text:p>
          </table:table-cell>
          <table:table-cell table:style-name="ce256" table:number-columns-repeated="3"/>
          <table:table-cell table:style-name="ce284"/>
          <table:table-cell table:style-name="ce469" office:value-type="string">
            <text:p>(B08+B09+B10)*1, B06*3, (B02+B03)*1.5</text:p>
          </table:table-cell>
          <table:table-cell table:style-name="ce494" table:number-columns-repeated="7"/>
          <table:table-cell table:style-name="ce597"/>
          <table:table-cell table:style-name="ce618" office:value-type="string">
            <text:p><text:a xlink:href="https://earth.esa.int/web/eoportal/satellite-missions/content/-/article/landsat-8-ldcm">https://earth.esa.int/web/eoportal/satellite-missions/content/-/article/landsat-8-ldcm</text:a></text:p>
          </table:table-cell>
          <table:table-cell table:style-name="ce629" office:value-type="string">
            <text:p>-</text:p>
          </table:table-cell>
          <table:table-cell table:style-name="ce89" table:number-columns-repeated="984"/>
          <table:table-cell table:style-name="ce643" table:number-columns-repeated="5"/>
        </table:table-row>
        <table:table-row table:style-name="ro3">
          <table:table-cell table:style-name="ce25" office:value-type="string">
            <text:p>AGRICULTURE</text:p>
          </table:table-cell>
          <table:table-cell table:style-name="ce54"/>
          <table:table-cell table:style-name="ce86"/>
          <table:table-cell table:style-name="ce54" office:value-type="string">
            <text:p>B11*3,B08*3,B02*3</text:p>
          </table:table-cell>
          <table:table-cell table:style-name="ce54" table:number-columns-repeated="5"/>
          <table:table-cell table:style-name="ce202"/>
          <table:table-cell table:style-name="ce229"/>
          <table:table-cell table:style-name="ce255" table:number-columns-repeated="2"/>
          <table:table-cell table:style-name="ce283"/>
          <table:table-cell table:style-name="ce301"/>
          <table:table-cell table:style-name="ce330"/>
          <table:table-cell table:style-name="ce255" table:number-columns-repeated="2"/>
          <table:table-cell table:style-name="ce378"/>
          <table:table-cell table:style-name="ce229" office:value-type="string">
            <text:p>B06*3,B05*3,B02*3</text:p>
          </table:table-cell>
          <table:table-cell table:style-name="ce255" table:number-columns-repeated="3"/>
          <table:table-cell table:style-name="ce283"/>
          <table:table-cell table:style-name="ce470"/>
          <table:table-cell table:style-name="ce493" table:number-columns-repeated="7"/>
          <table:table-cell table:style-name="ce596"/>
          <table:table-cell table:style-name="ce618" office:value-type="string">
            <text:p>http://www.cbers.inpe.br/sobre/cameras/cbers04a.php</text:p>
          </table:table-cell>
          <table:table-cell table:style-name="ce629" office:value-type="string">
            <text:p>-</text:p>
          </table:table-cell>
          <table:table-cell table:style-name="ce89" table:number-columns-repeated="984"/>
          <table:table-cell table:style-name="ce643" table:number-columns-repeated="5"/>
        </table:table-row>
        <table:table-row table:style-name="ro3">
          <table:table-cell table:style-name="ce27" office:value-type="string">
            <text:p>GEOLOGY ENHANCED</text:p>
          </table:table-cell>
          <table:table-cell table:style-name="ce56"/>
          <table:table-cell table:style-name="ce88"/>
          <table:table-cell table:style-name="ce56" office:value-type="string">
            <text:p>B12*1.5+B04*1,B05*1.5+B08*0.5,B02*2.8</text:p>
          </table:table-cell>
          <table:table-cell table:style-name="ce56" table:number-columns-repeated="5"/>
          <table:table-cell table:style-name="ce204"/>
          <table:table-cell table:style-name="ce231"/>
          <table:table-cell table:style-name="ce257" table:number-columns-repeated="2"/>
          <table:table-cell table:style-name="ce285"/>
          <table:table-cell table:style-name="ce303"/>
          <table:table-cell table:style-name="ce332"/>
          <table:table-cell table:style-name="ce257" table:number-columns-repeated="2"/>
          <table:table-cell table:style-name="ce380"/>
          <table:table-cell table:style-name="ce231" office:value-type="string">
            <text:p>B07*2,B04*1.5+B05*0.5,B02*2.8</text:p>
          </table:table-cell>
          <table:table-cell table:style-name="ce257" table:number-columns-repeated="3"/>
          <table:table-cell table:style-name="ce285"/>
          <table:table-cell table:style-name="ce472" office:value-type="string">
            <text:p>B20*.15+B08*1.7,B06*1.6+B17*.2,B04*2-B21*.1</text:p>
          </table:table-cell>
          <table:table-cell table:style-name="ce495" table:number-columns-repeated="7"/>
          <table:table-cell table:style-name="ce285"/>
          <table:table-cell table:style-name="ce619" office:value-type="string">
            <text:p>http://www2.dgi.inpe.br/catalogo/explore</text:p>
          </table:table-cell>
          <table:table-cell table:style-name="ce629" office:value-type="string">
            <text:p>-</text:p>
          </table:table-cell>
          <table:table-cell table:style-name="ce89" table:number-columns-repeated="984"/>
          <table:table-cell table:style-name="ce643" table:number-columns-repeated="5"/>
        </table:table-row>
        <table:table-row table:style-name="ro3">
          <table:table-cell table:style-name="ce28" table:number-columns-repeated="2"/>
          <table:table-cell table:style-name="ce89" table:number-columns-repeated="4"/>
          <table:table-cell table:style-name="ce161" table:number-columns-repeated="3"/>
          <table:table-cell table:style-name="ce205"/>
          <table:table-cell table:style-name="ce161" table:number-columns-repeated="3"/>
          <table:table-cell table:style-name="ce205"/>
          <table:table-cell table:style-name="ce161"/>
          <table:table-cell table:style-name="ce333"/>
          <table:table-cell table:style-name="ce161" table:number-columns-repeated="7"/>
          <table:table-cell table:style-name="ce205" table:number-columns-repeated="7"/>
          <table:table-cell table:style-name="ce573" table:number-columns-repeated="2"/>
          <table:table-cell table:style-name="ce598"/>
          <table:table-cell/>
          <table:table-cell table:style-name="ce630"/>
          <table:table-cell table:style-name="ce89" table:number-columns-repeated="984"/>
          <table:table-cell table:style-name="ce643" table:number-columns-repeated="5"/>
        </table:table-row>
        <table:table-row table:style-name="ro3">
          <table:table-cell table:style-name="ce28" table:number-columns-repeated="2"/>
          <table:table-cell table:style-name="ce90"/>
          <table:table-cell table:style-name="ce116" table:number-columns-repeated="3"/>
          <table:table-cell table:style-name="ce162" table:number-columns-repeated="3"/>
          <table:table-cell table:style-name="ce205"/>
          <table:table-cell table:style-name="ce232" table:number-columns-repeated="3"/>
          <table:table-cell table:style-name="ce205"/>
          <table:table-cell table:style-name="ce232"/>
          <table:table-cell table:style-name="ce334"/>
          <table:table-cell table:style-name="ce232" table:number-columns-repeated="7"/>
          <table:table-cell table:style-name="ce205"/>
          <table:table-cell table:style-name="ce473" table:number-columns-repeated="6"/>
          <table:table-cell table:style-name="ce574" table:number-columns-repeated="2"/>
          <table:table-cell table:style-name="ce599"/>
          <table:table-cell/>
          <table:table-cell table:style-name="ce631"/>
          <table:table-cell table:number-columns-repeated="989"/>
        </table:table-row>
        <table:table-row table:style-name="ro3">
          <table:table-cell table:style-name="ce28" office:value-type="string">
            <text:p>Sentinel-3-SLSTR</text:p>
          </table:table-cell>
          <table:table-cell table:style-name="ce28"/>
          <table:table-cell table:style-name="ce90"/>
          <table:table-cell table:style-name="ce116" table:number-columns-repeated="3"/>
          <table:table-cell table:style-name="ce162" table:number-columns-repeated="3"/>
          <table:table-cell table:style-name="ce205"/>
          <table:table-cell table:style-name="ce232" table:number-columns-repeated="3"/>
          <table:table-cell table:style-name="ce205"/>
          <table:table-cell table:style-name="ce232"/>
          <table:table-cell table:style-name="ce334"/>
          <table:table-cell table:style-name="ce232" table:number-columns-repeated="7"/>
          <table:table-cell table:style-name="ce205"/>
          <table:table-cell table:style-name="ce473" table:number-columns-repeated="6"/>
          <table:table-cell table:style-name="ce574" table:number-columns-repeated="2"/>
          <table:table-cell table:style-name="ce599"/>
          <table:table-cell/>
          <table:table-cell table:style-name="ce631"/>
          <table:table-cell table:number-columns-repeated="989"/>
        </table:table-row>
        <table:table-row table:style-name="ro3">
          <table:table-cell table:style-name="ce28" office:value-type="string">
            <text:p>return S3*1.4-S5*1.7,S2*1.5-S5*1,S1*1.6-S5*.5</text:p>
          </table:table-cell>
          <table:table-cell table:style-name="ce28" table:number-columns-repeated="2"/>
          <table:table-cell table:style-name="ce116" table:number-columns-repeated="6"/>
          <table:table-cell table:style-name="ce29"/>
          <table:table-cell table:style-name="ce90" table:number-columns-repeated="3"/>
          <table:table-cell table:style-name="ce29"/>
          <table:table-cell table:style-name="ce90"/>
          <table:table-cell/>
          <table:table-cell table:style-name="ce90" table:number-columns-repeated="7"/>
          <table:table-cell table:style-name="ce29"/>
          <table:table-cell table:style-name="ce474"/>
          <table:table-cell table:number-columns-repeated="10"/>
          <table:table-cell table:style-name="ce90" table:number-columns-repeated="984"/>
          <table:table-cell table:style-name="ce640" table:number-columns-repeated="5"/>
        </table:table-row>
        <table:table-row table:style-name="ro3">
          <table:table-cell table:style-name="ce28" table:number-columns-repeated="2"/>
          <table:table-cell table:style-name="ce90"/>
          <table:table-cell table:style-name="ce116" table:number-columns-repeated="6"/>
          <table:table-cell table:style-name="ce29"/>
          <table:table-cell table:style-name="ce90" table:number-columns-repeated="3"/>
          <table:table-cell table:style-name="ce29"/>
          <table:table-cell table:style-name="ce90"/>
          <table:table-cell/>
          <table:table-cell table:style-name="ce90" table:number-columns-repeated="7"/>
          <table:table-cell table:style-name="ce29"/>
          <table:table-cell table:style-name="ce474"/>
          <table:table-cell table:number-columns-repeated="999"/>
        </table:table-row>
        <table:table-row table:style-name="ro3" table:number-rows-repeated="2">
          <table:table-cell table:style-name="ce29"/>
          <table:table-cell table:style-name="ce28"/>
          <table:table-cell table:style-name="ce90"/>
          <table:table-cell table:style-name="ce116" table:number-columns-repeated="6"/>
          <table:table-cell table:style-name="ce29"/>
          <table:table-cell table:style-name="ce90" table:number-columns-repeated="3"/>
          <table:table-cell table:style-name="ce29"/>
          <table:table-cell table:style-name="ce90"/>
          <table:table-cell/>
          <table:table-cell table:style-name="ce90" table:number-columns-repeated="7"/>
          <table:table-cell table:style-name="ce29"/>
          <table:table-cell table:style-name="ce474"/>
          <table:table-cell table:number-columns-repeated="999"/>
        </table:table-row>
        <table:table-row table:style-name="ro3" table:number-rows-repeated="7">
          <table:table-cell table:style-name="ce28" table:number-columns-repeated="2"/>
          <table:table-cell table:style-name="ce90"/>
          <table:table-cell table:style-name="ce116" table:number-columns-repeated="6"/>
          <table:table-cell table:style-name="ce29"/>
          <table:table-cell table:style-name="ce90" table:number-columns-repeated="3"/>
          <table:table-cell table:style-name="ce29"/>
          <table:table-cell table:style-name="ce90"/>
          <table:table-cell/>
          <table:table-cell table:style-name="ce90" table:number-columns-repeated="7"/>
          <table:table-cell table:style-name="ce29"/>
          <table:table-cell table:style-name="ce474"/>
          <table:table-cell table:number-columns-repeated="999"/>
        </table:table-row>
        <table:table-row table:style-name="ro3" table:number-rows-repeated="1048453">
          <table:table-cell table:number-columns-repeated="1024"/>
        </table:table-row>
        <table:table-row table:style-name="ro7" table:number-rows-repeated="4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106" number:language="en" number:country="GB">
      <number:number number:decimal-places="1" number:min-integer-digits="1"/>
    </number:number-style>
    <number:number-style style:name="N8107" number:language="en" number:country="GB">
      <number:number number:decimal-places="4" number:min-integer-digits="1"/>
    </number:number-style>
    <number:number-style style:name="N8108" number:language="en" number:country="GB">
      <number:number number:decimal-places="4" number:min-integer-digits="0"/>
    </number:number-style>
    <number:number-style style:name="N8109" number:language="en" number:country="GB">
      <number:number number:decimal-places="1" number:min-integer-digits="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style:scale-to="87%" style:table-centering="both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14/09/2020</text:date>, <text:time>20:1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28M13S</meta:editing-duration>
    <meta:editing-cycles>138</meta:editing-cycles>
    <meta:generator>OpenOffice/4.1.6$Win32 OpenOffice.org_project/416m1$Build-9790</meta:generator>
    <dc:date>2020-09-14T20:13:50.43</dc:date>
    <dc:creator>sa jv</dc:creator>
    <meta:document-statistic meta:table-count="3" meta:cell-count="584" meta:object-count="0"/>
    <meta:user-defined meta:name="Info 1"/>
    <meta:user-defined meta:name="Info 2"/>
    <meta:user-defined meta:name="Info 3"/>
    <meta:user-defined meta:name="Info 4"/>
  </office:meta>
</office:document-meta>
</file>